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layout-cache" manifest:media-type="application/binary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94/content.xml" manifest:media-type="text/xml"/>
  <manifest:file-entry manifest:full-path="Object 94/styles.xml" manifest:media-type="text/xml"/>
  <manifest:file-entry manifest:full-path="Object 94/meta.xml" manifest:media-type="text/xml"/>
  <manifest:file-entry manifest:full-path="Object 94/" manifest:media-type="application/vnd.oasis.opendocument.chart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7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Droid Sans Fallback2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6.4826in" table:align="margins"/>
    </style:style>
    <style:style style:name="Таблица4.A" style:family="table-column">
      <style:table-column-properties style:column-width="0.6903in" style:rel-column-width="994*"/>
    </style:style>
    <style:style style:name="Таблица4.B" style:family="table-column">
      <style:table-column-properties style:column-width="5.3694in" style:rel-column-width="7732*"/>
    </style:style>
    <style:style style:name="Таблица4.C" style:family="table-column">
      <style:table-column-properties style:column-width="0.4229in" style:rel-column-width="609*"/>
    </style:style>
    <style:style style:name="Таблица4.1" style:family="table-row">
      <style:table-row-properties style:min-row-height="0.0757in"/>
    </style:style>
    <style:style style:name="Таблица4.A1" style:family="table-cell">
      <style:table-cell-properties fo:padding-left="0in" fo:padding-right="0in" fo:padding-top="0.0403in" fo:padding-bottom="0in" fo:border="none"/>
    </style:style>
    <style:style style:name="Таблица4.B1" style:family="table-cell">
      <style:table-cell-properties fo:background-color="transparent" fo:padding-left="0in" fo:padding-right="0in" fo:padding-top="0.0403in" fo:padding-bottom="0in" fo:border-left="none" fo:border-right="none" fo:border-top="none" fo:border-bottom="0.05pt solid #000000">
        <style:background-image/>
      </style:table-cell-properties>
    </style:style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2.6354in"/>
    </style:style>
    <style:style style:name="Таблица1.B" style:family="table-column">
      <style:table-column-properties style:column-width="1.4583in"/>
    </style:style>
    <style:style style:name="Таблица1.C" style:family="table-column">
      <style:table-column-properties style:column-width="2.6042in"/>
    </style:style>
    <style:style style:name="Таблица1.A1" style:family="table-cell">
      <style:table-cell-properties fo:padding="0.0382in" fo:border="none"/>
    </style:style>
    <style:style style:name="Table1" style:family="table">
      <style:table-properties style:width="2.559in" table:align="margins"/>
    </style:style>
    <style:style style:name="Table1.A" style:family="table-column">
      <style:table-column-properties style:column-width="2.559in" style:rel-column-width="65535*"/>
    </style:style>
    <style:style style:name="Table1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6.4924in" fo:margin-left="-0.0097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5625in"/>
    </style:style>
    <style:style style:name="Table3.F" style:family="table-column">
      <style:table-column-properties style:column-width="1.5in"/>
    </style:style>
    <style:style style:name="Table3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in" fo:margin-left="0in" table:align="left"/>
    </style:style>
    <style:style style:name="Table4.A" style:family="table-column">
      <style:table-column-properties style:column-width="1.2965in"/>
    </style:style>
    <style:style style:name="Table4.E" style:family="table-column">
      <style:table-column-properties style:column-width="1.3139in"/>
    </style:style>
    <style:style style:name="Table4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2917in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4826in" table:align="margins"/>
    </style:style>
    <style:style style:name="Таблица2.A" style:family="table-column">
      <style:table-column-properties style:column-width="1.2597in" style:rel-column-width="12734*"/>
    </style:style>
    <style:style style:name="Таблица2.B" style:family="table-column">
      <style:table-column-properties style:column-width="0.7097in" style:rel-column-width="7174*"/>
    </style:style>
    <style:style style:name="Таблица2.C" style:family="table-column">
      <style:table-column-properties style:column-width="0.5875in" style:rel-column-width="5939*"/>
    </style:style>
    <style:style style:name="Таблица2.D" style:family="table-column">
      <style:table-column-properties style:column-width="0.634in" style:rel-column-width="6409*"/>
    </style:style>
    <style:style style:name="Таблица2.E" style:family="table-column">
      <style:table-column-properties style:column-width="0.625in" style:rel-column-width="6318*"/>
    </style:style>
    <style:style style:name="Таблица2.F" style:family="table-column">
      <style:table-column-properties style:column-width="0.9472in" style:rel-column-width="9575*"/>
    </style:style>
    <style:style style:name="Таблица2.G" style:family="table-column">
      <style:table-column-properties style:column-width="1.7201in" style:rel-column-width="17386*"/>
    </style:style>
    <style:style style:name="Таблица2.1" style:family="table-row">
      <style:table-row-properties style:min-row-height="0.236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G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4826in" table:align="margins"/>
    </style:style>
    <style:style style:name="Таблица3.A" style:family="table-column">
      <style:table-column-properties style:column-width="3.241in" style:rel-column-width="32767*"/>
    </style:style>
    <style:style style:name="Таблица3.B" style:family="table-column">
      <style:table-column-properties style:column-width="3.2417in" style:rel-column-width="32768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4826in" table:align="margins"/>
    </style:style>
    <style:style style:name="Таблица5.A" style:family="table-column">
      <style:table-column-properties style:column-width="3.241in" style:rel-column-width="32767*"/>
    </style:style>
    <style:style style:name="Таблица5.B" style:family="table-column">
      <style:table-column-properties style:column-width="3.2417in" style:rel-column-width="32768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e481c" officeooo:paragraph-rsid="0040eed5" style:font-size-asian="14pt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40eed5" style:font-size-asian="14pt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40eed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4ffa2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4fc2f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0eed5" officeooo:paragraph-rsid="0040eed5" style:font-size-asian="14pt" style:font-weight-asian="bold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officeooo:rsid="004fc2f9" officeooo:paragraph-rsid="004fc2f9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40eed5" style:font-size-asian="18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40eed5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paragraph-rsid="0040eed5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7eb16" officeooo:paragraph-rsid="0040eed5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863a5" officeooo:paragraph-rsid="0040eed5" style:font-size-asian="14pt" style:font-weight-asian="bold" style:font-size-complex="14pt"/>
    </style:style>
    <style:style style:name="P14" style:family="paragraph" style:parent-style-name="Standard">
      <style:paragraph-properties fo:text-align="end" style:justify-single-word="false"/>
      <style:text-properties fo:font-size="16pt" officeooo:paragraph-rsid="0040eed5" style:font-size-asian="16pt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officeooo:paragraph-rsid="0040eed5" style:font-size-asian="16pt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officeooo:rsid="0007eb16" officeooo:paragraph-rsid="0040eed5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19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4pt" officeooo:rsid="001fb02e" officeooo:paragraph-rsid="001fb02e" style:font-size-asian="14pt" style:font-size-complex="14pt"/>
    </style:style>
    <style:style style:name="P20" style:family="paragraph" style:parent-style-name="Standard">
      <style:paragraph-properties fo:margin-left="3.6252in" fo:margin-right="0in" fo:text-indent="0in" style:auto-text-indent="false"/>
      <style:text-properties fo:font-size="16pt" officeooo:paragraph-rsid="0040eed5" style:font-size-asian="16pt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en" fo:country="US" style:text-underline-style="none" fo:font-weight="bold" officeooo:rsid="005405c9" officeooo:paragraph-rsid="005405c9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Times New Roman1"/>
    </style:style>
    <style:style style:name="P23" style:family="paragraph" style:parent-style-name="Standard" style:list-style-name="L137">
      <style:paragraph-properties fo:line-height="150%" fo:text-align="start" style:justify-single-word="false"/>
      <style:text-properties officeooo:paragraph-rsid="00707ab6"/>
    </style:style>
    <style:style style:name="P24" style:family="paragraph" style:parent-style-name="Standard" style:master-page-name="">
      <style:paragraph-properties fo:margin-left="0in" fo:margin-right="0in" fo:line-height="150%" fo:text-align="justify" style:justify-single-word="false" fo:text-indent="0.5in" style:auto-text-indent="false" style:page-number="auto"/>
      <style:text-properties style:font-name="Times New Roman1" officeooo:paragraph-rsid="00703a60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1" officeooo:paragraph-rsid="006915fa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1" officeooo:paragraph-rsid="00703a60"/>
    </style:style>
    <style:style style:name="P27" style:family="paragraph" style:parent-style-name="Standard">
      <style:paragraph-properties fo:margin-left="0in" fo:margin-right="0in" fo:line-height="150%" fo:text-indent="0.5in" style:auto-text-indent="false"/>
      <style:text-properties officeooo:paragraph-rsid="00707ab6"/>
    </style:style>
    <style:style style:name="P28" style:family="paragraph" style:parent-style-name="Standard" style:master-page-name="">
      <style:paragraph-properties fo:margin-left="0in" fo:margin-right="0in" fo:line-height="150%" fo:text-align="justify" style:justify-single-word="false" fo:text-indent="0.5in" style:auto-text-indent="false" style:page-number="auto"/>
      <style:text-properties style:font-name="Times New Roman1" officeooo:paragraph-rsid="006915fa"/>
    </style:style>
    <style:style style:name="P29" style:family="paragraph" style:parent-style-name="Standard" style:master-page-name="">
      <style:paragraph-properties fo:margin-left="0in" fo:margin-right="0in" fo:line-height="150%" fo:text-indent="0.5in" style:auto-text-indent="false" style:page-number="auto"/>
      <style:text-properties officeooo:paragraph-rsid="00707ab6"/>
    </style:style>
    <style:style style:name="P30" style:family="paragraph" style:parent-style-name="Text_20_body" style:list-style-name="L136">
      <style:text-properties style:text-position="0% 100%" style:font-name="Times New Roman1" officeooo:rsid="00611f29" officeooo:paragraph-rsid="00611f29"/>
    </style:style>
    <style:style style:name="P31" style:family="paragraph" style:parent-style-name="Text_20_body" style:list-style-name="L136">
      <style:text-properties style:text-position="0% 100%" style:font-name="Times New Roman1" officeooo:rsid="00628a78" officeooo:paragraph-rsid="00628a78"/>
    </style:style>
    <style:style style:name="P32" style:family="paragraph" style:parent-style-name="Text_20_body" style:list-style-name="L136">
      <style:text-properties style:text-position="0% 100%" style:font-name="Times New Roman1" officeooo:rsid="0063a7e2" officeooo:paragraph-rsid="0063a7e2"/>
    </style:style>
    <style:style style:name="P33" style:family="paragraph" style:parent-style-name="Text_20_body">
      <style:text-properties style:text-position="0% 100%" style:font-name="Times New Roman1" officeooo:rsid="0063a7e2" officeooo:paragraph-rsid="0063a7e2"/>
    </style:style>
    <style:style style:name="P34" style:family="paragraph" style:parent-style-name="Text_20_body">
      <style:text-properties fo:color="#000000" style:font-name="Times New Roman1" officeooo:rsid="002172e0" officeooo:paragraph-rsid="002172e0" fo:background-color="#ffffff"/>
    </style:style>
    <style:style style:name="P35" style:family="paragraph" style:parent-style-name="Text_20_body">
      <style:text-properties fo:color="#000000" style:text-position="sub 58%" style:font-name="Times New Roman1" officeooo:rsid="002172e0" officeooo:paragraph-rsid="002172e0" fo:background-color="#ffffff"/>
    </style:style>
    <style:style style:name="P36" style:family="paragraph" style:parent-style-name="Text_20_body">
      <style:text-properties fo:color="#000000" style:text-position="0% 100%" style:font-name="Times New Roman1" officeooo:rsid="0022f989" officeooo:paragraph-rsid="002172e0" fo:background-color="#ffffff"/>
    </style:style>
    <style:style style:name="P37" style:family="paragraph" style:parent-style-name="Text_20_body">
      <style:text-properties style:font-name="Times New Roman1"/>
    </style:style>
    <style:style style:name="P38" style:family="paragraph" style:parent-style-name="Text_20_body">
      <style:paragraph-properties fo:text-align="end" style:justify-single-word="false"/>
      <style:text-properties style:font-name="Times New Roman1" officeooo:rsid="0068937c" officeooo:paragraph-rsid="0068937c"/>
    </style:style>
    <style:style style:name="P39" style:family="paragraph" style:parent-style-name="Text_20_body">
      <style:paragraph-properties fo:line-height="100%" fo:text-align="end" style:justify-single-word="false"/>
      <style:text-properties style:font-name="Times New Roman1" officeooo:rsid="0068937c" officeooo:paragraph-rsid="0068937c"/>
    </style:style>
    <style:style style:name="P40" style:family="paragraph" style:parent-style-name="Text_20_body">
      <style:text-properties style:font-name="Times New Roman1" officeooo:rsid="002172e0" officeooo:paragraph-rsid="002172e0"/>
    </style:style>
    <style:style style:name="P41" style:family="paragraph" style:parent-style-name="Text_20_body">
      <style:text-properties style:font-name="Times New Roman1" officeooo:rsid="0028b5e9" officeooo:paragraph-rsid="0028b5e9"/>
    </style:style>
    <style:style style:name="P42" style:family="paragraph" style:parent-style-name="Text_20_body">
      <style:text-properties style:font-name="Times New Roman1" officeooo:rsid="003624b3" officeooo:paragraph-rsid="003624b3"/>
    </style:style>
    <style:style style:name="P43" style:family="paragraph" style:parent-style-name="Text_20_body">
      <style:text-properties style:font-name="Times New Roman1" officeooo:rsid="0037ccdd" officeooo:paragraph-rsid="0037ccdd"/>
    </style:style>
    <style:style style:name="P44" style:family="paragraph" style:parent-style-name="Text_20_body">
      <style:text-properties style:font-name="Times New Roman1" officeooo:rsid="003842d4" officeooo:paragraph-rsid="003842d4"/>
    </style:style>
    <style:style style:name="P45" style:family="paragraph" style:parent-style-name="Text_20_body">
      <style:text-properties style:font-name="Times New Roman1" officeooo:rsid="00388736" officeooo:paragraph-rsid="00388736"/>
    </style:style>
    <style:style style:name="P46" style:family="paragraph" style:parent-style-name="Text_20_body">
      <style:text-properties style:font-name="Times New Roman1" officeooo:rsid="0039424d" officeooo:paragraph-rsid="0039424d"/>
    </style:style>
    <style:style style:name="P47" style:family="paragraph" style:parent-style-name="Text_20_body">
      <style:text-properties style:font-name="Times New Roman1" fo:language="en" fo:country="US" officeooo:rsid="0045dbd6" officeooo:paragraph-rsid="0045dbd6"/>
    </style:style>
    <style:style style:name="P48" style:family="paragraph" style:parent-style-name="Text_20_body">
      <style:text-properties style:font-name="Times New Roman1" fo:language="ru" fo:country="RU" officeooo:rsid="0045dbd6" officeooo:paragraph-rsid="0045dbd6"/>
    </style:style>
    <style:style style:name="P49" style:family="paragraph" style:parent-style-name="Text_20_body">
      <style:text-properties style:font-name="Times New Roman1" officeooo:rsid="0053c4e5" officeooo:paragraph-rsid="0053c4e5"/>
    </style:style>
    <style:style style:name="P50" style:family="paragraph" style:parent-style-name="Text_20_body">
      <style:text-properties style:font-name="Times New Roman1" officeooo:paragraph-rsid="005a318a"/>
    </style:style>
    <style:style style:name="P51" style:family="paragraph" style:parent-style-name="Text_20_body">
      <style:text-properties style:font-name="Times New Roman1" officeooo:rsid="005e8beb" officeooo:paragraph-rsid="005e8beb"/>
    </style:style>
    <style:style style:name="P52" style:family="paragraph" style:parent-style-name="Text_20_body" style:list-style-name="L136">
      <style:text-properties style:font-name="Times New Roman1" officeooo:rsid="00611f29" officeooo:paragraph-rsid="00611f29"/>
    </style:style>
    <style:style style:name="P53" style:family="paragraph" style:parent-style-name="Text_20_body">
      <style:paragraph-properties fo:line-height="150%"/>
      <style:text-properties style:font-name="Times New Roman1" officeooo:paragraph-rsid="005bf4b5"/>
    </style:style>
    <style:style style:name="P54" style:family="paragraph" style:parent-style-name="Text_20_body" style:list-style-name="L134">
      <style:paragraph-properties fo:margin-top="0in" fo:margin-bottom="0.0972in" style:contextual-spacing="false" fo:line-height="120%" fo:text-align="justify" style:justify-single-word="false"/>
      <style:text-properties fo:color="#000000" style:font-name="Times New Roman1" officeooo:paragraph-rsid="001fb02e" fo:background-color="#ffffff"/>
    </style:style>
    <style:style style:name="P55" style:family="paragraph" style:parent-style-name="Text_20_body" style:list-style-name="L134" style:master-page-name="">
      <style:paragraph-properties fo:margin-top="0in" fo:margin-bottom="0.0972in" style:contextual-spacing="false" fo:line-height="120%" fo:text-align="justify" style:justify-single-word="false" style:page-number="auto"/>
      <style:text-properties fo:color="#000000" style:font-name="Times New Roman1" officeooo:paragraph-rsid="001fb02e" fo:background-color="#ffffff"/>
    </style:style>
    <style:style style:name="P56" style:family="paragraph" style:parent-style-name="Text_20_body" style:list-style-name="L135">
      <style:paragraph-properties fo:margin-top="0in" fo:margin-bottom="0in" style:contextual-spacing="false" fo:text-align="justify" style:justify-single-word="false"/>
      <style:text-properties fo:color="#000000" style:font-name="Times New Roman1" fo:background-color="#ffffff"/>
    </style:style>
    <style:style style:name="P57" style:family="paragraph" style:parent-style-name="Text_20_body" style:list-style-name="L135">
      <style:paragraph-properties fo:margin-top="0in" fo:margin-bottom="0in" style:contextual-spacing="false" fo:text-align="justify" style:justify-single-word="false"/>
      <style:text-properties fo:color="#000000" style:font-name="Times New Roman1" officeooo:paragraph-rsid="001fb02e" fo:background-color="#ffffff"/>
    </style:style>
    <style:style style:name="P58" style:family="paragraph" style:parent-style-name="Text_20_body">
      <style:paragraph-properties fo:break-before="page"/>
      <style:text-properties style:font-name="Times New Roman1" fo:language="ru" fo:country="RU" officeooo:rsid="0045dbd6" officeooo:paragraph-rsid="0045dbd6"/>
    </style:style>
    <style:style style:name="P59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25in" style:auto-text-indent="false" style:page-number="auto"/>
      <style:text-properties fo:color="#000000" style:font-name="Times New Roman1" fo:background-color="#ffffff"/>
    </style:style>
    <style:style style:name="P60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25in" style:auto-text-indent="false" style:page-number="auto"/>
      <style:text-properties fo:color="#000000" style:font-name="Times New Roman1" fo:background-color="#ffffff"/>
    </style:style>
    <style:style style:name="P61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25in" style:auto-text-indent="false" style:page-number="auto"/>
      <style:text-properties fo:color="#000000" style:font-name="Times New Roman1" officeooo:paragraph-rsid="001fb02e" fo:background-color="#ffffff"/>
    </style:style>
    <style:style style:name="P62" style:family="paragraph" style:parent-style-name="Text_20_body" style:master-page-name="">
      <style:paragraph-properties fo:margin-left="0.1866in" fo:margin-right="0in" fo:margin-top="0in" fo:margin-bottom="0.0972in" style:contextual-spacing="false" fo:line-height="120%" fo:text-indent="0in" style:auto-text-indent="false" style:page-number="auto"/>
      <style:text-properties style:font-name="Times New Roman1" officeooo:rsid="002a2272" officeooo:paragraph-rsid="002a2272"/>
    </style:style>
    <style:style style:name="P63" style:family="paragraph" style:parent-style-name="Text_20_body">
      <style:paragraph-properties fo:margin-left="0.1866in" fo:margin-right="0in" fo:margin-top="0in" fo:margin-bottom="0.0972in" style:contextual-spacing="false" fo:line-height="150%" fo:text-indent="0in" style:auto-text-indent="false"/>
      <style:text-properties style:font-name="Times New Roman1" officeooo:rsid="002b2f3e" officeooo:paragraph-rsid="002b2f3e"/>
    </style:style>
    <style:style style:name="P64" style:family="paragraph" style:parent-style-name="Text_20_body">
      <style:paragraph-properties fo:margin-left="0.1866in" fo:margin-right="0in" fo:margin-top="0in" fo:margin-bottom="0.0972in" style:contextual-spacing="false" fo:line-height="120%" fo:text-indent="0in" style:auto-text-indent="false"/>
      <style:text-properties style:font-name="Times New Roman1" officeooo:rsid="002a2272" officeooo:paragraph-rsid="002a2272"/>
    </style:style>
    <style:style style:name="P65" style:family="paragraph" style:parent-style-name="Text_20_body" style:master-page-name="">
      <style:paragraph-properties fo:margin-left="0.1866in" fo:margin-right="0in" fo:margin-top="0in" fo:margin-bottom="0.0972in" style:contextual-spacing="false" fo:line-height="150%" fo:text-indent="0in" style:auto-text-indent="false" style:page-number="auto"/>
      <style:text-properties style:font-name="Times New Roman1" officeooo:rsid="002a2272" officeooo:paragraph-rsid="002a2272"/>
    </style:style>
    <style:style style:name="P66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5902in" style:auto-text-indent="false" style:page-number="auto"/>
      <style:text-properties style:font-name="Times New Roman1" officeooo:rsid="00611d84" officeooo:paragraph-rsid="00611d84"/>
    </style:style>
    <style:style style:name="P67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/>
      <style:text-properties style:font-name="Times New Roman1" officeooo:paragraph-rsid="00707ab6" fo:background-color="#ffffff"/>
    </style:style>
    <style:style style:name="P68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/>
      <style:text-properties style:font-name="Times New Roman1" fo:font-weight="normal" officeooo:paragraph-rsid="005a318a" fo:background-color="#ffffff" style:font-weight-asian="normal" style:font-weight-complex="normal"/>
    </style:style>
    <style:style style:name="P69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/>
      <style:text-properties officeooo:paragraph-rsid="0055e276"/>
    </style:style>
    <style:style style:name="P70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indent="0.5in" style:auto-text-indent="false" style:page-number="auto"/>
      <style:text-properties style:font-name="Times New Roman1" fo:font-weight="bold" officeooo:rsid="005e8beb" officeooo:paragraph-rsid="005e8beb" style:font-weight-asian="bold" style:font-weight-complex="bold"/>
    </style:style>
    <style:style style:name="P71" style:family="paragraph" style:parent-style-name="Text_20_body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Times New Roman1" officeooo:paragraph-rsid="004ace14"/>
    </style:style>
    <style:style style:name="P72" style:family="paragraph" style:parent-style-name="Text_20_body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Times New Roman1" officeooo:paragraph-rsid="00707ab6" fo:background-color="#ffffff"/>
    </style:style>
    <style:style style:name="P73" style:family="paragraph" style:parent-style-name="Text_20_body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/>
      <style:text-properties officeooo:paragraph-rsid="004ace14"/>
    </style:style>
    <style:style style:name="P74" style:family="paragraph" style:parent-style-name="Table_20_Contents">
      <style:text-properties style:font-name="Times New Roman1"/>
    </style:style>
    <style:style style:name="P75" style:family="paragraph" style:parent-style-name="Table_20_Contents">
      <style:text-properties style:font-name="Times New Roman1" officeooo:rsid="002172e0" officeooo:paragraph-rsid="002172e0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1" officeooo:rsid="002a2272" officeooo:paragraph-rsid="002a2272" fo:background-color="#eeeeee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1" officeooo:rsid="0030995b" officeooo:paragraph-rsid="0030995b" fo:background-color="#eeeeee"/>
    </style:style>
    <style:style style:name="P78" style:family="paragraph" style:parent-style-name="Table_20_Contents">
      <style:text-properties style:font-name="Times New Roman1" officeooo:rsid="002a2272" officeooo:paragraph-rsid="002a2272"/>
    </style:style>
    <style:style style:name="P79" style:family="paragraph" style:parent-style-name="Table_20_Contents">
      <style:text-properties style:font-name="Times New Roman1" officeooo:rsid="0030995b" officeooo:paragraph-rsid="0030995b"/>
    </style:style>
    <style:style style:name="P80" style:family="paragraph" style:parent-style-name="Table_20_Contents">
      <style:text-properties style:font-name="Times New Roman1" officeooo:rsid="003624b3" officeooo:paragraph-rsid="003624b3"/>
    </style:style>
    <style:style style:name="P81" style:family="paragraph" style:parent-style-name="Table_20_Contents">
      <style:text-properties style:font-name="Times New Roman1" officeooo:rsid="00570f62" officeooo:paragraph-rsid="00570f62"/>
    </style:style>
    <style:style style:name="P82" style:family="paragraph" style:parent-style-name="Table_20_Contents">
      <style:paragraph-properties fo:text-align="end" style:justify-single-word="false"/>
      <style:text-properties style:font-name="Times New Roman1" fo:font-weight="bold" officeooo:rsid="002a2272" officeooo:paragraph-rsid="002a2272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1" fo:font-weight="bold" fo:background-color="transparent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1" officeooo:rsid="003842d4" officeooo:paragraph-rsid="003842d4"/>
    </style:style>
    <style:style style:name="P85" style:family="paragraph" style:parent-style-name="Table_20_Contents">
      <style:text-properties style:font-name="Times New Roman1" officeooo:rsid="003842d4" officeooo:paragraph-rsid="003842d4"/>
    </style:style>
    <style:style style:name="P86" style:family="paragraph" style:parent-style-name="Table_20_Contents">
      <style:text-properties style:font-name="Times New Roman1" fo:language="ru" fo:country="RU" officeooo:rsid="00455180" officeooo:paragraph-rsid="00455180"/>
    </style:style>
    <style:style style:name="P87" style:family="paragraph" style:parent-style-name="Table_20_Contents">
      <style:text-properties style:font-name="Times New Roman1" fo:language="ru" fo:country="RU" officeooo:rsid="0045dbd6" officeooo:paragraph-rsid="0045dbd6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04ace14" officeooo:paragraph-rsid="004ace14" fo:background-color="transparent" style:font-weight-asian="bold" style:font-weight-complex="bold"/>
    </style:style>
    <style:style style:name="P89" style:family="paragraph" style:parent-style-name="Table_20_Contents">
      <style:text-properties style:font-name="Times New Roman1" fo:language="ru" fo:country="RU" officeooo:rsid="004ace14" officeooo:paragraph-rsid="004ace14"/>
    </style:style>
    <style:style style:name="P90" style:family="paragraph" style:parent-style-name="Table_20_Contents">
      <style:text-properties style:font-name="Times New Roman1" fo:language="ru" fo:country="RU" officeooo:rsid="004ace14" officeooo:paragraph-rsid="00583bdb"/>
    </style:style>
    <style:style style:name="P91" style:family="paragraph" style:parent-style-name="Table_20_Contents">
      <style:text-properties style:font-name="Times New Roman1" fo:language="ru" fo:country="RU" officeooo:rsid="004ace14" officeooo:paragraph-rsid="005d886f"/>
    </style:style>
    <style:style style:name="P92" style:family="paragraph" style:parent-style-name="Table_20_Contents">
      <style:text-properties style:font-name="Times New Roman1" fo:language="ru" fo:country="RU" officeooo:rsid="0030995b" officeooo:paragraph-rsid="00583bdb"/>
    </style:style>
    <style:style style:name="P93" style:family="paragraph" style:parent-style-name="Table_20_Contents">
      <style:text-properties style:font-name="Times New Roman1" officeooo:rsid="005bf4b5" officeooo:paragraph-rsid="005bf4b5"/>
    </style:style>
    <style:style style:name="P94" style:family="paragraph" style:parent-style-name="Table_20_Contents">
      <style:text-properties style:font-name="Times New Roman1" officeooo:rsid="005d886f" officeooo:paragraph-rsid="005d886f"/>
    </style:style>
    <style:style style:name="P95" style:family="paragraph" style:parent-style-name="Table_20_Contents">
      <style:text-properties fo:color="#000000" style:text-position="0% 100%" style:font-name="Times New Roman1" officeooo:rsid="002172e0" officeooo:paragraph-rsid="002172e0" fo:background-color="#ffffff"/>
    </style:style>
    <style:style style:name="P96" style:family="paragraph" style:parent-style-name="Table_20_Contents">
      <style:paragraph-properties fo:text-align="center" style:justify-single-word="false"/>
      <style:text-properties style:text-position="0% 100%" style:font-name="Times New Roman1" officeooo:rsid="002a2272" officeooo:paragraph-rsid="002a2272" fo:background-color="#eeeeee"/>
    </style:style>
    <style:style style:name="P97" style:family="paragraph" style:parent-style-name="Table_20_Contents">
      <style:paragraph-properties fo:margin-left="0.0618in" fo:margin-right="-0.1252in" fo:text-align="start" style:justify-single-word="false" fo:text-indent="0in" style:auto-text-indent="false"/>
      <style:text-properties style:font-name="Times New Roman1" officeooo:rsid="002a2272" officeooo:paragraph-rsid="002a2272"/>
    </style:style>
    <style:style style:name="P98" style:family="paragraph" style:parent-style-name="Table_20_Contents">
      <style:paragraph-properties fo:margin-left="0.0618in" fo:margin-right="-0.1252in" fo:text-align="start" style:justify-single-word="false" fo:text-indent="0in" style:auto-text-indent="false"/>
      <style:text-properties style:font-name="Times New Roman1" fo:language="ru" fo:country="RU" officeooo:rsid="00451774" officeooo:paragraph-rsid="00451774"/>
    </style:style>
    <style:style style:name="P99" style:family="paragraph" style:parent-style-name="Table_20_Contents">
      <style:paragraph-properties fo:margin-left="0.3937in" fo:margin-right="0in" fo:text-indent="0in" style:auto-text-indent="false" fo:background-color="transparent" text:number-lines="false" text:line-number="0">
        <style:background-image/>
      </style:paragraph-properties>
      <style:text-properties style:font-name="Times New Roman1" fo:language="ru" fo:country="RU" officeooo:rsid="004ace14" officeooo:paragraph-rsid="004ace14"/>
    </style:style>
    <style:style style:name="P100" style:family="paragraph" style:parent-style-name="Table_20_Contents">
      <style:paragraph-properties fo:margin-left="0.4335in" fo:margin-right="0in" fo:text-indent="0in" style:auto-text-indent="false" fo:background-color="transparent" text:number-lines="false" text:line-number="0">
        <style:background-image/>
      </style:paragraph-properties>
      <style:text-properties style:font-name="Times New Roman1" fo:language="ru" fo:country="RU" officeooo:rsid="004ace14" officeooo:paragraph-rsid="004ace14"/>
    </style:style>
    <style:style style:name="P101" style:family="paragraph" style:parent-style-name="Heading_20_1">
      <style:text-properties style:font-name="Times New Roman1"/>
    </style:style>
    <style:style style:name="P102" style:family="paragraph" style:parent-style-name="Heading_20_1">
      <style:text-properties style:font-name="Times New Roman1" officeooo:rsid="005a318a" officeooo:paragraph-rsid="005a318a"/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Heading_20_1">
      <style:paragraph-properties fo:line-height="150%" fo:break-before="page"/>
      <style:text-properties fo:color="#000000" style:text-position="0% 100%" style:font-name="Times New Roman1" fo:background-color="#ffffff"/>
    </style:style>
    <style:style style:name="P105" style:family="paragraph" style:parent-style-name="Heading_20_1">
      <style:paragraph-properties fo:break-before="page"/>
      <style:text-properties fo:color="#000000" style:font-name="Times New Roman1" fo:background-color="#ffffff"/>
    </style:style>
    <style:style style:name="P106" style:family="paragraph" style:parent-style-name="Heading_20_1">
      <style:paragraph-properties fo:break-before="page"/>
      <style:text-properties style:font-name="Times New Roman1"/>
    </style:style>
    <style:style style:name="P107" style:family="paragraph" style:parent-style-name="Heading_20_1">
      <style:paragraph-properties fo:break-before="page"/>
      <style:text-properties style:font-name="Times New Roman1" officeooo:paragraph-rsid="0055e276"/>
    </style:style>
    <style:style style:name="P108" style:family="paragraph" style:parent-style-name="Heading_20_1">
      <style:paragraph-properties fo:break-before="page"/>
      <style:text-properties style:font-name="Times New Roman1" officeooo:rsid="00611d84" officeooo:paragraph-rsid="00611d84"/>
    </style:style>
    <style:style style:name="P109" style:family="paragraph" style:parent-style-name="Heading_20_1">
      <style:paragraph-properties fo:break-before="page"/>
      <style:text-properties style:font-name="Times New Roman1" officeooo:paragraph-rsid="005bf4b5"/>
    </style:style>
    <style:style style:name="P110" style:family="paragraph" style:parent-style-name="Heading_20_1">
      <style:paragraph-properties fo:line-height="150%" fo:break-before="page"/>
      <style:text-properties style:font-name="Times New Roman1"/>
    </style:style>
    <style:style style:name="P111" style:family="paragraph" style:parent-style-name="Heading_20_1">
      <style:paragraph-properties fo:line-height="150%" fo:break-before="page"/>
      <style:text-properties style:font-name="Times New Roman1" officeooo:paragraph-rsid="004ace14"/>
    </style:style>
    <style:style style:name="P112" style:family="paragraph" style:parent-style-name="Heading_20_2">
      <style:paragraph-properties fo:text-align="justify" style:justify-single-word="false"/>
      <style:text-properties officeooo:rsid="001fb02e" officeooo:paragraph-rsid="001fb02e"/>
    </style:style>
    <style:style style:name="P113" style:family="paragraph" style:parent-style-name="Heading_20_2">
      <style:text-properties fo:color="#000000" style:text-position="0% 100%" style:font-name="Times New Roman1" fo:background-color="#ffffff"/>
    </style:style>
    <style:style style:name="P114" style:family="paragraph" style:parent-style-name="Heading_20_2">
      <style:text-properties style:font-name="Times New Roman1"/>
    </style:style>
    <style:style style:name="P115" style:family="paragraph" style:parent-style-name="Heading_20_2">
      <style:text-properties style:font-name="Times New Roman1" officeooo:rsid="00611f29" officeooo:paragraph-rsid="00611f29"/>
    </style:style>
    <style:style style:name="P116" style:family="paragraph" style:parent-style-name="Heading_20_2" style:list-style-name="">
      <style:text-properties style:font-name="Times New Roman1"/>
    </style:style>
    <style:style style:name="P117" style:family="paragraph" style:parent-style-name="Heading_20_2">
      <style:paragraph-properties fo:line-height="150%"/>
      <style:text-properties style:font-name="Times New Roman1"/>
    </style:style>
    <style:style style:name="P118" style:family="paragraph" style:parent-style-name="Heading_20_2">
      <style:paragraph-properties fo:text-align="justify" style:justify-single-word="false"/>
    </style:style>
    <style:style style:name="P119" style:family="paragraph" style:parent-style-name="Heading_20_2">
      <style:paragraph-properties fo:break-before="page"/>
      <style:text-properties style:font-name="Times New Roman1"/>
    </style:style>
    <style:style style:name="P120" style:family="paragraph" style:parent-style-name="Contents_20_1">
      <style:paragraph-properties>
        <style:tab-stops>
          <style:tab-stop style:position="6.4827in" style:type="right" style:leader-style="dotted" style:leader-text="."/>
        </style:tab-stops>
      </style:paragraph-properties>
    </style:style>
    <style:style style:name="P121" style:family="paragraph" style:parent-style-name="Contents_20_2">
      <style:paragraph-properties>
        <style:tab-stops>
          <style:tab-stop style:position="6.4827in" style:type="right" style:leader-style="dotted" style:leader-text="."/>
        </style:tab-stops>
      </style:paragraph-properties>
    </style:style>
    <style:style style:name="P122" style:family="paragraph" style:parent-style-name="Рисунок">
      <style:paragraph-properties fo:text-align="center" style:justify-single-word="false"/>
    </style:style>
    <style:style style:name="P123" style:family="paragraph">
      <style:paragraph-properties style:writing-mode="lr-tb"/>
    </style:style>
    <style:style style:name="P124" style:family="paragraph">
      <style:paragraph-properties fo:text-align="center" style:writing-mode="lr-tb"/>
      <style:text-properties fo:font-size="24pt"/>
    </style:style>
    <style:style style:name="P125" style:family="paragraph">
      <style:paragraph-properties fo:margin-left="0in" fo:margin-right="0in" fo:line-height="150%" fo:text-align="center" fo:text-indent="0in" style:writing-mode="lr-tb"/>
    </style:style>
    <style:style style:name="P126" style:family="paragraph">
      <style:paragraph-properties fo:margin-left="0in" fo:margin-right="0in" fo:line-height="150%" fo:text-align="center" fo:text-indent="0in" style:writing-mode="lr-tb"/>
      <style:text-properties fo:font-size="8pt" style:font-size-asian="8pt" style:font-size-complex="8pt"/>
    </style:style>
    <style:style style:name="P127" style:family="paragraph">
      <style:paragraph-properties fo:margin-left="0in" fo:margin-right="0in" fo:line-height="150%" fo:text-align="justify" fo:text-indent="0in" style:writing-mode="lr-tb"/>
    </style:style>
    <style:style style:name="P128" style:family="paragraph">
      <style:paragraph-properties fo:margin-left="0in" fo:margin-right="0in" fo:line-height="150%" fo:text-align="justify" fo:text-indent="0in" style:writing-mode="lr-tb"/>
      <style:text-properties fo:font-size="8pt" style:font-size-asian="8pt" style:font-size-complex="8pt"/>
    </style:style>
    <style:style style:name="P129" style:family="paragraph">
      <style:paragraph-properties fo:margin-left="0in" fo:margin-right="0in" fo:line-height="150%" fo:text-align="center" fo:text-indent="0.4925in" style:writing-mode="lr-tb"/>
    </style:style>
    <style:style style:name="P130" style:family="paragraph">
      <style:paragraph-properties fo:margin-left="0in" fo:margin-right="0in" fo:line-height="150%" fo:text-align="start" fo:text-indent="0.4925in" style:writing-mode="lr-tb"/>
    </style:style>
    <style:style style:name="P131" style:family="paragraph">
      <style:paragraph-properties fo:margin-left="0in" fo:margin-right="0in" fo:line-height="150%" fo:text-align="justify" fo:text-indent="0.4925in" style:writing-mode="lr-tb"/>
    </style:style>
    <style:style style:name="P132" style:family="paragraph">
      <style:paragraph-properties fo:text-align="center"/>
    </style:style>
    <style:style style:name="P133" style:family="paragraph">
      <style:paragraph-properties fo:text-align="center" style:writing-mode="lr-tb"/>
    </style:style>
    <style:style style:name="P134" style:family="paragraph">
      <style:paragraph-properties fo:text-align="center">
        <style:tab-stops/>
      </style:paragraph-properties>
    </style:style>
    <style:style style:name="P135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1fb02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7eb16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04c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172e0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2172e0"/>
    </style:style>
    <style:style style:name="T12" style:family="text">
      <style:text-properties officeooo:rsid="003624b3"/>
    </style:style>
    <style:style style:name="T13" style:family="text">
      <style:text-properties officeooo:rsid="0007eb16"/>
    </style:style>
    <style:style style:name="T14" style:family="text">
      <style:text-properties officeooo:rsid="0008cc6d"/>
    </style:style>
    <style:style style:name="T15" style:family="text">
      <style:text-properties officeooo:rsid="000f04c3"/>
    </style:style>
    <style:style style:name="T16" style:family="text">
      <style:text-properties officeooo:rsid="0010bf11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451774"/>
    </style:style>
    <style:style style:name="T19" style:family="text">
      <style:text-properties fo:language="ru" fo:country="RU" officeooo:rsid="004ace14"/>
    </style:style>
    <style:style style:name="T20" style:family="text">
      <style:text-properties fo:language="ru" fo:country="RU" fo:font-weight="bold" officeooo:rsid="004fc2f9" style:font-weight-asian="bold"/>
    </style:style>
    <style:style style:name="T21" style:family="text">
      <style:text-properties fo:language="ru" fo:country="RU" officeooo:rsid="0062c6cc"/>
    </style:style>
    <style:style style:name="T22" style:family="text">
      <style:text-properties fo:font-size="11pt" fo:font-style="normal" fo:font-weight="normal" style:font-size-asian="11pt" style:font-style-asian="normal" style:font-weight-asian="normal"/>
    </style:style>
    <style:style style:name="T23" style:family="text">
      <style:text-properties officeooo:rsid="0051c11b"/>
    </style:style>
    <style:style style:name="T24" style:family="text">
      <style:text-properties officeooo:rsid="00570f62"/>
    </style:style>
    <style:style style:name="T25" style:family="text">
      <style:text-properties officeooo:rsid="00582071"/>
    </style:style>
    <style:style style:name="T26" style:family="text">
      <style:text-properties officeooo:rsid="00583bdb"/>
    </style:style>
    <style:style style:name="T27" style:family="text">
      <style:text-properties officeooo:rsid="0062c6cc"/>
    </style:style>
    <style:style style:name="T28" style:family="text">
      <style:text-properties fo:color="#000000" fo:background-color="#ffffff" loext:char-shading-value="0"/>
    </style:style>
    <style:style style:name="T29" style:family="text">
      <style:text-properties fo:color="#000000" officeooo:rsid="0062c6cc" fo:background-color="#ffffff" loext:char-shading-value="0"/>
    </style:style>
    <style:style style:name="T30" style:family="text">
      <style:text-properties fo:color="#000000" officeooo:rsid="005bf4b5" fo:background-color="#ffffff" loext:char-shading-value="0"/>
    </style:style>
    <style:style style:name="T31" style:family="text">
      <style:text-properties fo:color="#000000" fo:language="ru" fo:country="RU" fo:background-color="#ffffff" loext:char-shading-value="0"/>
    </style:style>
    <style:style style:name="T32" style:family="text">
      <style:text-properties fo:color="#000000" fo:language="ru" fo:country="RU" officeooo:rsid="0062c6cc" fo:background-color="#ffffff" loext:char-shading-value="0"/>
    </style:style>
    <style:style style:name="T33" style:family="text">
      <style:text-properties style:font-name="Times New Roman1" fo:font-weight="normal" style:font-weight-asian="normal" style:font-weight-complex="normal"/>
    </style:style>
    <style:style style:name="T34" style:family="text">
      <style:text-properties style:font-name="Times New Roman1" fo:font-weight="normal" officeooo:rsid="006a8ee8" style:font-weight-asian="normal" style:font-weight-complex="normal"/>
    </style:style>
    <style:style style:name="T35" style:family="text">
      <style:text-properties style:font-name="Times New Roman1" fo:font-weight="normal" officeooo:rsid="0062c6cc" style:font-weight-asian="normal" style:font-weight-complex="normal"/>
    </style:style>
    <style:style style:name="T36" style:family="text">
      <style:text-properties officeooo:rsid="006915fa"/>
    </style:style>
    <style:style style:name="T37" style:family="text">
      <style:text-properties officeooo:rsid="005bf4b5"/>
    </style:style>
    <style:style style:name="T38" style:family="text">
      <style:text-properties officeooo:rsid="00703a60"/>
    </style:style>
    <style:style style:name="T39" style:family="text">
      <style:text-properties officeooo:rsid="0039424d"/>
    </style:style>
    <style:style style:name="T40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41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42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43" style:family="text">
      <style:text-properties style:use-window-font-color="true" style:font-name="ISOCPEUR" fo:font-size="14pt" fo:language="ru" fo:country="RU" fo:font-style="italic" fo:font-weight="bold" style:font-name-asian="Arial" style:font-size-asian="14pt" style:language-asian="ar" style:country-asian="SA" style:font-style-asian="italic" style:font-weight-asian="bold" style:font-name-complex="Calibri" style:font-size-complex="10pt" style:language-complex="ar" style:country-complex="SA" style:font-weight-complex="bold"/>
    </style:style>
    <style:style style:name="T44" style:family="text"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1pt" style:language-complex="ar" style:country-complex="SA"/>
    </style:style>
    <style:style style:name="T45" style:family="text">
      <style:text-properties style:use-window-font-color="true" style:font-name="ISOCPEUR" fo:font-size="8pt" fo:letter-spacing="-0.0024in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46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47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T48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9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0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51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9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min-height="10.9626in" fo:min-width="6.8583in" fo:padding-top="0.0902in" fo:padding-bottom="0.0902in" fo:padding-left="0.1736in" fo:padding-right="0.1736in" fo:wrap-option="wrap" draw:shadow="hidde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draw:g text:anchor-type="page" text:anchor-page-number="2" draw:z-index="1" draw:style-name="gr1">
        <draw:custom-shape draw:style-name="gr2" draw:text-style-name="P123" svg:width="7.2051in" svg:height="11.1425in" svg:x="0.7661in" svg:y="0.2917in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4" svg:x1="1.1134in" svg:y1="9.8508in" svg:x2="1.1134in" svg:y2="10.4516in">
          <text:p/>
        </draw:line>
        <draw:line draw:style-name="gr3" draw:text-style-name="P124" svg:x1="0.7709in" svg:y1="9.8598in" svg:x2="7.9638in" svg:y2="9.8598in">
          <text:p/>
        </draw:line>
        <draw:line draw:style-name="gr3" draw:text-style-name="P124" svg:x1="1.5591in" svg:y1="9.8626in" svg:x2="1.5591in" svg:y2="11.428in">
          <text:p/>
        </draw:line>
        <draw:line draw:style-name="gr3" draw:text-style-name="P124" svg:x1="2.5382in" svg:y1="9.8701in" svg:x2="2.5382in" svg:y2="11.4276in">
          <text:p/>
        </draw:line>
        <draw:line draw:style-name="gr3" draw:text-style-name="P124" svg:x1="3.1295in" svg:y1="9.8701in" svg:x2="3.1295in" svg:y2="11.4276in">
          <text:p/>
        </draw:line>
        <draw:line draw:style-name="gr3" draw:text-style-name="P124" svg:x1="3.5236in" svg:y1="9.8654in" svg:x2="3.5236in" svg:y2="11.4224in">
          <text:p/>
        </draw:line>
        <draw:line draw:style-name="gr3" draw:text-style-name="P124" svg:x1="6.4764in" svg:y1="10.4535in" svg:x2="6.4772in" svg:y2="10.839in">
          <text:p/>
        </draw:line>
        <draw:line draw:style-name="gr4" draw:text-style-name="P124" svg:x1="0.7709in" svg:y1="11.0409in" svg:x2="3.5161in" svg:y2="11.0409in">
          <text:p/>
        </draw:line>
        <draw:line draw:style-name="gr4" draw:text-style-name="P124" svg:x1="0.7709in" svg:y1="11.2374in" svg:x2="3.5161in" svg:y2="11.2374in">
          <text:p/>
        </draw:line>
        <draw:frame draw:style-name="gr5" draw:text-style-name="P126" svg:width="0.3177in" svg:height="0.1717in" svg:x="0.7854in" svg:y="10.2709in">
          <draw:text-box>
            <text:p text:style-name="P125"><text:span text:style-name="T40">Изм.</text:span></text:p>
          </draw:text-box>
        </draw:frame>
        <draw:frame draw:style-name="gr5" draw:text-style-name="P125" svg:width="0.3961in" svg:height="0.1717in" svg:x="1.1445in" svg:y="10.2709in">
          <draw:text-box>
            <text:p text:style-name="P125"><text:span text:style-name="T41">Лист</text:span></text:p>
          </draw:text-box>
        </draw:frame>
        <draw:frame draw:style-name="gr5" draw:text-style-name="P127" svg:width="0.9268in" svg:height="0.1717in" svg:x="1.5823in" svg:y="10.2709in">
          <draw:text-box>
            <text:p text:style-name="P127"><text:span text:style-name="T41">№ </text:span><text:span text:style-name="T41">докум.</text:span></text:p>
          </draw:text-box>
        </draw:frame>
        <draw:frame draw:style-name="gr5" draw:text-style-name="P128" svg:width="0.5524in" svg:height="0.1717in" svg:x="2.5606in" svg:y="10.2709in">
          <draw:text-box>
            <text:p text:style-name="P127"><text:span text:style-name="T40">Подпись</text:span></text:p>
          </draw:text-box>
        </draw:frame>
        <draw:frame draw:style-name="gr5" draw:text-style-name="P127" svg:width="0.3598in" svg:height="0.1717in" svg:x="3.1445in" svg:y="10.2709in">
          <draw:text-box>
            <text:p text:style-name="P127"><text:span text:style-name="T41">Дата</text:span></text:p>
          </draw:text-box>
        </draw:frame>
        <draw:frame draw:style-name="gr6" draw:text-style-name="P127" svg:width="0.5307in" svg:height="0.1717in" svg:x="6.5043in" svg:y="10.4634in">
          <draw:text-box>
            <text:p/>
          </draw:text-box>
        </draw:frame>
        <draw:frame draw:style-name="gr5" draw:text-style-name="P127" svg:width="0.5307in" svg:height="0.1724in" svg:x="6.5043in" svg:y="10.6669in">
          <draw:text-box>
            <text:p text:style-name="P127"><text:span text:style-name="T42">2</text:span></text:p>
          </draw:text-box>
        </draw:frame>
        <draw:frame draw:style-name="gr5" draw:text-style-name="P129" svg:width="4.3803in" svg:height="0.2657in" svg:x="3.5614in" svg:y="10.0307in">
          <draw:text-box>
            <text:p text:style-name="P129"><text:span text:style-name="T43">КР-НРТК-(3ИС-2С)</text:span></text:p>
            <text:p text:style-name="P129"><text:span text:style-name="T44"/></text:p>
          </draw:text-box>
        </draw:frame>
        <draw:line draw:style-name="gr3" draw:text-style-name="P124" svg:x1="0.7709in" svg:y1="10.45in" svg:x2="7.9638in" svg:y2="10.45in">
          <text:p/>
        </draw:line>
        <draw:line draw:style-name="gr3" draw:text-style-name="P124" svg:x1="0.7764in" svg:y1="10.2543in" svg:x2="3.5217in" svg:y2="10.2543in">
          <text:p/>
        </draw:line>
        <draw:line draw:style-name="gr4" draw:text-style-name="P124" svg:x1="0.7709in" svg:y1="10.0547in" svg:x2="3.5354in" svg:y2="10.0528in">
          <text:p/>
        </draw:line>
        <draw:line draw:style-name="gr4" draw:text-style-name="P124" svg:x1="0.7709in" svg:y1="10.8437in" svg:x2="3.5161in" svg:y2="10.8437in">
          <text:p/>
        </draw:line>
        <draw:line draw:style-name="gr4" draw:text-style-name="P124" svg:x1="0.7709in" svg:y1="10.6453in" svg:x2="3.5161in" svg:y2="10.6453in">
          <text:p/>
        </draw:line>
        <draw:g draw:style-name="gr7">
          <draw:frame draw:style-name="gr5" draw:text-style-name="P127" svg:width="0.7657in" svg:height="0.1717in" svg:x="0.7799in" svg:y="10.4689in">
            <draw:text-box>
              <text:p text:style-name="P127"><text:span text:style-name="T41">Разраб.</text:span></text:p>
            </draw:text-box>
          </draw:frame>
          <draw:frame draw:style-name="gr5" draw:text-style-name="P128" svg:width="0.9268in" svg:height="0.1717in" svg:x="1.5827in" svg:y="10.4689in">
            <draw:text-box>
              <text:p text:style-name="P127"><text:span text:style-name="T45">Старостьянц</text:span></text:p>
            </draw:text-box>
          </draw:frame>
        </draw:g>
        <draw:g draw:style-name="gr7">
          <draw:frame draw:style-name="gr5" draw:text-style-name="P127" svg:width="0.7657in" svg:height="0.1717in" svg:x="0.7799in" svg:y="10.6618in">
            <draw:text-box>
              <text:p text:style-name="P127"><text:span text:style-name="T41">Провер.</text:span></text:p>
            </draw:text-box>
          </draw:frame>
          <draw:frame draw:style-name="gr5" draw:text-style-name="P128" svg:width="0.9268in" svg:height="0.1717in" svg:x="1.5827in" svg:y="10.6618in">
            <draw:text-box>
              <text:p text:style-name="P127"><text:span text:style-name="T45">Ксенофонтова</text:span></text:p>
            </draw:text-box>
          </draw:frame>
        </draw:g>
        <draw:g draw:style-name="gr7">
          <draw:frame draw:style-name="gr6" draw:text-style-name="P127" svg:width="0.7657in" svg:height="0.1717in" svg:x="0.7799in" svg:y="10.8598in">
            <draw:text-box>
              <text:p/>
            </draw:text-box>
          </draw:frame>
          <draw:custom-shape draw:style-name="gr8" draw:text-style-name="P123" svg:width="0.9268in" svg:height="0.1717in" svg:x="1.5827in" svg:y="10.8606in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style-name="gr7">
          <draw:frame draw:style-name="gr5" draw:text-style-name="P127" svg:width="0.7657in" svg:height="0.1717in" svg:x="0.7799in" svg:y="11.052in">
            <draw:text-box>
              <text:p text:style-name="P127"><text:span text:style-name="T41">Н. Контр.</text:span></text:p>
            </draw:text-box>
          </draw:frame>
          <draw:custom-shape draw:style-name="gr8" draw:text-style-name="P123" svg:width="0.9268in" svg:height="0.1717in" svg:x="1.5827in" svg:y="11.0528in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style-name="gr7">
          <draw:frame draw:style-name="gr5" draw:text-style-name="P127" svg:width="0.7657in" svg:height="0.1717in" svg:x="0.7799in" svg:y="11.2445in">
            <draw:text-box>
              <text:p text:style-name="P127"><text:span text:style-name="T41"><text:s/></text:span><text:span text:style-name="T41">Утверд.</text:span></text:p>
            </draw:text-box>
          </draw:frame>
          <draw:custom-shape draw:style-name="gr8" draw:text-style-name="P123" svg:width="0.9268in" svg:height="0.1717in" svg:x="1.5827in" svg:y="11.2453in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3" draw:text-style-name="P124" svg:x1="5.8854in" svg:y1="10.4535in" svg:x2="5.8854in" svg:y2="11.4224in">
          <text:p/>
        </draw:line>
        <draw:frame draw:style-name="gr5" draw:text-style-name="P130" svg:width="2.2661in" svg:height="0.8961in" svg:x="3.5709in" svg:y="10.4945in">
          <draw:text-box>
            <text:p text:style-name="P130"><text:span text:style-name="T44"/></text:p>
            <text:p text:style-name="P130"><text:span text:style-name="T44"/></text:p>
            <text:p text:style-name="P130"><text:span text:style-name="T44"/></text:p>
            <text:p text:style-name="P129"><text:span text:style-name="T44"/></text:p>
          </draw:text-box>
        </draw:frame>
        <draw:line draw:style-name="gr3" draw:text-style-name="P124" svg:x1="5.8898in" svg:y1="10.6472in" svg:x2="7.9677in" svg:y2="10.6472in">
          <text:p/>
        </draw:line>
        <draw:line draw:style-name="gr3" draw:text-style-name="P124" svg:x1="5.889in" svg:y1="10.8437in" svg:x2="7.9669in" svg:y2="10.8437in">
          <text:p/>
        </draw:line>
        <draw:line draw:style-name="gr3" draw:text-style-name="P124" svg:x1="7.0661in" svg:y1="10.4535in" svg:x2="7.0669in" svg:y2="10.839in">
          <text:p/>
        </draw:line>
        <draw:frame draw:style-name="gr6" draw:text-style-name="P131" svg:width="0.5307in" svg:height="0.1717in" svg:x="5.9154in" svg:y="10.4634in">
          <draw:text-box>
            <text:p/>
          </draw:text-box>
        </draw:frame>
        <draw:frame draw:style-name="gr5" draw:text-style-name="P125" svg:width="0.8378in" svg:height="0.1717in" svg:x="7.098in" svg:y="10.4634in">
          <draw:text-box>
            <text:p text:style-name="P125"><text:span text:style-name="T42">Листов</text:span></text:p>
          </draw:text-box>
        </draw:frame>
        <draw:frame draw:style-name="gr5" draw:text-style-name="P131" svg:width="0.8378in" svg:height="0.1717in" svg:x="7.1028in" svg:y="10.661in">
          <draw:text-box>
            <text:p text:style-name="P131"><text:span text:style-name="T46">15</text:span></text:p>
          </draw:text-box>
        </draw:frame>
        <draw:line draw:style-name="gr4" draw:text-style-name="P124" svg:x1="6.0827in" svg:y1="10.6516in" svg:x2="6.0827in" svg:y2="10.839in">
          <text:p/>
        </draw:line>
        <draw:line draw:style-name="gr4" draw:text-style-name="P124" svg:x1="6.2795in" svg:y1="10.652in" svg:x2="6.2795in" svg:y2="10.8394in">
          <text:p/>
        </draw:line>
        <draw:frame draw:style-name="gr5" draw:text-style-name="P129" svg:width="2.0205in" svg:height="0.2449in" svg:x="5.9154in" svg:y="11in">
          <draw:text-box>
            <text:p text:style-name="P129"><text:span text:style-name="T47">НРТК</text:span></text:p>
          </draw:text-box>
        </draw:frame>
      </draw:g>
      <draw:g text:anchor-type="page" text:anchor-page-number="3" draw:z-index="9" draw:style-name="gr1">
        <draw:custom-shape draw:style-name="gr3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3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4" draw:z-index="10" draw:style-name="gr1">
        <draw:custom-shape draw:style-name="gr3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4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5" draw:z-index="11" draw:style-name="gr1">
        <draw:custom-shape draw:style-name="gr3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5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6" draw:z-index="18" draw:style-name="gr1">
        <draw:custom-shape draw:style-name="gr3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6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7" draw:z-index="19" draw:style-name="gr1">
        <draw:custom-shape draw:style-name="gr3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7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8" draw:z-index="24" draw:style-name="gr1">
        <draw:custom-shape draw:style-name="gr3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8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9" draw:z-index="44" draw:style-name="gr1">
        <draw:custom-shape draw:style-name="gr9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9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10" draw:z-index="45" draw:style-name="gr1">
        <draw:custom-shape draw:style-name="gr9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10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11" draw:z-index="46" draw:style-name="gr1">
        <draw:custom-shape draw:style-name="gr9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11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13" draw:z-index="47" draw:style-name="gr1">
        <draw:custom-shape draw:style-name="gr9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13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14" draw:z-index="48" draw:style-name="gr1">
        <draw:custom-shape draw:style-name="gr9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14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15" draw:z-index="104" draw:style-name="gr1">
        <draw:custom-shape draw:style-name="gr9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15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12" draw:z-index="108" draw:style-name="gr1">
        <draw:custom-shape draw:style-name="gr9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12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draw:g text:anchor-type="page" text:anchor-page-number="16" draw:z-index="109" draw:style-name="gr1">
        <draw:custom-shape draw:style-name="gr9" draw:text-style-name="P123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124" svg:x1="1.1811in" svg:y1="10.8327in" svg:x2="1.1819in" svg:y2="11.4118in">
          <text:p/>
        </draw:line>
        <draw:line draw:style-name="gr3" draw:text-style-name="P124" svg:x1="0.7909in" svg:y1="10.8283in" svg:x2="7.9846in" svg:y2="10.8283in">
          <text:p/>
        </draw:line>
        <draw:line draw:style-name="gr3" draw:text-style-name="P124" svg:x1="1.5736in" svg:y1="10.8327in" svg:x2="1.5744in" svg:y2="11.4118in">
          <text:p/>
        </draw:line>
        <draw:line draw:style-name="gr3" draw:text-style-name="P124" svg:x1="2.5591in" svg:y1="10.8327in" svg:x2="2.5598in" svg:y2="11.4118in">
          <text:p/>
        </draw:line>
        <draw:line draw:style-name="gr3" draw:text-style-name="P124" svg:x1="3.1492in" svg:y1="10.8382in" svg:x2="3.15in" svg:y2="11.4118in">
          <text:p/>
        </draw:line>
        <draw:line draw:style-name="gr3" draw:text-style-name="P124" svg:x1="3.5437in" svg:y1="10.8327in" svg:x2="3.5445in" svg:y2="11.4063in">
          <text:p/>
        </draw:line>
        <draw:line draw:style-name="gr3" draw:text-style-name="P124" svg:x1="7.5984in" svg:y1="10.8327in" svg:x2="7.6in" svg:y2="11.4118in">
          <text:p/>
        </draw:line>
        <draw:line draw:style-name="gr4" draw:text-style-name="P124" svg:x1="0.7909in" svg:y1="11.0236in" svg:x2="3.5362in" svg:y2="11.0244in">
          <text:p/>
        </draw:line>
        <draw:line draw:style-name="gr3" draw:text-style-name="P124" svg:x1="0.7909in" svg:y1="11.2209in" svg:x2="3.5362in" svg:y2="11.2209in">
          <text:p/>
        </draw:line>
        <draw:line draw:style-name="gr4" draw:text-style-name="P124" svg:x1="7.6035in" svg:y1="11.0264in" svg:x2="7.989in" svg:y2="11.0264in">
          <text:p/>
        </draw:line>
        <draw:frame draw:style-name="gr5" draw:text-style-name="P133" svg:width="0.3598in" svg:height="0.1717in" svg:x="0.8067in" svg:y="11.2283in">
          <draw:text-box>
            <text:p text:style-name="P132"><text:span text:style-name="T48">Изм.</text:span></text:p>
          </draw:text-box>
        </draw:frame>
        <draw:frame draw:style-name="gr5" draw:text-style-name="P133" svg:width="0.3606in" svg:height="0.1717in" svg:x="1.1965in" svg:y="11.2283in">
          <draw:text-box>
            <text:p text:style-name="P132"><text:span text:style-name="T48">Лист</text:span></text:p>
          </draw:text-box>
        </draw:frame>
        <draw:frame draw:style-name="gr5" draw:text-style-name="P133" svg:width="0.9268in" svg:height="0.1717in" svg:x="1.6039in" svg:y="11.2283in">
          <draw:text-box>
            <text:p text:style-name="P132"><text:span text:style-name="T48">№ </text:span><text:span text:style-name="T48">докум.</text:span></text:p>
          </draw:text-box>
        </draw:frame>
        <draw:frame draw:style-name="gr5" draw:text-style-name="P135" svg:width="0.5524in" svg:height="0.1717in" svg:x="2.5819in" svg:y="11.2283in">
          <draw:text-box>
            <text:p text:style-name="P134"><text:span text:style-name="T49">Подпись</text:span></text:p>
          </draw:text-box>
        </draw:frame>
        <draw:frame draw:style-name="gr5" draw:text-style-name="P133" svg:width="0.3598in" svg:height="0.1717in" svg:x="3.1665in" svg:y="11.2283in">
          <draw:text-box>
            <text:p text:style-name="P132"><text:span text:style-name="T48">Дата</text:span></text:p>
          </draw:text-box>
        </draw:frame>
        <draw:frame draw:style-name="gr5" draw:text-style-name="P133" svg:width="0.3606in" svg:height="0.1717in" svg:x="7.6138in" svg:y="10.8476in">
          <draw:text-box>
            <text:p text:style-name="P132"><text:span text:style-name="T48">Лист</text:span></text:p>
          </draw:text-box>
        </draw:frame>
        <draw:frame draw:style-name="gr5" draw:text-style-name="P133" svg:width="0.3606in" svg:height="0.2358in" svg:x="7.6138in" svg:y="11.1028in">
          <draw:text-box>
            <text:p text:style-name="P132"><text:span text:style-name="T50">16</text:span></text:p>
          </draw:text-box>
        </draw:frame>
        <draw:frame draw:style-name="gr5" draw:text-style-name="P133" svg:width="3.9898in" svg:height="0.2657in" svg:x="3.5772in" svg:y="10.9846in">
          <draw:text-box>
            <text:p text:style-name="P132"><text:span text:style-name="T51">КР-НРТК- (3ИС-2С)</text:span></text:p>
          </draw:text-box>
        </draw:frame>
      </draw:g>
      <text:p text:style-name="P3">МИНИСТЕРСТВО ОБРАЗОВАНИЯ НИЖЕГОРОДСКОЙ ОБЛАСТИ</text:p>
      <text:p text:style-name="P3">Государственное бюджетное <text:span text:style-name="T14">профессиональное </text:span>образовательное учреждение </text:p>
      <text:p text:style-name="P3"/>
      <text:p text:style-name="P4"><text:span text:style-name="T20">«</text:span>НИЖЕГОРОДСКИЙ <text:span text:style-name="T15">РАДИОТЕХНИЧЕСКИЙ КОЛЛЕДЖ</text:span><text:span text:style-name="T6">»</text:span></text:p>
      <text:p text:style-name="P11"/>
      <text:p text:style-name="P11"/>
      <text:p text:style-name="P11"/>
      <text:p text:style-name="P11"/>
      <text:p text:style-name="P12">Специальность 09.02.04 Информационные системы (по отраслям)</text:p>
      <text:p text:style-name="P13">(базовая подготовка)</text:p>
      <text:p text:style-name="P11"/>
      <text:p text:style-name="P11"/>
      <text:p text:style-name="P9">КУРСОВ<text:span text:style-name="T16">АЯ РАБОТА</text:span></text:p>
      <text:p text:style-name="P9"/>
      <text:p text:style-name="P5"><text:span text:style-name="T4">Э</text:span><text:span text:style-name="T3">кономика организации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Тема: «</text:p>
          </table:table-cell>
          <table:table-cell table:style-name="Таблица4.B1" office:value-type="string">
            <text:p text:style-name="P21">Расчет основных экономических и финансовых показателей </text:p>
          </table:table-cell>
          <table:table-cell table:style-name="Таблица4.A1" office:value-type="string">
            <text:p text:style-name="P6">»</text:p>
          </table:table-cell>
        </table:table-row>
      </table:table>
      <text:p text:style-name="P7"/>
      <text:p text:style-name="P3"/>
      <text:p text:style-name="P11"/>
      <text:p text:style-name="P10"/>
      <text:p text:style-name="P11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Выполнил студент</text:p>
            <text:p text:style-name="P16">группы</text:p>
            <text:p text:style-name="P16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17">3Ис-13-2с</text:p>
                </table:table-cell>
              </table:table-row>
            </table:table>
            <text:p text:style-name="P18">Старостьянц А.М.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>Проверил преподаватель</text:p>
            <text:p text:style-name="P17">Ксенофонтова Т.Г.</text:p>
            <text:p text:style-name="P16"/>
            <text:p text:style-name="P16">Проект защищен с оценкой</text:p>
            <text:p text:style-name="P16">_______________________</text:p>
            <text:p text:style-name="P16">Дата защиты____________</text:p>
            <text:p text:style-name="P16">Подпись________________</text:p>
          </table:table-cell>
        </table:table-row>
      </table:table>
      <text:p text:style-name="P14"/>
      <text:p text:style-name="P20"/>
      <text:p text:style-name="P20"/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">201<text:span text:style-name="T13">5 </text:span>г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20"><text:a xlink:type="simple" xlink:href="#__RefHeading__753_1503328234" text:style-name="Index_20_Link" text:visited-style-name="Index_20_Link">1. ВВЕДЕНИЕ<text:tab/>3</text:a></text:p>
          <text:p text:style-name="P121"><text:a xlink:type="simple" xlink:href="#__RefHeading__759_1503328234" text:style-name="Index_20_Link" text:visited-style-name="Index_20_Link">1.1 Что такое бизнес-план<text:tab/>3</text:a></text:p>
          <text:p text:style-name="P121"><text:a xlink:type="simple" xlink:href="#__RefHeading__761_1503328234" text:style-name="Index_20_Link" text:visited-style-name="Index_20_Link">1.2 Цели составление бизнес-плана<text:tab/>3</text:a></text:p>
          <text:p text:style-name="P121"><text:a xlink:type="simple" xlink:href="#__RefHeading__763_1503328234" text:style-name="Index_20_Link" text:visited-style-name="Index_20_Link">1.3 Содержание бизнес-плана<text:tab/>3</text:a></text:p>
          <text:p text:style-name="P120"><text:a xlink:type="simple" xlink:href="#__RefHeading__869_1503328234" text:style-name="Index_20_Link" text:visited-style-name="Index_20_Link">2. РЕЖИМ РАБОТЫ<text:tab/>4</text:a></text:p>
          <text:p text:style-name="P120"><text:a xlink:type="simple" xlink:href="#__RefHeading__876_1503328234" text:style-name="Index_20_Link" text:visited-style-name="Index_20_Link">3. РАСЧЕТ КОЛИЧЕСТВА ОБОРУДОВАНИЯ И РАБОЧИХ МЕСТ<text:tab/>5</text:a></text:p>
          <text:p text:style-name="P121"><text:a xlink:type="simple" xlink:href="#__RefHeading__1137_1503328234" text:style-name="Index_20_Link" text:visited-style-name="Index_20_Link">3.1 Расчет расчетного количества оборудования<text:tab/>5</text:a></text:p>
          <text:p text:style-name="P121"><text:a xlink:type="simple" xlink:href="#__RefHeading__1139_1503328234" text:style-name="Index_20_Link" text:visited-style-name="Index_20_Link">3.2 Расчет принятого количества оборудования<text:tab/>5</text:a></text:p>
          <text:p text:style-name="P121"><text:a xlink:type="simple" xlink:href="#__RefHeading__1141_1503328234" text:style-name="Index_20_Link" text:visited-style-name="Index_20_Link">3.3 Расчет процента загрузки<text:tab/>5</text:a></text:p>
          <text:p text:style-name="P121"><text:a xlink:type="simple" xlink:href="#__RefHeading__1143_1503328234" text:style-name="Index_20_Link" text:visited-style-name="Index_20_Link">3.4 Расчет производственной мощности<text:tab/>5</text:a></text:p>
          <text:p text:style-name="P120"><text:a xlink:type="simple" xlink:href="#__RefHeading__1145_1503328234" text:style-name="Index_20_Link" text:visited-style-name="Index_20_Link">4. РАСЧЕТ ЗАРАБОТНОЙ ПЛАТЫ<text:tab/>6</text:a></text:p>
          <text:p text:style-name="P121"><text:a xlink:type="simple" xlink:href="#__RefHeading__1147_1503328234" text:style-name="Index_20_Link" text:visited-style-name="Index_20_Link">4.1 Расчет заработной платы рабочих-повременщиков<text:tab/>6</text:a></text:p>
          <text:p text:style-name="P121"><text:a xlink:type="simple" xlink:href="#__RefHeading__1149_1503328234" text:style-name="Index_20_Link" text:visited-style-name="Index_20_Link">4.2 Расчет заработной платы рабочих-сдельщиков<text:tab/>6</text:a></text:p>
          <text:p text:style-name="P120"><text:a xlink:type="simple" xlink:href="#__RefHeading__1040_928131005" text:style-name="Index_20_Link" text:visited-style-name="Index_20_Link">5. РАСЧЕТ НАЛОГОВ ОТ ФОНДА ЗАРАБОТНОЙ ПЛАТЫ<text:tab/>7</text:a></text:p>
          <text:p text:style-name="P120"><text:a xlink:type="simple" xlink:href="#__RefHeading__1042_928131005" text:style-name="Index_20_Link" text:visited-style-name="Index_20_Link">6. РАСЧЕТ СТОИМОСТИ ПОТРЕБЛЕННОЙ ЭЛЕКТРОЭНЕРГИИ<text:tab/>7</text:a></text:p>
          <text:p text:style-name="P120"><text:a xlink:type="simple" xlink:href="#__RefHeading__1044_928131005" text:style-name="Index_20_Link" text:visited-style-name="Index_20_Link">7. РАСЧЕТ СТОИМОСТИ АРЕНДЫ<text:tab/>7</text:a></text:p>
          <text:p text:style-name="P120"><text:a xlink:type="simple" xlink:href="#__RefHeading__1046_928131005" text:style-name="Index_20_Link" text:visited-style-name="Index_20_Link">8. РАСЧЕТ СУММЫ ПРОЦЕНТОВ, ВЫПЛАЧИВАЕМЫХ ЗА КРЕДИТ БАНКУ<text:tab/>7</text:a></text:p>
          <text:p text:style-name="P120"><text:a xlink:type="simple" xlink:href="#__RefHeading___Toc902_1023796751" text:style-name="Index_20_Link" text:visited-style-name="Index_20_Link">9. РАСЧЕТ АМОРТИЗАЦИИ<text:tab/>9</text:a></text:p>
          <text:p text:style-name="P120"><text:a xlink:type="simple" xlink:href="#__RefHeading___Toc904_1023796751" text:style-name="Index_20_Link" text:visited-style-name="Index_20_Link">10. РАСЧЕТ СЕБЕСТОИМОСТИ<text:tab/>11</text:a></text:p>
          <text:p text:style-name="P120"><text:a xlink:type="simple" xlink:href="#__RefHeading__1331_1461350614" text:style-name="Index_20_Link" text:visited-style-name="Index_20_Link">11. РАСЧЕТ ЦЕНЫ<text:tab/>12</text:a></text:p>
          <text:p text:style-name="P120"><text:a xlink:type="simple" xlink:href="#__RefHeading__1333_1461350614" text:style-name="Index_20_Link" text:visited-style-name="Index_20_Link">12. РАСЧЕТ НДС<text:tab/>12</text:a></text:p>
          <text:p text:style-name="P120"><text:a xlink:type="simple" xlink:href="#__RefHeading__1335_1461350614" text:style-name="Index_20_Link" text:visited-style-name="Index_20_Link">13. РАСЧЕТ ПРИБЫЛИ И РЕНТАБЕЛЬНОСТИ<text:tab/>13</text:a></text:p>
          <text:p text:style-name="P120"><text:a xlink:type="simple" xlink:href="#__RefHeading__1337_1461350614" text:style-name="Index_20_Link" text:visited-style-name="Index_20_Link">14. ОПРЕДЕЛЕНИЕ ТОЧКИ БЕЗУБЫТОЧНОСТИ<text:tab/>14</text:a></text:p>
          <text:p text:style-name="P121"><text:a xlink:type="simple" xlink:href="#__RefHeading__1339_1461350614" text:style-name="Index_20_Link" text:visited-style-name="Index_20_Link">Определение показателей метода<text:tab/>14</text:a></text:p>
        </text:index-body>
      </text:table-of-content>
      <text:p text:style-name="P19"/>
      <text:h text:style-name="P103" text:outline-level="1"><text:bookmark-start text:name="__RefHeading__753_1503328234"/><text:span text:style-name="T1">1. ВВЕДЕНИЕ</text:span><text:bookmark-end text:name="__RefHeading__753_1503328234"/></text:h>
      <text:h text:style-name="P112" text:outline-level="2"><text:bookmark-start text:name="__RefHeading__759_1503328234"/>1.1 Что такое бизнес-план<text:bookmark-end text:name="__RefHeading__759_1503328234"/></text:h>
      <text:p text:style-name="P59"><text:span text:style-name="T7">Бизнес-план</text:span> — план, программа осуществления бизнес-операций, действий фирмы, содержащая сведения о фирме, товаре, его производстве, рынках сбыта, маркетинге, организации операций и их эффективности.</text:p>
      <text:p text:style-name="P60">Бизнес-план — краткое, точное, доступное и понятное описание предполагаемого бизнеса, важнейший инструмент при рассмотрении большого количества различных ситуаций, позволяющий выбрать наиболее перспективный желаемый результат и определить средства для его достижения. Бизнес-план является документом, позволяющим управлять бизнесом, поэтому его можно представить как неотъемлемый элемент стратегического планирования и как руководство для исполнения и контроля. Важно рассматривать бизнес-план как сам процесс планирования и инструмент внутрифирменного управления.</text:p>
      <text:h text:style-name="P118" text:outline-level="2"><text:bookmark-start text:name="__RefHeading__761_1503328234"/><text:span text:style-name="T1">1.2 </text:span>Цели составление бизнес-плана<text:bookmark-end text:name="__RefHeading__761_1503328234"/></text:h>
      <text:p text:style-name="P61">Бизнес-план служит двум основным <text:span text:style-name="T2">целям</text:span>:</text:p>
      <text:list xml:id="list3905310660633110349" text:style-name="L134">
        <text:list-item>
          <text:p text:style-name="P55">Он даёт инвестору ответ на вопрос, стоит ли вкладывать средства в данный инвестиционный проект.</text:p>
        </text:list-item>
        <text:list-item>
          <text:p text:style-name="P54">Служит источником информации для лиц, непосредственно реализующих проект.</text:p>
        </text:list-item>
      </text:list>
      <text:h text:style-name="P118" text:outline-level="2"><text:bookmark-start text:name="__RefHeading__763_1503328234"/>1.3 Содержание бизнес-плана<text:bookmark-end text:name="__RefHeading__763_1503328234"/></text:h>
      <text:list xml:id="list8764962399699794308" text:style-name="L135">
        <text:list-item>
          <text:p text:style-name="P56">Резюме бизнес-плана (краткая аннотация) </text:p>
        </text:list-item>
        <text:list-item>
          <text:p text:style-name="P56">Цели и задачи проекта </text:p>
        </text:list-item>
        <text:list-item>
          <text:p text:style-name="P56">Описание компании </text:p>
        </text:list-item>
        <text:list-item>
          <text:p text:style-name="P56">Анализ отрасли и тенденций её развития </text:p>
        </text:list-item>
        <text:list-item>
          <text:p text:style-name="P56">Целевой рынок </text:p>
        </text:list-item>
        <text:list-item>
          <text:p text:style-name="P56">Конкуренция </text:p>
        </text:list-item>
        <text:list-item>
          <text:p text:style-name="P56">Стратегическая позиция и оценка рисков </text:p>
        </text:list-item>
        <text:list-item>
          <text:p text:style-name="P56">План маркетинга и стратегия продаж </text:p>
        </text:list-item>
        <text:list-item>
          <text:p text:style-name="P56">Операционная деятельность </text:p>
        </text:list-item>
        <text:list-item>
          <text:p text:style-name="P56"><text:s/>Технологический план </text:p>
        </text:list-item>
        <text:list-item>
          <text:p text:style-name="P56"><text:s/>Организационный план </text:p>
        </text:list-item>
        <text:list-item>
          <text:p text:style-name="P56"><text:s/>План персонала </text:p>
        </text:list-item>
        <text:list-item>
          <text:p text:style-name="P56"><text:s/>Финансовый план </text:p>
        </text:list-item>
        <text:list-item>
          <text:p text:style-name="P57"><text:s/>Социальная и экологическая ответственность </text:p>
        </text:list-item>
        <text:list-item>
          <text:p text:style-name="P57"><text:s/>Условия выхода из бизнеса</text:p>
        </text:list-item>
      </text:list>
      <text:h text:style-name="P105" text:outline-level="1"><text:bookmark-start text:name="__RefHeading__869_1503328234"/>2. <text:span text:style-name="T27">РЕЖИМ РАБОТЫ</text:span><text:bookmark-end text:name="__RefHeading__869_1503328234"/></text:h>
      <text:p text:style-name="P67"><text:span text:style-name="T7">Эффективный фонд рабочего времени (плановый эффективный фонд рабочего времени) - расчетная величина рабочего времени, которая может быть использована на эффективное осуществление трудовых операций предприятия. </text:span></text:p>
      <text:p text:style-name="P72"><text:span text:style-name="T7">Для определения величины планового эффективного фонда рабочего времени за основу берется календарный фонд времени. Значение календарного времени уменьшается на количество выходных дней в году (если режим работы предприятия их предполагает), в результате чего получается значение табельного (номинального, нормативного) фонда рабочего времени. Но и данный фонд рабочего времени не может быть использован полностью для выполнения трудовых операций. Полученное значение фонда рабочего времени должно быть уменьшено на продолжительность отпусков, невыходов по болезни, время исполнения гособязанностей и т.д. И лишь полученное уменьшенное на указанные цели значение времени может быть запланировано как возможное для выполнения трудовых операций.</text:span></text:p>
      <text:p text:style-name="P38"><text:span text:style-name="T29">Т</text:span><text:span text:style-name="T28">аблица 1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5">1. Календарный фонд времени, КФВ (дни)</text:p>
          </table:table-cell>
          <table:table-cell table:style-name="Table2.B1" office:value-type="string">
            <text:p text:style-name="P75">31</text:p>
          </table:table-cell>
        </table:table-row>
        <table:table-row>
          <table:table-cell table:style-name="Table2.A2" office:value-type="string">
            <text:p text:style-name="P75">2. Нерабочих дней (дни)</text:p>
          </table:table-cell>
          <table:table-cell table:style-name="Table2.B2" office:value-type="string">
            <text:p text:style-name="P75">9</text:p>
          </table:table-cell>
        </table:table-row>
        <table:table-row>
          <table:table-cell table:style-name="Table2.A2" office:value-type="string">
            <text:p text:style-name="P75">3. Номинальный фонд времени, НФВ (дни)</text:p>
          </table:table-cell>
          <table:table-cell table:style-name="Table2.B2" office:value-type="string">
            <text:p text:style-name="P75">22</text:p>
          </table:table-cell>
        </table:table-row>
        <table:table-row>
          <table:table-cell table:style-name="Table2.A2" office:value-type="string">
            <text:p text:style-name="P75">4. Неявки на работу (дни)</text:p>
          </table:table-cell>
          <table:table-cell table:style-name="Table2.B2" office:value-type="string">
            <text:p text:style-name="P74">2,64</text:p>
          </table:table-cell>
        </table:table-row>
        <table:table-row>
          <table:table-cell table:style-name="Table2.A2" office:value-type="string">
            <text:p text:style-name="P74">5. Рабочих дней <text:span text:style-name="T8">(дни)</text:span></text:p>
          </table:table-cell>
          <table:table-cell table:style-name="Table2.B2" office:value-type="string">
            <text:p text:style-name="P74">19,36</text:p>
          </table:table-cell>
        </table:table-row>
        <table:table-row>
          <table:table-cell table:style-name="Table2.A2" office:value-type="string">
            <text:p text:style-name="P74">6. Потери рабочего времени <text:span text:style-name="T8">(часы)</text:span></text:p>
          </table:table-cell>
          <table:table-cell table:style-name="Table2.B2" office:value-type="string">
            <text:p text:style-name="P74">0,41</text:p>
          </table:table-cell>
        </table:table-row>
        <table:table-row>
          <table:table-cell table:style-name="Table2.A2" office:value-type="string">
            <text:p text:style-name="P74">7. Нормированная продолжительность <text:span text:style-name="T8">(часы)</text:span></text:p>
          </table:table-cell>
          <table:table-cell table:style-name="Table2.B2" office:value-type="string">
            <text:p text:style-name="P74">8</text:p>
          </table:table-cell>
        </table:table-row>
        <table:table-row>
          <table:table-cell table:style-name="Table2.A2" office:value-type="string">
            <text:p text:style-name="P74">8. Средняя продолжительность <text:span text:style-name="T8">(часы)</text:span></text:p>
          </table:table-cell>
          <table:table-cell table:style-name="Table2.B2" office:value-type="string">
            <text:p text:style-name="P74">7,59</text:p>
          </table:table-cell>
        </table:table-row>
        <table:table-row>
          <table:table-cell table:style-name="Table2.A2" office:value-type="string">
            <text:p text:style-name="P74">9. Эффективный фонд времени, Ф<text:span text:style-name="T9">эфф </text:span><text:span text:style-name="T11">(часы)</text:span></text:p>
          </table:table-cell>
          <table:table-cell table:style-name="Table2.B2" office:value-type="string">
            <text:p text:style-name="P75">146,94</text:p>
          </table:table-cell>
        </table:table-row>
      </table:table>
      <text:p text:style-name="P40"/>
      <text:p text:style-name="P34"><draw:frame draw:style-name="fr3" draw:name="Object3" text:anchor-type="as-char" svg:y="-0.152in" svg:width="2.9807in" svg:height="0.1992in" draw:z-index="50"><draw:object xlink:href="./Object 3" xlink:type="simple" xlink:show="embed" xlink:actuate="onLoad"/><draw:image xlink:href="./ObjectReplacements/Object 3" xlink:type="simple" xlink:show="embed" xlink:actuate="onLoad"/></draw:frame></text:p>
      <text:p text:style-name="P34"><draw:frame draw:style-name="fr3" draw:name="Object2" text:anchor-type="as-char" svg:y="-0.152in" svg:width="4.3728in" svg:height="0.1992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95"><draw:frame draw:style-name="fr3" draw:name="Object1" text:anchor-type="as-char" svg:y="-0.152in" svg:width="6.048in" svg:height="0.1992in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P104" text:outline-level="1"><text:bookmark-start text:name="__RefHeading__876_1503328234"/>3. <text:span text:style-name="T27">РАСЧЕТ КОЛИЧЕСТВА ОБОРУДОВАНИЯ И РАБОЧИХ МЕСТ</text:span><text:bookmark-end text:name="__RefHeading__876_1503328234"/></text:h>
      <text:p text:style-name="P24">Производственная мощность (ПМ) - максимально возможный выпуск продукции за единицу времени при полном использовании производственного оборудования и производственных площадей. ПМ - измеряется в тех же единицах , в которых планируется производство продукции в натуральном измерении. </text:p>
      <text:p text:style-name="P26">П<text:span text:style-name="T38">М</text:span> устанавливается по оборудованию, являющемуся основным в технологическом и экономическом отношении. Для того чтобы предприятие смогло выполнить план производства нужно установить требуемое количество оборудования на каждой операции.</text:p>
      <text:h text:style-name="P113" text:outline-level="2"><text:bookmark-start text:name="__RefHeading__1137_1503328234"/>3.1 Расчет расчетного количества оборудования<text:bookmark-end text:name="__RefHeading__1137_1503328234"/></text:h>
      <text:p text:style-name="P35"><draw:frame draw:style-name="fr3" draw:name="Object4" text:anchor-type="as-char" svg:y="-0.2693in" svg:width="3.1252in" svg:height="0.4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6"><draw:frame draw:style-name="fr3" draw:name="Object5" text:anchor-type="as-char" svg:y="-0.2693in" svg:width="3.1256in" svg:height="0.442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6"><draw:frame draw:style-name="fr3" draw:name="Object7" text:anchor-type="as-char" svg:y="-0.2693in" svg:width="3.1252in" svg:height="0.4429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6"><draw:frame draw:style-name="fr3" draw:name="Object8" text:anchor-type="as-char" svg:y="-0.2693in" svg:width="3.1272in" svg:height="0.442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h text:style-name="P113" text:outline-level="2"><text:bookmark-start text:name="__RefHeading__1139_1503328234"/>3.2 Расчет принятого количества оборудования<text:bookmark-end text:name="__RefHeading__1139_1503328234"/></text:h>
      <text:p text:style-name="P36"><draw:frame draw:style-name="fr3" draw:name="Object9" text:anchor-type="as-char" svg:y="-0.1484in" svg:width="1.8165in" svg:height="0.2098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6"><draw:frame draw:style-name="fr3" draw:name="Object10" text:anchor-type="as-char" svg:y="-0.1484in" svg:width="1.8189in" svg:height="0.2098in" draw:z-index="5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6"><draw:frame draw:style-name="fr3" draw:name="Object11" text:anchor-type="as-char" svg:y="-0.1484in" svg:width="1.8209in" svg:height="0.2098in" draw:z-index="5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6"><draw:frame draw:style-name="fr3" draw:name="Object12" text:anchor-type="as-char" svg:y="-0.1484in" svg:width="1.828in" svg:height="0.2098in" draw:z-index="5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h text:style-name="P116" text:outline-level="2"/>
      <text:h text:style-name="P119" text:outline-level="2"><text:bookmark-start text:name="__RefHeading__1141_1503328234"/>3.3 Расчет процента загрузки<text:bookmark-end text:name="__RefHeading__1141_1503328234"/></text:h>
      <text:p text:style-name="P40"><draw:frame draw:style-name="fr3" draw:name="Object13" text:anchor-type="as-char" svg:y="-0.2693in" svg:width="2.4256in" svg:height="0.4429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40"><draw:frame draw:style-name="fr3" draw:name="Object14" text:anchor-type="as-char" svg:y="-0.2693in" svg:width="2.4307in" svg:height="0.4429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0"><draw:frame draw:style-name="fr3" draw:name="Object15" text:anchor-type="as-char" svg:y="-0.2693in" svg:width="2.5563in" svg:height="0.442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0"><draw:frame draw:style-name="fr3" draw:name="Object16" text:anchor-type="as-char" svg:y="-0.2693in" svg:width="2.561in" svg:height="0.442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h text:style-name="P114" text:outline-level="2"><text:bookmark-start text:name="__RefHeading__1143_1503328234"/>3.4 Расчет производственной мощности<text:bookmark-end text:name="__RefHeading__1143_1503328234"/></text:h>
      <text:p text:style-name="P41"><draw:frame draw:style-name="fr3" draw:name="Object17" text:anchor-type="as-char" svg:y="-0.2693in" svg:width="4.7563in" svg:height="0.4429in" draw:z-index="15"><draw:object xlink:href="./Object 17" xlink:type="simple" xlink:show="embed" xlink:actuate="onLoad"/><draw:image xlink:href="./ObjectReplacements/Object 17" xlink:type="simple" xlink:show="embed" xlink:actuate="onLoad"/></draw:frame></text:p>
      <text:h text:style-name="P110" text:outline-level="1"><text:bookmark-start text:name="__RefHeading__1145_1503328234"/>4. <text:span text:style-name="T27">РАСЧЕТ ЗАРАБОТНОЙ ПЛАТЫ</text:span><text:bookmark-end text:name="__RefHeading__1145_1503328234"/></text:h>
      <text:p text:style-name="P29">Заработная плата (ЗП) - вознаграждение за труд которое получает каждый работник.</text:p>
      <text:p text:style-name="P27">Наибольшее распространение на предприятиях различных форм собственности получили две формы оплаты труда:</text:p>
      <text:list xml:id="list1061597404122907161" text:style-name="L137">
        <text:list-item>
          <text:p text:style-name="P23">сдельная - оплата за каждую единицу продукции или выполненный объем работ;</text:p>
        </text:list-item>
        <text:list-item>
          <text:p text:style-name="P23">повременная - оплата за отработанное время, но не календарное, а нормативное которое предусматривается тарифной системой</text:p>
        </text:list-item>
      </text:list>
      <text:p text:style-name="P65">Тарифная ставка I-го разряда: <draw:frame draw:style-name="fr3" draw:name="Object20" text:anchor-type="as-char" svg:y="-0.2437in" svg:width="1.7925in" svg:height="0.3929in" draw:z-index="58"><draw:object xlink:href="./Object 20" xlink:type="simple" xlink:show="embed" xlink:actuate="onLoad"/><draw:image xlink:href="./ObjectReplacements/Object 20" xlink:type="simple" xlink:show="embed" xlink:actuate="onLoad"/></draw:frame></text:p>
      <text:p text:style-name="P63">Количество вспомогательных рабочих: <draw:frame draw:style-name="fr3" draw:name="Object24" text:anchor-type="as-char" svg:y="-0.1598in" svg:width="2.3654in" svg:height="0.2307in" draw:z-index="59"><draw:object xlink:href="./Object 24" xlink:type="simple" xlink:show="embed" xlink:actuate="onLoad"/><draw:image xlink:href="./ObjectReplacements/Object 24" xlink:type="simple" xlink:show="embed" xlink:actuate="onLoad"/></draw:frame></text:p>
      <text:h text:style-name="P117" text:outline-level="2"><text:bookmark-start text:name="__RefHeading__1147_1503328234"/>4.1 Расчет заработной платы рабочих-повременщиков<text:bookmark-end text:name="__RefHeading__1147_1503328234"/></text:h>
      <text:p text:style-name="P62"><draw:frame draw:style-name="fr3" draw:name="Object18" text:anchor-type="as-char" svg:y="-0.1484in" svg:width="4.3398in" svg:height="0.209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4"><draw:frame draw:style-name="fr3" draw:name="Object19" text:anchor-type="as-char" svg:y="-0.1484in" svg:width="4.4689in" svg:height="0.2098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P114" text:outline-level="2"><text:bookmark-start text:name="__RefHeading__1149_1503328234"/>4.2 Расчет заработной платы рабочих-сдельщиков<text:bookmark-end text:name="__RefHeading__1149_1503328234"/></text:h>
      <text:p text:style-name="P42"><draw:frame draw:style-name="fr3" draw:name="Object25" text:anchor-type="as-char" svg:y="-0.2693in" svg:width="6.8543in" svg:height="0.4354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2"><draw:frame draw:style-name="fr3" draw:name="Object26" text:anchor-type="as-char" svg:y="-0.2693in" svg:width="6.8543in" svg:height="0.4339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8"><text:span text:style-name="T29">Т</text:span><text:span text:style-name="T28">аблица 2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76"><text:span text:style-name="T18">Р</text:span>аботник</text:p>
          </table:table-cell>
          <table:table-cell table:style-name="Table3.A1" office:value-type="string">
            <text:p text:style-name="P76">Разряд</text:p>
          </table:table-cell>
          <table:table-cell table:style-name="Table3.A1" office:value-type="string">
            <text:p text:style-name="P76">Кол-во </text:p>
            <text:p text:style-name="P76">человек</text:p>
          </table:table-cell>
          <table:table-cell table:style-name="Table3.A1" office:value-type="string">
            <text:p text:style-name="P76">Т,<text:span text:style-name="T10"> </text:span></text:p>
            <text:p text:style-name="P96">(руб)</text:p>
          </table:table-cell>
          <table:table-cell table:style-name="Table3.A1" office:value-type="string">
            <text:p text:style-name="P76">ЗП, (руб)</text:p>
          </table:table-cell>
          <table:table-cell table:style-name="Table3.F1" office:value-type="string">
            <text:p text:style-name="P77"><text:span text:style-name="T18">ФЗ</text:span>П, (руб)</text:p>
          </table:table-cell>
        </table:table-row>
        <table:table-row>
          <table:table-cell table:style-name="Table3.A3" table:number-rows-spanned="2" office:value-type="string">
            <text:p text:style-name="P97">Повременщики</text:p>
          </table:table-cell>
          <table:table-cell table:style-name="Table3.B2" office:value-type="string">
            <text:p text:style-name="P78">4</text:p>
          </table:table-cell>
          <table:table-cell table:style-name="Table3.C2" office:value-type="string">
            <text:p text:style-name="P78">2</text:p>
          </table:table-cell>
          <table:table-cell table:style-name="Table3.D6" office:value-type="string">
            <text:p text:style-name="P78">74,6</text:p>
          </table:table-cell>
          <table:table-cell table:style-name="Table3.E2" office:value-type="string">
            <text:p text:style-name="P78">10 961,72</text:p>
          </table:table-cell>
          <table:table-cell table:style-name="Table3.F2" office:value-type="string">
            <text:p text:style-name="P79">21 923,44</text:p>
          </table:table-cell>
        </table:table-row>
        <table:table-row>
          <table:covered-table-cell/>
          <table:table-cell table:style-name="Table3.B3" office:value-type="string">
            <text:p text:style-name="P78">3</text:p>
          </table:table-cell>
          <table:table-cell table:style-name="Table3.C3" office:value-type="string">
            <text:p text:style-name="P78">3</text:p>
          </table:table-cell>
          <table:table-cell table:style-name="Table3.D6" office:value-type="string">
            <text:p text:style-name="P78">65,6</text:p>
          </table:table-cell>
          <table:table-cell table:style-name="Table3.E3" office:value-type="string">
            <text:p text:style-name="P78">9 646, 31</text:p>
          </table:table-cell>
          <table:table-cell table:style-name="Table3.F3" office:value-type="string">
            <text:p text:style-name="P79">28 938,93</text:p>
          </table:table-cell>
        </table:table-row>
        <table:table-row>
          <table:table-cell table:style-name="Table3.A5" table:number-rows-spanned="2" office:value-type="string">
            <text:p text:style-name="P97">Сдельщики</text:p>
          </table:table-cell>
          <table:table-cell table:style-name="Table3.B4" office:value-type="string">
            <text:p text:style-name="P78">6</text:p>
          </table:table-cell>
          <table:table-cell table:style-name="Table3.C4" office:value-type="string">
            <text:p text:style-name="P78">3</text:p>
          </table:table-cell>
          <table:table-cell table:style-name="Table3.D6" office:value-type="string">
            <text:p text:style-name="P78">101,8</text:p>
          </table:table-cell>
          <table:table-cell table:style-name="Table3.E4" office:value-type="string">
            <text:p text:style-name="P80">14 260</text:p>
          </table:table-cell>
          <table:table-cell table:style-name="Table3.F4" office:value-type="string">
            <text:p text:style-name="P80">42 780</text:p>
          </table:table-cell>
        </table:table-row>
        <table:table-row>
          <table:covered-table-cell/>
          <table:table-cell table:style-name="Table3.B5" office:value-type="string">
            <text:p text:style-name="P78">5</text:p>
          </table:table-cell>
          <table:table-cell table:style-name="Table3.C5" office:value-type="string">
            <text:p text:style-name="P78">6</text:p>
          </table:table-cell>
          <table:table-cell table:style-name="Table3.D6" office:value-type="string">
            <text:p text:style-name="P78">92,3</text:p>
          </table:table-cell>
          <table:table-cell table:style-name="Table3.E5" office:value-type="string">
            <text:p text:style-name="P80">12 460</text:p>
          </table:table-cell>
          <table:table-cell table:style-name="Table3.F5" office:value-type="string">
            <text:p text:style-name="P79">74 7<text:span text:style-name="T12">60</text:span></text:p>
          </table:table-cell>
        </table:table-row>
        <table:table-row>
          <table:table-cell table:style-name="Table3.A6" office:value-type="string">
            <text:p text:style-name="P97">Вспомогательные</text:p>
          </table:table-cell>
          <table:table-cell table:style-name="Table3.B6" office:value-type="string">
            <text:p text:style-name="P78">-</text:p>
          </table:table-cell>
          <table:table-cell table:style-name="Table3.C6" office:value-type="string">
            <text:p text:style-name="P81">2</text:p>
          </table:table-cell>
          <table:table-cell table:style-name="Table3.D6" office:value-type="string">
            <text:p text:style-name="P74">-</text:p>
          </table:table-cell>
          <table:table-cell table:style-name="Table3.E6" office:value-type="string">
            <text:p text:style-name="P78">5 965</text:p>
          </table:table-cell>
          <table:table-cell table:style-name="Table3.F6" office:value-type="string">
            <text:p text:style-name="P79">1<text:span text:style-name="T24">1 930</text:span></text:p>
          </table:table-cell>
        </table:table-row>
        <table:table-row>
          <table:table-cell table:style-name="Table3.A7" office:value-type="string">
            <text:p text:style-name="P98">Мастер</text:p>
          </table:table-cell>
          <table:table-cell table:style-name="Table3.B7" office:value-type="string">
            <text:p text:style-name="P74">-</text:p>
          </table:table-cell>
          <table:table-cell table:style-name="Table3.C7" office:value-type="string">
            <text:p text:style-name="P78">1</text:p>
          </table:table-cell>
          <table:table-cell table:style-name="Table3.D7" office:value-type="string">
            <text:p text:style-name="P74">-</text:p>
          </table:table-cell>
          <table:table-cell table:style-name="Table3.E7" office:value-type="string">
            <text:p text:style-name="P78">20 000</text:p>
          </table:table-cell>
          <table:table-cell table:style-name="Table3.F7" office:value-type="string">
            <text:p text:style-name="P79">20 000</text:p>
          </table:table-cell>
        </table:table-row>
        <table:table-row>
          <table:table-cell table:style-name="Table3.A8" office:value-type="string">
            <text:p text:style-name="P82">Итого</text:p>
          </table:table-cell>
          <table:table-cell table:style-name="Table3.B8" office:value-type="string">
            <text:p text:style-name="P74">-</text:p>
          </table:table-cell>
          <table:table-cell table:style-name="Table3.C8" office:value-type="string">
            <text:p text:style-name="P78">-</text:p>
          </table:table-cell>
          <table:table-cell table:style-name="Table3.D8" office:value-type="string">
            <text:p text:style-name="P74">-</text:p>
          </table:table-cell>
          <table:table-cell table:style-name="Table3.E8" office:value-type="string">
            <text:p text:style-name="P78">73 294,61</text:p>
          </table:table-cell>
          <table:table-cell table:style-name="Table3.F8" office:value-type="string">
            <text:p text:style-name="P79">20<text:span text:style-name="T25">0</text:span> <text:span text:style-name="T25">332</text:span>,<text:span text:style-name="T12">3</text:span>7</text:p>
          </table:table-cell>
        </table:table-row>
      </table:table>
      <text:p text:style-name="P37"/>
      <text:h text:style-name="P106" text:outline-level="1"><text:bookmark-start text:name="__RefHeading__1040_928131005"/>5. <text:span text:style-name="T27">РАСЧЕТ НАЛОГОВ ОТ ФОНДА ЗАРАБОТНОЙ ПЛАТЫ</text:span><text:bookmark-end text:name="__RefHeading__1040_928131005"/></text:h>
      <text:p text:style-name="P43"><draw:frame draw:style-name="fr3" draw:name="Object21" text:anchor-type="as-char" svg:y="-0.152in" svg:width="1.4992in" svg:height="0.2134in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43"><draw:frame draw:style-name="fr3" draw:name="Object22" text:anchor-type="as-char" svg:y="-0.152in" svg:width="4.278in" svg:height="0.2134in" draw:z-index="60"><draw:object xlink:href="./Object 22" xlink:type="simple" xlink:show="embed" xlink:actuate="onLoad"/><draw:image xlink:href="./ObjectReplacements/Object 22" xlink:type="simple" xlink:show="embed" xlink:actuate="onLoad"/></draw:frame></text:p>
      <text:p text:style-name="P43"><draw:frame draw:style-name="fr3" draw:name="Object23" text:anchor-type="as-char" svg:y="-0.152in" svg:width="3.3311in" svg:height="0.2008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3"><draw:frame draw:style-name="fr3" draw:name="Object27" text:anchor-type="as-char" svg:y="-0.152in" svg:width="2.5339in" svg:height="0.2008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3"><draw:frame draw:style-name="fr3" draw:name="Object28" text:anchor-type="as-char" svg:y="-0.152in" svg:width="2.5909in" svg:height="0.2134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P101" text:outline-level="1"><text:bookmark-start text:name="__RefHeading__1042_928131005"/>6. Р<text:span text:style-name="T27">АСЧЕТ</text:span> <text:span text:style-name="T27">СТОИМОСТИ ПОТРЕБЛЕННОЙ ЭЛЕКТРОЭНЕРГИИ</text:span><text:bookmark-end text:name="__RefHeading__1042_928131005"/></text:h>
      <text:p text:style-name="P38"><text:span text:style-name="T29">Таблица </text:span><text:span text:style-name="T28">3</text:span></text:p>
      <table:table table:name="Table4" table:style-name="Table4">
        <table:table-column table:style-name="Table4.A" table:number-columns-repeated="4"/>
        <table:table-column table:style-name="Table4.E"/>
        <table:table-row>
          <table:table-cell table:style-name="Table4.A1" office:value-type="string">
            <text:p text:style-name="P84">Наименование</text:p>
            <text:p text:style-name="P84">оборудования</text:p>
          </table:table-cell>
          <table:table-cell table:style-name="Table4.A1" office:value-type="string">
            <text:p text:style-name="P84">Количество</text:p>
            <text:p text:style-name="P84">оборудования, (шт)</text:p>
          </table:table-cell>
          <table:table-cell table:style-name="Table4.A1" office:value-type="string">
            <text:p text:style-name="P84">Потребляемая мощность единицы (кВт/ч)</text:p>
          </table:table-cell>
          <table:table-cell table:style-name="Table4.A1" office:value-type="string">
            <text:p text:style-name="P84">Время работы (час)</text:p>
          </table:table-cell>
          <table:table-cell table:style-name="Table4.E1" office:value-type="string">
            <text:p text:style-name="P84">Потребление электроэнергии (кВт/ч)</text:p>
          </table:table-cell>
        </table:table-row>
        <table:table-row>
          <table:table-cell table:style-name="Table4.D5" office:value-type="string">
            <text:p text:style-name="P85">Оборудование 1</text:p>
          </table:table-cell>
          <table:table-cell table:style-name="Table4.D5" office:value-type="string">
            <text:p text:style-name="P85">2</text:p>
          </table:table-cell>
          <table:table-cell table:style-name="Table4.D5" office:value-type="string">
            <text:p text:style-name="P85">2</text:p>
          </table:table-cell>
          <table:table-cell table:style-name="Table4.D5" office:value-type="string">
            <text:p text:style-name="P85">146,94</text:p>
          </table:table-cell>
          <table:table-cell table:style-name="Table4.E5" office:value-type="string">
            <text:p text:style-name="P85">587,76</text:p>
          </table:table-cell>
        </table:table-row>
        <table:table-row>
          <table:table-cell table:style-name="Table4.D5" office:value-type="string">
            <text:p text:style-name="P85">Оборудование 2</text:p>
          </table:table-cell>
          <table:table-cell table:style-name="Table4.D5" office:value-type="string">
            <text:p text:style-name="P85">3</text:p>
          </table:table-cell>
          <table:table-cell table:style-name="Table4.D5" office:value-type="string">
            <text:p text:style-name="P85">3</text:p>
          </table:table-cell>
          <table:table-cell table:style-name="Table4.D5" office:value-type="string">
            <text:p text:style-name="P85">146,94</text:p>
          </table:table-cell>
          <table:table-cell table:style-name="Table4.E5" office:value-type="string">
            <text:p text:style-name="P85">1322,46</text:p>
          </table:table-cell>
        </table:table-row>
        <table:table-row>
          <table:table-cell table:style-name="Table4.D5" office:value-type="string">
            <text:p text:style-name="P85">Оборудование 3</text:p>
          </table:table-cell>
          <table:table-cell table:style-name="Table4.D5" office:value-type="string">
            <text:p text:style-name="P85">3</text:p>
          </table:table-cell>
          <table:table-cell table:style-name="Table4.D5" office:value-type="string">
            <text:p text:style-name="P85">3</text:p>
          </table:table-cell>
          <table:table-cell table:style-name="Table4.D5" office:value-type="string">
            <text:p text:style-name="P85">146,94</text:p>
          </table:table-cell>
          <table:table-cell table:style-name="Table4.E5" office:value-type="string">
            <text:p text:style-name="P85">1322,46</text:p>
          </table:table-cell>
        </table:table-row>
        <table:table-row table:style-name="Table4.5">
          <table:table-cell table:style-name="Table4.D5" office:value-type="string">
            <text:p text:style-name="P85">Оборудование 4</text:p>
          </table:table-cell>
          <table:table-cell table:style-name="Table4.D5" office:value-type="string">
            <text:p text:style-name="P85">6</text:p>
          </table:table-cell>
          <table:table-cell table:style-name="Table4.D5" office:value-type="string">
            <text:p text:style-name="P85">2</text:p>
          </table:table-cell>
          <table:table-cell table:style-name="Table4.D5" office:value-type="string">
            <text:p text:style-name="P85">146,94</text:p>
          </table:table-cell>
          <table:table-cell table:style-name="Table4.E5" office:value-type="string">
            <text:p text:style-name="P85">1763,28</text:p>
          </table:table-cell>
        </table:table-row>
      </table:table>
      <text:p text:style-name="P44"/>
      <text:p text:style-name="P44"><draw:frame draw:style-name="fr3" draw:name="Object29" text:anchor-type="as-char" svg:y="-0.152in" svg:width="2.4256in" svg:height="0.1992in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P44"><draw:frame draw:style-name="fr3" draw:name="Object30" text:anchor-type="as-char" svg:y="-0.152in" svg:width="4.3752in" svg:height="0.2008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44"><draw:frame draw:style-name="fr3" draw:name="Object31" text:anchor-type="as-char" svg:y="-0.152in" svg:width="4.1398in" svg:height="0.2008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h text:style-name="P101" text:outline-level="1"><text:bookmark-start text:name="__RefHeading__1044_928131005"/>7. Р<text:span text:style-name="T27">АСЧЕТ СТОИМОСТИ АРЕНДЫ</text:span><text:bookmark-end text:name="__RefHeading__1044_928131005"/></text:h>
      <text:p text:style-name="P45"><draw:frame draw:style-name="fr3" draw:name="Object32" text:anchor-type="as-char" svg:y="-0.152in" svg:width="3.3835in" svg:height="0.2134in" draw:z-index="30"><draw:object xlink:href="./Object 32" xlink:type="simple" xlink:show="embed" xlink:actuate="onLoad"/><draw:image xlink:href="./ObjectReplacements/Object 32" xlink:type="simple" xlink:show="embed" xlink:actuate="onLoad"/></draw:frame></text:p>
      <text:h text:style-name="P101" text:outline-level="1"><text:bookmark-start text:name="__RefHeading__1046_928131005"/>8. Р<text:span text:style-name="T27">АСЧЕТ СУММЫ ПРОЦЕНТОВ</text:span>, <text:span text:style-name="T27">ВЫПЛАЧИВАЕМЫХ ЗА КРЕДИТ БАНКУ</text:span><text:bookmark-end text:name="__RefHeading__1046_928131005"/></text:h>
      <text:p text:style-name="P37"><draw:frame draw:style-name="fr3" draw:name="Объект1" text:anchor-type="as-char" svg:y="-0.1484in" svg:width="3.3256in" svg:height="0.1909in" draw:z-index="61"><draw:object xlink:href="./Object 47" xlink:type="simple" xlink:show="embed" xlink:actuate="onLoad"/><draw:image xlink:href="./ObjectReplacements/Object 47" xlink:type="simple" xlink:show="embed" xlink:actuate="onLoad"/></draw:frame></text:p>
      <text:p text:style-name="P45"><draw:frame draw:style-name="fr3" draw:name="Object33" text:anchor-type="as-char" svg:y="-0.1602in" svg:width="5.198in" svg:height="0.2492in" draw:z-index="31"><draw:object xlink:href="./Object 33" xlink:type="simple" xlink:show="embed" xlink:actuate="onLoad"/><draw:image xlink:href="./ObjectReplacements/Object 33" xlink:type="simple" xlink:show="embed" xlink:actuate="onLoad"/></draw:frame></text:p>
      <text:p text:style-name="P45"><draw:frame draw:style-name="fr3" draw:name="Object34" text:anchor-type="as-char" svg:y="-0.152in" svg:width="5.2575in" svg:height="0.213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5"><draw:frame draw:style-name="fr3" draw:name="Object35" text:anchor-type="as-char" svg:y="-0.152in" svg:width="5.4035in" svg:height="0.2134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5"><draw:frame draw:style-name="fr3" draw:name="Object36" text:anchor-type="as-char" svg:y="-0.152in" svg:width="5.411in" svg:height="0.2134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45"><draw:frame draw:style-name="fr3" draw:name="Object37" text:anchor-type="as-char" svg:y="-0.152in" svg:width="5.2717in" svg:height="0.2134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45"><text:soft-page-break/><draw:frame draw:style-name="fr3" draw:name="Object38" text:anchor-type="as-char" svg:y="-0.152in" svg:width="5.802in" svg:height="0.2134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39"><draw:frame draw:style-name="fr3" draw:name="Object39" text:anchor-type="as-char" svg:y="-0.1484in" svg:width="3.3398in" svg:height="0.2098in" draw:z-index="110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46"><draw:frame draw:style-name="fr3" draw:name="Object40" text:anchor-type="as-char" svg:y="-0.152in" svg:width="2.6752in" svg:height="0.2134in" draw:z-index="3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46"><draw:frame draw:style-name="fr3" draw:name="Object41" text:anchor-type="as-char" svg:y="-0.152in" svg:width="2.5472in" svg:height="0.2134in" draw:z-index="3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46"><draw:frame draw:style-name="fr3" draw:name="Object42" text:anchor-type="as-char" svg:y="-0.152in" svg:width="2.7772in" svg:height="0.2134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6"><draw:frame draw:style-name="fr3" draw:name="Object43" text:anchor-type="as-char" svg:y="-0.152in" svg:width="2.7902in" svg:height="0.2134in" draw:z-index="4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46"><draw:frame draw:style-name="fr3" draw:name="Object44" text:anchor-type="as-char" svg:y="-0.2811in" svg:width="2.0756in" svg:height="0.4492in" draw:z-index="4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6"/>
      <text:p text:style-name="P46"><draw:frame draw:style-name="fr3" draw:name="Object45" text:anchor-type="as-char" svg:y="-0.1701in" svg:width="4.2201in" svg:height="0.2283in" draw:z-index="4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46"><draw:frame draw:style-name="fr3" draw:name="Object46" text:anchor-type="as-char" svg:y="-0.3098in" svg:width="4.9882in" svg:height="0.4583in" draw:z-index="4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h text:style-name="P106" text:outline-level="1"><text:bookmark-start text:name="__RefHeading___Toc902_1023796751"/>9. <text:span text:style-name="T17">Р</text:span><text:span text:style-name="T21">АСЧЕТ АМОРТИЗАЦИИ</text:span><text:bookmark-end text:name="__RefHeading___Toc902_1023796751"/></text:h>
      <text:p text:style-name="P38"><text:span text:style-name="T32">Таблица </text:span><text:span text:style-name="T31">4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86">№ оборудования</text:p>
          </table:table-cell>
          <table:table-cell table:style-name="Таблица2.A1" office:value-type="string">
            <text:p text:style-name="P86">ОПФ<text:span text:style-name="T9">перв</text:span><text:span text:style-name="T10"> (т.р.)</text:span></text:p>
          </table:table-cell>
          <table:table-cell table:style-name="Таблица2.A1" office:value-type="string">
            <text:p text:style-name="P86">Т<text:span text:style-name="T9">н</text:span><text:span text:style-name="T10"> (года)</text:span></text:p>
          </table:table-cell>
          <table:table-cell table:style-name="Таблица2.A1" office:value-type="string">
            <text:p text:style-name="P86">Н<text:span text:style-name="T9">аморт/год</text:span><text:span text:style-name="T10"> (%)</text:span></text:p>
          </table:table-cell>
          <table:table-cell table:style-name="Таблица2.A1" office:value-type="string">
            <text:p text:style-name="P86">Н<text:span text:style-name="T9">аморт/мес</text:span><text:span text:style-name="T10"> (%)</text:span></text:p>
          </table:table-cell>
          <table:table-cell table:style-name="Таблица2.A1" office:value-type="string">
            <text:p text:style-name="P87">АО<text:span text:style-name="T9">мес</text:span><text:span text:style-name="T10"> (руб.)</text:span></text:p>
          </table:table-cell>
          <table:table-cell table:style-name="Таблица2.G1" office:value-type="string">
            <text:p text:style-name="P74"><draw:frame draw:style-name="fr3" draw:name="Объект2" text:anchor-type="as-char" svg:y="-0.1602in" svg:width="0.2728in" svg:height="0.2492in" draw:z-index="49"><draw:object xlink:href="./Object 6" xlink:type="simple" xlink:show="embed" xlink:actuate="onLoad"/><draw:image xlink:href="./ObjectReplacements/Object 6" xlink:type="simple" xlink:show="embed" xlink:actuate="onLoad"/></draw:frame><text:span text:style-name="T22">АО за месяц на операцию (руб)</text:span></text:p>
            <text:p text:style-name="P22"/>
          </table:table-cell>
        </table:table-row>
        <table:table-row>
          <table:table-cell table:style-name="Таблица2.A2" office:value-type="string">
            <text:p text:style-name="P87">Оборудование 1</text:p>
          </table:table-cell>
          <table:table-cell table:style-name="Таблица2.A2" office:value-type="string">
            <text:p text:style-name="P87">21,7</text:p>
          </table:table-cell>
          <table:table-cell table:style-name="Таблица2.A2" office:value-type="string">
            <text:p text:style-name="P87">5</text:p>
          </table:table-cell>
          <table:table-cell table:style-name="Таблица2.A2" office:value-type="string">
            <text:p text:style-name="P87">20</text:p>
          </table:table-cell>
          <table:table-cell table:style-name="Таблица2.A2" office:value-type="string">
            <text:p text:style-name="P87">1,66</text:p>
          </table:table-cell>
          <table:table-cell table:style-name="Таблица2.A2" office:value-type="string">
            <text:p text:style-name="P87">251,72</text:p>
          </table:table-cell>
          <table:table-cell table:style-name="Таблица2.G2" office:value-type="string">
            <text:p text:style-name="P87">503,44</text:p>
          </table:table-cell>
        </table:table-row>
        <table:table-row>
          <table:table-cell table:style-name="Таблица2.A2" office:value-type="string">
            <text:p text:style-name="P87">Оборудование 2</text:p>
          </table:table-cell>
          <table:table-cell table:style-name="Таблица2.A2" office:value-type="string">
            <text:p text:style-name="P87">116,7</text:p>
          </table:table-cell>
          <table:table-cell table:style-name="Таблица2.A2" office:value-type="string">
            <text:p text:style-name="P87">4</text:p>
          </table:table-cell>
          <table:table-cell table:style-name="Таблица2.A2" office:value-type="string">
            <text:p text:style-name="P87">25</text:p>
          </table:table-cell>
          <table:table-cell table:style-name="Таблица2.A2" office:value-type="string">
            <text:p text:style-name="P87">2,08</text:p>
          </table:table-cell>
          <table:table-cell table:style-name="Таблица2.A2" office:value-type="string">
            <text:p text:style-name="P87">2 427,36</text:p>
          </table:table-cell>
          <table:table-cell table:style-name="Таблица2.G2" office:value-type="string">
            <text:p text:style-name="P87">7 282,08</text:p>
          </table:table-cell>
        </table:table-row>
        <table:table-row>
          <table:table-cell table:style-name="Таблица2.A2" office:value-type="string">
            <text:p text:style-name="P87">Оборудование 3</text:p>
          </table:table-cell>
          <table:table-cell table:style-name="Таблица2.A2" office:value-type="string">
            <text:p text:style-name="P87">147,7</text:p>
          </table:table-cell>
          <table:table-cell table:style-name="Таблица2.A2" office:value-type="string">
            <text:p text:style-name="P87">5</text:p>
          </table:table-cell>
          <table:table-cell table:style-name="Таблица2.A2" office:value-type="string">
            <text:p text:style-name="P87">20</text:p>
          </table:table-cell>
          <table:table-cell table:style-name="Таблица2.A2" office:value-type="string">
            <text:p text:style-name="P87">1,66</text:p>
          </table:table-cell>
          <table:table-cell table:style-name="Таблица2.A2" office:value-type="string">
            <text:p text:style-name="P87">2 451,82</text:p>
          </table:table-cell>
          <table:table-cell table:style-name="Таблица2.G2" office:value-type="string">
            <text:p text:style-name="P87">7 355,46</text:p>
          </table:table-cell>
        </table:table-row>
        <table:table-row>
          <table:table-cell table:style-name="Таблица2.A2" office:value-type="string">
            <text:p text:style-name="P87">Оборудование 4</text:p>
          </table:table-cell>
          <table:table-cell table:style-name="Таблица2.A2" office:value-type="string">
            <text:p text:style-name="P87">96,7</text:p>
          </table:table-cell>
          <table:table-cell table:style-name="Таблица2.A2" office:value-type="string">
            <text:p text:style-name="P87">3</text:p>
          </table:table-cell>
          <table:table-cell table:style-name="Таблица2.A2" office:value-type="string">
            <text:p text:style-name="P87">33,3</text:p>
          </table:table-cell>
          <table:table-cell table:style-name="Таблица2.A2" office:value-type="string">
            <text:p text:style-name="P87">2,78</text:p>
          </table:table-cell>
          <table:table-cell table:style-name="Таблица2.A2" office:value-type="string">
            <text:p text:style-name="P87">2 688,26</text:p>
          </table:table-cell>
          <table:table-cell table:style-name="Таблица2.G2" office:value-type="string">
            <text:p text:style-name="P87">16 129,56</text:p>
          </table:table-cell>
        </table:table-row>
        <table:table-row>
          <table:table-cell table:style-name="Таблица2.A2" office:value-type="string">
            <text:p text:style-name="P87">Итого</text:p>
          </table:table-cell>
          <table:table-cell table:style-name="Таблица2.A2" office:value-type="string">
            <text:p text:style-name="P74"/>
          </table:table-cell>
          <table:table-cell table:style-name="Таблица2.A2" office:value-type="string">
            <text:p text:style-name="P74"/>
          </table:table-cell>
          <table:table-cell table:style-name="Таблица2.A2" office:value-type="string">
            <text:p text:style-name="P74"/>
          </table:table-cell>
          <table:table-cell table:style-name="Таблица2.A2" office:value-type="string">
            <text:p text:style-name="P74"/>
          </table:table-cell>
          <table:table-cell table:style-name="Таблица2.A2" office:value-type="string">
            <text:p text:style-name="P74"/>
          </table:table-cell>
          <table:table-cell table:style-name="Таблица2.G2" office:value-type="string">
            <text:p text:style-name="P87">31 270,54</text:p>
          </table:table-cell>
        </table:table-row>
      </table:table>
      <text:p text:style-name="P47"/>
      <text:p text:style-name="P48"><draw:frame draw:style-name="fr3" draw:name="Объект12" text:anchor-type="as-char" svg:y="-0.2445in" svg:width="2.9835in" svg:height="0.4189in" draw:z-index="67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48"><draw:frame draw:style-name="fr3" draw:name="Объект13" text:anchor-type="as-char" svg:y="-0.2445in" svg:width="2.9929in" svg:height="0.4189in" draw:z-index="69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48"><draw:frame draw:style-name="fr3" draw:name="Объект14" text:anchor-type="as-char" svg:y="-0.2445in" svg:width="2.9846in" svg:height="0.4189in" draw:z-index="70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48"><draw:frame draw:style-name="fr3" draw:name="Объект11" text:anchor-type="as-char" svg:y="-0.2445in" svg:width="3.1193in" svg:height="0.4189in" draw:z-index="71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<text:p text:style-name="P48"><draw:frame draw:style-name="fr3" draw:name="Объект3" text:anchor-type="as-char" svg:y="-0.2693in" svg:width="2.7236in" svg:height="0.4189in" draw:z-index="51"><draw:object xlink:href="./Object 48" xlink:type="simple" xlink:show="embed" xlink:actuate="onLoad"/><draw:image xlink:href="./ObjectReplacements/Object 48" xlink:type="simple" xlink:show="embed" xlink:actuate="onLoad"/></draw:frame></text:p>
      <text:p text:style-name="P48"><draw:frame draw:style-name="fr3" draw:name="Объект4" text:anchor-type="as-char" svg:y="-0.2693in" svg:width="2.7236in" svg:height="0.4189in" draw:z-index="72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48"><draw:frame draw:style-name="fr3" draw:name="Объект5" text:anchor-type="as-char" svg:y="-0.2693in" svg:width="2.7252in" svg:height="0.4189in" draw:z-index="77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48"><draw:frame draw:style-name="fr3" draw:name="Объект6" text:anchor-type="as-char" svg:y="-0.2693in" svg:width="2.8591in" svg:height="0.4189in" draw:z-index="78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48"><draw:frame draw:style-name="fr3" draw:name="Объект7" text:anchor-type="as-char" svg:y="-0.1484in" svg:width="4.5516in" svg:height="0.2098in" draw:z-index="52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48"><draw:frame draw:style-name="fr3" draw:name="Объект8" text:anchor-type="as-char" svg:y="-0.1484in" svg:width="4.7425in" svg:height="0.2098in" draw:z-index="53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48"><draw:frame draw:style-name="fr3" draw:name="Объект9" text:anchor-type="as-char" svg:y="-0.1484in" svg:width="4.739in" svg:height="0.2098in" draw:z-index="54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48"><draw:frame draw:style-name="fr3" draw:name="Объект10" text:anchor-type="as-char" svg:y="-0.1484in" svg:width="4.6783in" svg:height="0.2098in" draw:z-index="79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58"><draw:frame draw:style-name="fr3" draw:name="Объект15" text:anchor-type="as-char" svg:y="-0.1701in" svg:width="3.3992in" svg:height="0.2492in" draw:z-index="62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48"><draw:frame draw:style-name="fr3" draw:name="Объект16" text:anchor-type="as-char" svg:y="-0.1701in" svg:width="3.5244in" svg:height="0.2492in" draw:z-index="63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48"><draw:frame draw:style-name="fr3" draw:name="Объект17" text:anchor-type="as-char" svg:y="-0.1701in" svg:width="3.5299in" svg:height="0.2492in" draw:z-index="64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48"><draw:frame draw:style-name="fr3" draw:name="Объект18" text:anchor-type="as-char" svg:y="-0.1701in" svg:width="3.7134in" svg:height="0.2492in" draw:z-index="65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48"><draw:frame draw:style-name="fr3" draw:name="Объект19" text:anchor-type="as-char" svg:y="-0.1701in" svg:width="6.648in" svg:height="0.2492in" draw:z-index="66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48"/>
      <text:h text:style-name="P111" text:outline-level="1"><text:bookmark-start text:name="__RefHeading___Toc904_1023796751"/>10. Р<text:span text:style-name="T27">АСЧЕТ СЕБЕСТОИМОСТИ</text:span><text:bookmark-end text:name="__RefHeading___Toc904_1023796751"/></text:h>
      <text:p text:style-name="P73"><text:span text:style-name="Strong_20_Emphasis"><text:span text:style-name="T33">Себестоимость продукции</text:span></text:span><text:span text:style-name="T33"> — это выраженные в денежной форме затраты на ее производство и реализацию.</text:span></text:p>
      <text:p text:style-name="P71">При расчете себестоимости учитывают фактические затраты организации (как правило, по данным бухгалтерского учета), а необходимый размер прибыли для предприятия (фирмы) определяется потребностями его развития и должен быть не меньше минимально допустимого уровня, обеспечивающего нормальный процесс воспроизводства.</text:p>
      <text:p text:style-name="P38"><text:span text:style-name="T29">Таблица </text:span><text:span text:style-name="T28">5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8">Затраты</text:p>
          </table:table-cell>
          <table:table-cell table:style-name="Таблица3.B1" office:value-type="string">
            <text:p text:style-name="P83"><text:s/><text:span text:style-name="T19">( руб. )</text:span></text:p>
          </table:table-cell>
        </table:table-row>
        <table:table-row>
          <table:table-cell table:style-name="Таблица3.A2" office:value-type="string">
            <text:p text:style-name="P89">Материальные затраты</text:p>
          </table:table-cell>
          <table:table-cell table:style-name="Таблица3.B2" office:value-type="string">
            <text:p text:style-name="P89">4 638 000</text:p>
          </table:table-cell>
        </table:table-row>
        <table:table-row>
          <table:table-cell table:style-name="Таблица3.A2" office:value-type="string">
            <text:p text:style-name="P89">Стоимость электроэнергии</text:p>
          </table:table-cell>
          <table:table-cell table:style-name="Таблица3.B2" office:value-type="string">
            <text:p text:style-name="P89">24 280,37</text:p>
          </table:table-cell>
        </table:table-row>
        <table:table-row>
          <table:table-cell table:style-name="Таблица3.A2" office:value-type="string">
            <text:p text:style-name="P90">ФОТ</text:p>
          </table:table-cell>
          <table:table-cell table:style-name="Таблица3.B2" office:value-type="string">
            <text:p text:style-name="P92">20<text:span text:style-name="T25">0</text:span> <text:span text:style-name="T25">332</text:span>,<text:span text:style-name="T12">3</text:span>7</text:p>
          </table:table-cell>
        </table:table-row>
        <table:table-row>
          <table:table-cell table:style-name="Таблица3.A2" office:value-type="string">
            <text:p text:style-name="P89">Страховые взносы</text:p>
          </table:table-cell>
          <table:table-cell table:style-name="Таблица3.B2" office:value-type="string">
            <text:p text:style-name="P89">6<text:span text:style-name="T26">0</text:span> <text:span text:style-name="T26">500</text:span>,<text:span text:style-name="T26">37</text:span></text:p>
          </table:table-cell>
        </table:table-row>
        <table:table-row>
          <table:table-cell table:style-name="Таблица3.A2" office:value-type="string">
            <text:p text:style-name="P99">Переменные затраты</text:p>
          </table:table-cell>
          <table:table-cell table:style-name="Таблица3.B2" office:value-type="string">
            <text:p text:style-name="P89">4 9<text:span text:style-name="T26">2</text:span>3 <text:span text:style-name="T26">113</text:span>,<text:span text:style-name="T23">11</text:span></text:p>
          </table:table-cell>
        </table:table-row>
        <table:table-row>
          <table:table-cell table:style-name="Таблица3.A2" office:value-type="string">
            <text:p text:style-name="P89">Аренда</text:p>
          </table:table-cell>
          <table:table-cell table:style-name="Таблица3.B2" office:value-type="string">
            <text:p text:style-name="P89">106 600</text:p>
          </table:table-cell>
        </table:table-row>
        <table:table-row>
          <table:table-cell table:style-name="Таблица3.A2" office:value-type="string">
            <text:p text:style-name="P89">Реклама</text:p>
          </table:table-cell>
          <table:table-cell table:style-name="Таблица3.B2" office:value-type="string">
            <text:p text:style-name="P89">10 880</text:p>
          </table:table-cell>
        </table:table-row>
        <table:table-row>
          <table:table-cell table:style-name="Таблица3.A2" office:value-type="string">
            <text:p text:style-name="P89">Амортизация</text:p>
          </table:table-cell>
          <table:table-cell table:style-name="Таблица3.B2" office:value-type="string">
            <text:p text:style-name="P89"><text:span text:style-name="T23">29</text:span> <text:span text:style-name="T23">766</text:span>,<text:span text:style-name="T23">2</text:span></text:p>
          </table:table-cell>
        </table:table-row>
        <table:table-row>
          <table:table-cell table:style-name="Таблица3.A2" office:value-type="string">
            <text:p text:style-name="P74">%<text:span text:style-name="T19"> по кредиту</text:span></text:p>
          </table:table-cell>
          <table:table-cell table:style-name="Таблица3.B2" office:value-type="string">
            <text:p text:style-name="P89">196 485</text:p>
          </table:table-cell>
        </table:table-row>
        <table:table-row>
          <table:table-cell table:style-name="Таблица3.A2" office:value-type="string">
            <text:p text:style-name="P100">Постоянные затраты</text:p>
          </table:table-cell>
          <table:table-cell table:style-name="Таблица3.B2" office:value-type="string">
            <text:p text:style-name="P89">34<text:span text:style-name="T23">3</text:span> <text:span text:style-name="T23">731</text:span>,<text:span text:style-name="T23">2</text:span></text:p>
          </table:table-cell>
        </table:table-row>
        <table:table-row>
          <table:table-cell table:style-name="Таблица3.A2" office:value-type="string">
            <text:p text:style-name="P100">Полные затраты</text:p>
          </table:table-cell>
          <table:table-cell table:style-name="Таблица3.B2" office:value-type="string">
            <text:p text:style-name="P89">5 2<text:span text:style-name="T26">66</text:span> <text:span text:style-name="T26">844</text:span>,<text:span text:style-name="T23">31</text:span></text:p>
          </table:table-cell>
        </table:table-row>
      </table:table>
      <text:p text:style-name="P37"/>
      <text:p text:style-name="P37"><draw:frame draw:style-name="fr3" draw:name="Object48" text:anchor-type="as-char" svg:y="-0.152in" svg:width="4.389in" svg:height="0.2008in" draw:z-index="8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37"><draw:frame draw:style-name="fr3" draw:name="Object49" text:anchor-type="as-char" svg:y="-0.152in" svg:width="4.0437in" svg:height="0.2008in" draw:z-index="8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37"><draw:frame draw:style-name="fr3" draw:name="Object50" text:anchor-type="as-char" svg:y="-0.152in" svg:width="3.5126in" svg:height="0.2008in" draw:z-index="8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37"><draw:frame draw:style-name="fr3" draw:name="Object51" text:anchor-type="as-char" svg:y="-0.152in" svg:width="3.4819in" svg:height="0.2008in" draw:z-index="9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37"><draw:frame draw:style-name="fr3" draw:name="Object52" text:anchor-type="as-char" svg:y="-0.152in" svg:width="5.4799in" svg:height="0.2008in" draw:z-index="96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37"><draw:frame draw:style-name="fr3" draw:name="Объект20" text:anchor-type="as-char" svg:y="-0.2453in" svg:width="3.9047in" svg:height="0.3929in" draw:z-index="68"><draw:object xlink:href="./Object 65" xlink:type="simple" xlink:show="embed" xlink:actuate="onLoad"/><draw:image xlink:href="./ObjectReplacements/Object 65" xlink:type="simple" xlink:show="embed" xlink:actuate="onLoad"/></draw:frame></text:p>
      <text:h text:style-name="P107" text:outline-level="1"><text:bookmark-start text:name="__RefHeading__1331_1461350614"/>11. Р<text:span text:style-name="T27">АСЧЕТ ЦЕНЫ</text:span><text:bookmark-end text:name="__RefHeading__1331_1461350614"/></text:h>
      <text:p text:style-name="P69"><text:span text:style-name="T34">Отпускная цена</text:span><text:span text:style-name="T33"> — цена изготовителя продукции, по которой предприятие реализует произведенную продукцию оптово-сбытовым организациям или другим предприятиям.</text:span></text:p>
      <text:p text:style-name="P49"><draw:frame draw:style-name="fr3" draw:name="Объект30" text:anchor-type="as-char" svg:y="-0.152in" svg:width="1.7846in" svg:height="0.2134in" draw:z-index="73"><draw:object xlink:href="./Object 75" xlink:type="simple" xlink:show="embed" xlink:actuate="onLoad"/><draw:image xlink:href="./ObjectReplacements/Object 75" xlink:type="simple" xlink:show="embed" xlink:actuate="onLoad"/></draw:frame></text:p>
      <text:p text:style-name="P49"><draw:frame draw:style-name="fr3" draw:name="Объект31" text:anchor-type="as-char" svg:y="-0.2693in" svg:width="0.9835in" svg:height="0.4437in" draw:z-index="74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49"><draw:frame draw:style-name="fr3" draw:name="Объект32" text:anchor-type="as-char" svg:y="-0.152in" svg:width="4.089in" svg:height="0.2134in" draw:z-index="75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49"><draw:frame draw:style-name="fr3" draw:name="Object6" text:anchor-type="as-char" svg:y="-0.152in" svg:width="2.4689in" svg:height="0.2134in" draw:z-index="7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h text:style-name="P102" text:outline-level="1"><text:bookmark-start text:name="__RefHeading__1333_1461350614"/>12. РАСЧЕТ НДС<text:bookmark-end text:name="__RefHeading__1333_1461350614"/></text:h>
      <text:p text:style-name="P68">Налог на добавленную стоимость (НДС) — косвенный налог, форма изъятия в бюджет государства части стоимости товара, работы или услуги, которая создаётся на всех стадиях процесса производства товаров, работ и услуг и вносится в бюджет по мере реализации.</text:p>
      <text:p text:style-name="P50"><draw:frame draw:style-name="fr3" draw:name="Объект26" text:anchor-type="as-char" svg:y="-0.152in" svg:width="4.7402in" svg:height="0.2134in" draw:z-index="97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50"><draw:frame draw:style-name="fr3" draw:name="Объект21" text:anchor-type="as-char" svg:y="-0.428in" svg:width="4.4134in" svg:height="0.7965in" draw:z-index="82"><draw:object xlink:href="./Object 66" xlink:type="simple" xlink:show="embed" xlink:actuate="onLoad"/><draw:image xlink:href="./ObjectReplacements/Object 66" xlink:type="simple" xlink:show="embed" xlink:actuate="onLoad"/></draw:frame></text:p>
      <text:p text:style-name="P50"><draw:frame draw:style-name="fr3" draw:name="Объект22" text:anchor-type="as-char" svg:y="-0.152in" svg:width="5.2465in" svg:height="0.2134in" draw:z-index="8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50"><draw:frame draw:style-name="fr3" draw:name="Объект23" text:anchor-type="as-char" svg:y="-0.152in" svg:width="5.0839in" svg:height="0.2091in" draw:z-index="84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h text:style-name="P109" text:outline-level="1"><text:bookmark-start text:name="__RefHeading__1335_1461350614"/><text:span text:style-name="T37">13. РАСЧЕТ ПРИБЫЛИ И РЕНТАБЕЛЬНОСТИ</text:span><text:bookmark-end text:name="__RefHeading__1335_1461350614"/></text:h>
      <text:p text:style-name="P28">В условиях рынка получение прибыли является непосредственной целью производства. Прибыль создаёт определённые гарантии для дальнейшего существования предприятия, поскольку только её накопление в виде различных резервных фондов помогает преодолевать последствия риска связанного с реализацией товаров на рынке.</text:p>
      <text:p text:style-name="P25">Рентабельность - относительный показатель эффективности производства, т<text:span text:style-name="T36">ак </text:span>к<text:span text:style-name="T36">ак</text:span> он отражает уровень прибыльности относительно определённой базы.</text:p>
      <text:p text:style-name="P39"><text:span text:style-name="T29">Т</text:span><text:span text:style-name="T30">аблица </text:span><text:span text:style-name="T28">6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3">Показатели</text:p>
          </table:table-cell>
          <table:table-cell table:style-name="Таблица5.B1" office:value-type="string">
            <text:p text:style-name="P74"><draw:frame draw:style-name="fr3" draw:name="Объект24" text:anchor-type="as-char" svg:y="-0.1701in" svg:width="0.75in" svg:height="0.2283in" draw:z-index="85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93">Выручка (с НДС)</text:p>
          </table:table-cell>
          <table:table-cell table:style-name="Таблица5.B2" office:value-type="string">
            <text:p text:style-name="P93">7 644 346,8</text:p>
          </table:table-cell>
        </table:table-row>
        <table:table-row>
          <table:table-cell table:style-name="Таблица5.A2" office:value-type="string">
            <text:p text:style-name="P94">НДС<text:span text:style-name="T9">бюджет</text:span></text:p>
          </table:table-cell>
          <table:table-cell table:style-name="Таблица5.B2" office:value-type="string">
            <text:p text:style-name="P94">305 730</text:p>
          </table:table-cell>
        </table:table-row>
        <table:table-row>
          <table:table-cell table:style-name="Таблица5.A2" office:value-type="string">
            <text:p text:style-name="P94">Доход с оборота</text:p>
          </table:table-cell>
          <table:table-cell table:style-name="Таблица5.B2" office:value-type="string">
            <text:p text:style-name="P94">7 338 616,8</text:p>
          </table:table-cell>
        </table:table-row>
        <table:table-row>
          <table:table-cell table:style-name="Таблица5.A2" office:value-type="string">
            <text:p text:style-name="P94">Общие издержки</text:p>
          </table:table-cell>
          <table:table-cell table:style-name="Таблица5.B2" office:value-type="string">
            <text:p text:style-name="P91">5 2<text:span text:style-name="T26">66</text:span> <text:span text:style-name="T26">844</text:span>,<text:span text:style-name="T23">31</text:span></text:p>
          </table:table-cell>
        </table:table-row>
        <table:table-row>
          <table:table-cell table:style-name="Таблица5.A2" office:value-type="string">
            <text:p text:style-name="P94">Страховые взносы</text:p>
          </table:table-cell>
          <table:table-cell table:style-name="Таблица5.B2" office:value-type="string">
            <text:p text:style-name="P91">6<text:span text:style-name="T26">0</text:span> <text:span text:style-name="T26">500</text:span>,<text:span text:style-name="T26">37</text:span></text:p>
          </table:table-cell>
        </table:table-row>
        <table:table-row>
          <table:table-cell table:style-name="Таблица5.A2" office:value-type="string">
            <text:p text:style-name="P94">Валовая прибыль</text:p>
          </table:table-cell>
          <table:table-cell table:style-name="Таблица5.B2" office:value-type="string">
            <text:p text:style-name="P94">2 011 272,12</text:p>
          </table:table-cell>
        </table:table-row>
        <table:table-row>
          <table:table-cell table:style-name="Таблица5.A2" office:value-type="string">
            <text:p text:style-name="P94">Налог на прибыль (20%)</text:p>
          </table:table-cell>
          <table:table-cell table:style-name="Таблица5.B2" office:value-type="string">
            <text:p text:style-name="P94">402 254,424</text:p>
          </table:table-cell>
        </table:table-row>
        <table:table-row>
          <table:table-cell table:style-name="Таблица5.A2" office:value-type="string">
            <text:p text:style-name="P94">Чистая прибыль</text:p>
          </table:table-cell>
          <table:table-cell table:style-name="Таблица5.B2" office:value-type="string">
            <text:p text:style-name="P94">1 609 017,7</text:p>
          </table:table-cell>
        </table:table-row>
      </table:table>
      <text:p text:style-name="P53"/>
      <text:p text:style-name="P53"><draw:frame draw:style-name="fr3" draw:name="Объект25" text:anchor-type="as-char" svg:y="-0.152in" svg:width="4.9791in" svg:height="0.2134in" draw:z-index="86"><draw:object xlink:href="./Object 73" xlink:type="simple" xlink:show="embed" xlink:actuate="onLoad"/><draw:image xlink:href="./ObjectReplacements/Object 73" xlink:type="simple" xlink:show="embed" xlink:actuate="onLoad"/></draw:frame></text:p>
      <text:p text:style-name="P53"><draw:frame draw:style-name="fr3" draw:name="Объект27" text:anchor-type="as-char" svg:y="-0.152in" svg:width="5.4646in" svg:height="0.2134in" draw:z-index="88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53"><draw:frame draw:style-name="fr3" draw:name="Объект28" text:anchor-type="as-char" svg:y="-0.152in" svg:width="5.548in" svg:height="0.2008in" draw:z-index="89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53"><draw:frame draw:style-name="fr3" draw:name="Объект29" text:anchor-type="as-char" svg:y="-0.152in" svg:width="5.2909in" svg:height="0.2008in" draw:z-index="90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53"><draw:frame draw:style-name="fr3" draw:name="Объект34" text:anchor-type="as-char" svg:y="-0.152in" svg:width="5.8417in" svg:height="0.2008in" draw:z-index="92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70">Показатели рентабельности</text:p>
      <text:p text:style-name="P51"><draw:frame draw:style-name="fr3" draw:name="Объект33" text:anchor-type="as-char" svg:y="-0.2453in" svg:width="4.4437in" svg:height="0.3945in" draw:z-index="93"><draw:object xlink:href="./Object 84" xlink:type="simple" xlink:show="embed" xlink:actuate="onLoad"/><draw:image xlink:href="./ObjectReplacements/Object 84" xlink:type="simple" xlink:show="embed" xlink:actuate="onLoad"/></draw:frame></text:p>
      <text:p text:style-name="P51"><draw:frame draw:style-name="fr3" draw:name="Объект35" text:anchor-type="as-char" svg:y="-0.2728in" svg:width="4.6756in" svg:height="0.4516in" draw:z-index="94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51"><draw:frame draw:style-name="fr3" draw:name="Объект36" text:anchor-type="as-char" svg:y="-0.2453in" svg:width="3.1201in" svg:height="0.3945in" draw:z-index="95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h text:style-name="P108" text:outline-level="1"><text:bookmark-start text:name="__RefHeading__1337_1461350614"/>14. ОПРЕДЕЛЕНИЕ ТОЧКИ БЕЗУБЫТОЧНОСТИ<text:bookmark-end text:name="__RefHeading__1337_1461350614"/></text:h>
      <text:p text:style-name="P66">В практической деятельности руководителю любой организации нужно принимать множество управленческих решений. Многие экономические показатели взаимосвязаны между собой и, в конечном итоге, сказываются на финансовом результате деятельности предприятия.</text:p>
      <text:p text:style-name="P66">Самым точным методом определения взаимосвязи между показателями является метод “затраты-объем-прибыль”.</text:p>
      <text:h text:style-name="P115" text:outline-level="2"><text:bookmark-start text:name="__RefHeading__1339_1461350614"/>Определение показателей метода<text:bookmark-end text:name="__RefHeading__1339_1461350614"/></text:h>
      <text:list xml:id="list8444776987136637229" text:style-name="L136">
        <text:list-item>
          <text:p text:style-name="P52">Маржинальный доход МД</text:p>
          <text:p text:style-name="P52"><draw:frame draw:style-name="fr3" draw:name="Объект38" text:anchor-type="as-char" svg:y="-0.152in" svg:width="4.2374in" svg:height="0.2008in" draw:z-index="98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</text:list-item>
        <text:list-item>
          <text:p text:style-name="P52">Коэффициент маржинального дохода k<text:span text:style-name="T9">МД</text:span></text:p>
          <text:p text:style-name="P30"><draw:frame draw:style-name="fr3" draw:name="Объект37" text:anchor-type="as-char" svg:y="-0.2453in" svg:width="2.2929in" svg:height="0.3945in" draw:z-index="99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</text:list-item>
        <text:list-item>
          <text:p text:style-name="P30">Точка безубыточности ТБ</text:p>
          <text:p text:style-name="P30">а) Критический объем выручки</text:p>
          <text:p text:style-name="P30"><draw:frame draw:style-name="fr3" draw:name="Объект39" text:anchor-type="as-char" svg:y="-0.2453in" svg:width="3.0126in" svg:height="0.4193in" draw:z-index="100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<text:p text:style-name="P31">б) Критический объем производства</text:p>
          <text:p text:style-name="P31"><draw:frame draw:style-name="fr3" draw:name="Объект40" text:anchor-type="as-char" svg:y="-0.2693in" svg:width="3.2193in" svg:height="0.448in" draw:z-index="101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</text:list-item>
        <text:list-item>
          <text:p text:style-name="P31">Цена безубыточности</text:p>
          <text:p text:style-name="P31"><draw:frame draw:style-name="fr3" draw:name="Object47" text:anchor-type="as-char" svg:y="-0.2693in" svg:width="3.122in" svg:height="0.4193in" draw:z-index="102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</text:list-item>
        <text:list-item>
          <text:p text:style-name="P32">Маржинальный запас прочности (запас финансовой прочности) ЗФП</text:p>
          <text:p text:style-name="P32"><draw:frame draw:style-name="fr3" draw:name="Object53" text:anchor-type="as-char" svg:y="-0.2693in" svg:width="4.8756in" svg:height="0.4437in" draw:z-index="103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</text:list-item>
      </text:list>
      <text:p text:style-name="P33"><draw:frame draw:style-name="fr1" draw:name="Frame1" text:anchor-type="paragraph" svg:x="0.1516in" svg:y="0in" svg:width="6.2984in" draw:z-index="105"><draw:text-box fo:min-height="3.5429in"><text:p text:style-name="P122"><draw:frame draw:style-name="fr2" draw:name="Frame2" text:anchor-type="paragraph" svg:width="6.2984in" style:rel-width="100%" svg:height="3.5429in" style:rel-height="scale-min" draw:z-index="106"><draw:text-box><text:p text:style-name="P122"><draw:frame draw:style-name="fr4" draw:name="Object54" text:anchor-type="paragraph" svg:x="0.0925in" svg:y="0.1555in" svg:width="6.2984in" style:rel-width="100%" svg:height="3.5429in" style:rel-height="scale" draw:z-index="107"><draw:object xlink:href="./Object 94" xlink:type="simple" xlink:show="embed" xlink:actuate="onLoad"/><draw:image xlink:href="./ObjectReplacements/Object 94" xlink:type="simple" xlink:show="embed" xlink:actuate="onLoad"/></draw:frame>Рисунок <text:sequence text:ref-name="refРисунок1" text:name="Рисунок" text:formula="ooow:Рисунок+1" style:num-format="1">1</text:sequence>: График безубыточности</text:p></draw:text-box></draw:frame>.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Droid Sans Fallback2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50%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.5902in" style:auto-text-indent="false"/>
      <style:text-properties style:font-name="Liberation Serif1" fo:font-family="'Liberation Serif'" style:font-style-name="Полужирный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/>
    <style:style style:name="Рисунок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7874in" fo:margin-left="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Starostyants</meta:initial-creator>
    <meta:creation-date>2015-10-27T12:28:12.663805113</meta:creation-date>
    <dc:date>2015-11-13T17:12:59.324076209</dc:date>
    <meta:editing-duration>PT20H15M47S</meta:editing-duration>
    <meta:editing-cycles>55</meta:editing-cycles>
    <meta:generator>LibreOffice/4.2.8.2$Linux_X86_64 LibreOffice_project/420m0$Build-2</meta:generator>
    <meta:printed-by>Artem Starostyants</meta:printed-by>
    <meta:print-date>2015-10-27T15:47:49.622558416</meta:print-date>
    <meta:document-statistic meta:table-count="9" meta:image-count="0" meta:object-count="94" meta:page-count="16" meta:paragraph-count="384" meta:word-count="1241" meta:character-count="9003" meta:non-whitespace-character-count="8047"/>
  </office:meta>
</office:document-meta>
</file>

<file path=Object 1/content.xml><?xml version="1.0" encoding="utf-8"?>
<math xmlns="http://www.w3.org/1998/Math/MathML" display="block">
  <semantics>
    <mrow>
      <mrow>
        <mi mathvariant="italic">Фэфф</mi>
        <mo stretchy="false">=</mo>
        <mi mathvariant="italic">Ср</mi>
      </mrow>
      <mi>.</mi>
      <mrow>
        <mi mathvariant="italic">продолжительность</mi>
        <mo stretchy="false">×</mo>
        <mi mathvariant="italic">Число</mi>
      </mrow>
      <mi mathvariant="italic">рабочих</mi>
      <mrow>
        <mi mathvariant="italic">дней</mi>
        <mo stretchy="false">=</mo>
        <mrow>
          <mn>7,59</mn>
          <mo stretchy="false">×</mo>
          <mn>19,36</mn>
        </mrow>
        <mo stretchy="false">=</mo>
        <mn>146,94</mn>
      </mrow>
      <mrow>
        <mo fence="true" stretchy="false">(</mo>
        <mrow>
          <mi mathvariant="italic">часов</mi>
        </mrow>
        <mo fence="true" stretchy="false">)</mo>
      </mrow>
    </mrow>
    <annotation encoding="StarMath 5.0">Фэфф = Ср. продолжительность times Число рабочих дней = 7,59 times 19,36 = 146,94 (часов) </annotation>
  </semantics>
</math>
</file>

<file path=Object 10/content.xml><?xml version="1.0" encoding="utf-8"?>
<math xmlns="http://www.w3.org/1998/Math/MathML" display="block">
  <semantics>
    <mrow>
      <mrow>
        <msub>
          <mi mathvariant="normal">%</mi>
          <mn>1</mn>
        </msub>
        <mo stretchy="false">=</mo>
        <mrow>
          <mfrac>
            <msub>
              <mi>Q</mi>
              <mrow>
                <mi mathvariant="italic">расч</mi>
                <mn>.1</mn>
              </mrow>
            </msub>
            <msub>
              <mi>Q</mi>
              <mrow>
                <mi mathvariant="italic">прин</mi>
                <mn>.1</mn>
              </mrow>
            </msub>
          </mfrac>
          <mo stretchy="false">×</mo>
          <mn>100</mn>
        </mrow>
      </mrow>
      <mrow>
        <mtext>%</mtext>
        <mo stretchy="false">=</mo>
        <mfrac>
          <mn>1,49</mn>
          <mn>2</mn>
        </mfrac>
        <mo stretchy="false">=</mo>
        <mn>70</mn>
      </mrow>
      <mtext>%</mtext>
    </mrow>
    <annotation encoding="StarMath 5.0">%З_1 = {Q_расч.1} over {Q_прин.1} times 100"%" ={1,49} over {2}= 70"%" </annotation>
  </semantics>
</math>
</file>

<file path=Object 11/content.xml><?xml version="1.0" encoding="utf-8"?>
<math xmlns="http://www.w3.org/1998/Math/MathML" display="block">
  <semantics>
    <mrow>
      <mrow>
        <msub>
          <mi>Q</mi>
          <mrow>
            <mi mathvariant="italic">прин</mi>
            <mn>.2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2</mn>
              </mrow>
            </msub>
          </mrow>
          <mo fence="true" stretchy="false">⌉</mo>
        </mrow>
        <mo stretchy="false">=</mo>
        <mn>3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2 = lceil Q_расч.2 rceil = 3 ( шт. )</annotation>
  </semantics>
</math>
</file>

<file path=Object 12/content.xml><?xml version="1.0" encoding="utf-8"?>
<math xmlns="http://www.w3.org/1998/Math/MathML" display="block">
  <semantics>
    <mrow>
      <mrow>
        <msub>
          <mi>Q</mi>
          <mrow>
            <mi mathvariant="italic">прин</mi>
            <mn>.3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3</mn>
              </mrow>
            </msub>
          </mrow>
          <mo fence="true" stretchy="false">⌉</mo>
        </mrow>
        <mo stretchy="false">=</mo>
        <mn>3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3 = lceil Q_расч.3 rceil = 3 ( шт. )</annotation>
  </semantics>
</math>
</file>

<file path=Object 13/content.xml><?xml version="1.0" encoding="utf-8"?>
<math xmlns="http://www.w3.org/1998/Math/MathML" display="block">
  <semantics>
    <mrow>
      <mrow>
        <msub>
          <mi>Q</mi>
          <mrow>
            <mi mathvariant="italic">прин</mi>
            <mn>.4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4</mn>
              </mrow>
            </msub>
          </mrow>
          <mo fence="true" stretchy="false">⌉</mo>
        </mrow>
        <mo stretchy="false">=</mo>
        <mn>6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4 = lceil Q_расч.4 rceil = 6 ( шт. )</annotation>
  </semantics>
</math>
</file>

<file path=Object 14/content.xml><?xml version="1.0" encoding="utf-8"?>
<math xmlns="http://www.w3.org/1998/Math/MathML" display="block">
  <semantics>
    <mrow>
      <mrow>
        <msub>
          <mi mathvariant="normal">%</mi>
          <mn>2</mn>
        </msub>
        <mo stretchy="false">=</mo>
        <mrow>
          <mfrac>
            <msub>
              <mi>Q</mi>
              <mrow>
                <mi mathvariant="italic">расч</mi>
                <mn>.2</mn>
              </mrow>
            </msub>
            <msub>
              <mi>Q</mi>
              <mrow>
                <mi mathvariant="italic">прин</mi>
                <mn>.2</mn>
              </mrow>
            </msub>
          </mfrac>
          <mo stretchy="false">×</mo>
          <mn>100</mn>
        </mrow>
      </mrow>
      <mrow>
        <mtext>%</mtext>
        <mo stretchy="false">=</mo>
        <mfrac>
          <mn>2,85</mn>
          <mn>3</mn>
        </mfrac>
        <mo stretchy="false">=</mo>
        <mn>95</mn>
      </mrow>
      <mtext>%</mtext>
    </mrow>
    <annotation encoding="StarMath 5.0">%З_2 = {Q_расч.2} over {Q_прин.2} times 100"%" ={2,85} over {3}= 95"%" </annotation>
  </semantics>
</math>
</file>

<file path=Object 15/content.xml><?xml version="1.0" encoding="utf-8"?>
<math xmlns="http://www.w3.org/1998/Math/MathML" display="block">
  <semantics>
    <mrow>
      <mrow>
        <msub>
          <mi mathvariant="normal">%</mi>
          <mn>3</mn>
        </msub>
        <mo stretchy="false">=</mo>
        <mrow>
          <mfrac>
            <msub>
              <mi>Q</mi>
              <mrow>
                <mi mathvariant="italic">расч</mi>
                <mn>.3</mn>
              </mrow>
            </msub>
            <msub>
              <mi>Q</mi>
              <mrow>
                <mi mathvariant="italic">прин</mi>
                <mn>.3</mn>
              </mrow>
            </msub>
          </mfrac>
          <mo stretchy="false">×</mo>
          <mn>100</mn>
        </mrow>
      </mrow>
      <mrow>
        <mtext>%</mtext>
        <mo stretchy="false">=</mo>
        <mfrac>
          <mn>2,72</mn>
          <mn>3</mn>
        </mfrac>
        <mo stretchy="false">=</mo>
        <mn>90,6</mn>
      </mrow>
      <mtext>%</mtext>
    </mrow>
    <annotation encoding="StarMath 5.0">%З_3 = {Q_расч.3} over {Q_прин.3} times 100"%" ={2,72} over {3}= 90,6"%" </annotation>
  </semantics>
</math>
</file>

<file path=Object 16/content.xml><?xml version="1.0" encoding="utf-8"?>
<math xmlns="http://www.w3.org/1998/Math/MathML" display="block">
  <semantics>
    <mrow>
      <mrow>
        <msub>
          <mi mathvariant="normal">%</mi>
          <mn>4</mn>
        </msub>
        <mo stretchy="false">=</mo>
        <mrow>
          <mfrac>
            <msub>
              <mi>Q</mi>
              <mrow>
                <mi mathvariant="italic">расч</mi>
                <mn>.4</mn>
              </mrow>
            </msub>
            <msub>
              <mi>Q</mi>
              <mrow>
                <mi mathvariant="italic">прин</mi>
                <mn>.4</mn>
              </mrow>
            </msub>
          </mfrac>
          <mo stretchy="false">×</mo>
          <mn>100</mn>
        </mrow>
      </mrow>
      <mrow>
        <mtext>%</mtext>
        <mo stretchy="false">=</mo>
        <mfrac>
          <mn>5,51</mn>
          <mn>6</mn>
        </mfrac>
        <mo stretchy="false">=</mo>
        <mn>91,8</mn>
      </mrow>
      <mtext>%</mtext>
    </mrow>
    <annotation encoding="StarMath 5.0">%З_4 = {Q_расч.4} over {Q_прин.4} times 100"%" ={5,51} over {6}= 91,8"%"</annotation>
  </semantics>
</math>
</file>

<file path=Object 17/content.xml><?xml version="1.0" encoding="utf-8"?>
<math xmlns="http://www.w3.org/1998/Math/MathML" display="block">
  <semantics>
    <mrow>
      <mrow>
        <mi mathvariant="italic">ПМ</mi>
        <mo stretchy="false">=</mo>
        <mfrac>
          <mrow>
            <msub>
              <mi>Ф</mi>
              <mi mathvariant="italic">эфф</mi>
            </msub>
            <mo stretchy="false">×</mo>
            <mn>60</mn>
            <mo stretchy="false">×</mo>
            <msub>
              <mi>Q</mi>
              <mi mathvariant="italic">общ</mi>
            </msub>
          </mrow>
          <mrow>
            <msub>
              <mi>t</mi>
              <mrow>
                <mi mathvariant="italic">шт</mi>
                <mn>1</mn>
              </mrow>
            </msub>
            <mo stretchy="false">+</mo>
            <msub>
              <mi>t</mi>
              <mrow>
                <mi mathvariant="italic">шт</mi>
                <mn>2</mn>
              </mrow>
            </msub>
            <mo stretchy="false">+</mo>
            <msub>
              <mi>t</mi>
              <mrow>
                <mi mathvariant="italic">шт</mi>
                <mn>3</mn>
              </mrow>
            </msub>
            <mo stretchy="false">+</mo>
            <msub>
              <mi>t</mi>
              <mrow>
                <mi mathvariant="italic">шт</mi>
                <mn>4</mn>
              </mrow>
            </msub>
          </mrow>
        </mfrac>
        <mo stretchy="false">=</mo>
        <mfrac>
          <mrow>
            <mn>146,93</mn>
            <mo stretchy="false">×</mo>
            <mn>60</mn>
            <mo stretchy="false">×</mo>
            <mrow>
              <mo fence="true" stretchy="false">(</mo>
              <mrow>
                <mrow>
                  <mn>2</mn>
                  <mo stretchy="false">+</mo>
                  <mn>3</mn>
                  <mo stretchy="false">+</mo>
                  <mn>3</mn>
                  <mo stretchy="false">+</mo>
                  <mn>6</mn>
                </mrow>
              </mrow>
              <mo fence="true" stretchy="false">)</mo>
            </mrow>
          </mrow>
          <mrow>
            <mn>2,2</mn>
            <mo stretchy="false">+</mo>
            <mn>4,2</mn>
            <mo stretchy="false">+</mo>
            <mn>4</mn>
            <mo stretchy="false">+</mo>
            <mn>8,1</mn>
          </mrow>
        </mfrac>
        <mo stretchy="false">=</mo>
        <mn>6671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ПМ={Ф_эфф times 60 times Q_общ} over {t_шт1 + t_шт2 + t_шт3 + t_шт4}={146,93 times 60 times (2+3+3+6)} over {2,2 + 4,2 + 4 + 8,1}=6671 ( шт. )</annotation>
  </semantics>
</math>
</file>

<file path=Object 18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1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1</mn>
            </mrow>
          </msub>
        </mrow>
        <mo stretchy="false">=</mo>
        <mrow>
          <mn>146,94</mn>
          <mo stretchy="false">×</mo>
          <mn>37,3</mn>
          <mo stretchy="false">×</mo>
          <mn>2</mn>
        </mrow>
        <mo stretchy="false">=</mo>
        <mn>10</mn>
      </mrow>
      <mn>961,7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ЗП_повр1=Ф_эфф times T_{ч/Iр} times T_к1=146,94 times 37,3 times 2=10 961,71 ( руб. )</annotation>
  </semantics>
</math>
</file>

<file path=Object 19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2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2</mn>
            </mrow>
          </msub>
        </mrow>
        <mo stretchy="false">=</mo>
        <mrow>
          <mn>146,94</mn>
          <mo stretchy="false">×</mo>
          <mn>37,3</mn>
          <mo stretchy="false">×</mo>
          <mn>1,76</mn>
        </mrow>
        <mo stretchy="false">=</mo>
        <mn>9</mn>
      </mrow>
      <mn>646,3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ЗП_повр2=Ф_эфф times T_{ч/Iр} times T_к2=146,94 times 37,3 times 1,76=9 646,31 ( руб. )</annotation>
  </semantics>
</math>
</file>

<file path=Object 2/content.xml><?xml version="1.0" encoding="utf-8"?>
<math xmlns="http://www.w3.org/1998/Math/MathML" display="block">
  <semantics>
    <mrow>
      <mi mathvariant="italic">Число</mi>
      <mi mathvariant="italic">рабочих</mi>
      <mrow>
        <mi mathvariant="italic">дней</mi>
        <mo stretchy="false">=</mo>
        <mi mathvariant="italic">НФВ</mi>
      </mrow>
      <mi>–</mi>
      <mrow>
        <mi mathvariant="italic">Неявки</mi>
        <mo stretchy="false">=</mo>
        <mn>22</mn>
      </mrow>
      <mi>–</mi>
      <mrow>
        <mn>2,64</mn>
        <mo stretchy="false">=</mo>
        <mn>19,</mn>
      </mrow>
      <mn>36</mn>
      <mrow>
        <mo fence="true" stretchy="false">(</mo>
        <mrow>
          <mi mathvariant="italic">дней</mi>
        </mrow>
        <mo fence="true" stretchy="false">)</mo>
      </mrow>
    </mrow>
    <annotation encoding="StarMath 5.0">Число рабочих дней = НФВ – Неявки = 22 – 2,64 = 19, 36 (дней)</annotation>
  </semantics>
</math>
</file>

<file path=Object 20/content.xml><?xml version="1.0" encoding="utf-8"?>
<math xmlns="http://www.w3.org/1998/Math/MathML" display="block">
  <semantics>
    <mrow>
      <mrow>
        <msub>
          <mi>Т</mi>
          <mrow>
            <mi>ч</mi>
            <mo stretchy="false">/</mo>
            <mi mathvariant="italic">Iр</mi>
          </mrow>
        </msub>
        <mo stretchy="false">=</mo>
        <mfrac>
          <mn>5965</mn>
          <mn>160</mn>
        </mfrac>
        <mo stretchy="false">=</mo>
        <mn>37,3</mn>
      </mrow>
      <mrow>
        <mo fence="true" stretchy="false">(</mo>
        <mrow>
          <mi mathvariant="italic">руб</mi>
        </mrow>
        <mo fence="true" stretchy="false">)</mo>
      </mrow>
    </mrow>
    <annotation encoding="StarMath 5.0">Т_{ч/Iр}= {5965} over {160} =37,3 (руб) </annotation>
  </semantics>
</math>
</file>

<file path=Object 21/content.xml><?xml version="1.0" encoding="utf-8"?>
<math xmlns="http://www.w3.org/1998/Math/MathML" display="block">
  <semantics>
    <mrow>
      <mrow>
        <msub>
          <mi mathvariant="italic">ЗП</mi>
          <mi mathvariant="italic">нач</mi>
        </msub>
        <mo stretchy="false">=</mo>
        <mn>2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нач=20 000 ( руб. )</annotation>
  </semantics>
</math>
</file>

<file path=Object 22/content.xml><?xml version="1.0" encoding="utf-8"?>
<math xmlns="http://www.w3.org/1998/Math/MathML" display="block">
  <semantics>
    <mrow>
      <mi mathvariant="italic">Станд</mi>
      <mi>.</mi>
      <mi mathvariant="italic">налог</mi>
      <mi>.</mi>
      <mrow>
        <mi mathvariant="italic">вычеты</mi>
        <mo stretchy="false">=</mo>
        <mrow>
          <mn>1400</mn>
          <mo stretchy="false">×</mo>
          <msub>
            <mi>N</mi>
            <mi mathvariant="italic">ижд</mi>
          </msub>
        </mrow>
        <mo stretchy="false">=</mo>
        <mrow>
          <mn>1400</mn>
          <mo stretchy="false">×</mo>
          <mn>2</mn>
        </mrow>
        <mo stretchy="false">=</mo>
        <mn>2800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анд.налог.вычеты=1400 times N_ижд=1400 times 2 = 2800 ( руб. )</annotation>
  </semantics>
</math>
</file>

<file path=Object 23/content.xml><?xml version="1.0" encoding="utf-8"?>
<math xmlns="http://www.w3.org/1998/Math/MathML" display="block">
  <semantics>
    <mrow>
      <mi mathvariant="italic">Налогообл</mi>
      <mi>.</mi>
      <mrow>
        <mi mathvariant="italic">база</mi>
        <mo stretchy="false">=</mo>
        <mn>20</mn>
      </mrow>
      <mrow>
        <mrow>
          <mn>000</mn>
          <mo stretchy="false">−</mo>
          <mn>2800</mn>
        </mrow>
        <mo stretchy="false">=</mo>
        <mn>17</mn>
      </mrow>
      <mn>2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алогообл.база=20 000 - 2800 = 17 200 ( руб. )</annotation>
  </semantics>
</math>
</file>

<file path=Object 24/content.xml><?xml version="1.0" encoding="utf-8"?>
<math xmlns="http://www.w3.org/1998/Math/MathML" display="block">
  <semantics>
    <mrow>
      <mrow>
        <mrow>
          <mo fence="true" stretchy="true">⌈</mo>
          <mrow>
            <mrow>
              <msub>
                <mi>Q</mi>
                <mi mathvariant="italic">общ</mi>
              </msub>
              <mo stretchy="false">×</mo>
              <mn>0,12</mn>
            </mrow>
          </mrow>
          <mo fence="true" stretchy="true">⌉</mo>
        </mrow>
        <mo stretchy="false">=</mo>
        <mrow>
          <mo fence="true" stretchy="true">⌈</mo>
          <mrow>
            <mrow>
              <mn>12</mn>
              <mo stretchy="false">×</mo>
              <mn>0,12</mn>
            </mrow>
          </mrow>
          <mo fence="true" stretchy="true">⌉</mo>
        </mrow>
        <mo stretchy="false">=</mo>
        <mn>2</mn>
      </mrow>
      <mrow>
        <mo fence="true" stretchy="false">(</mo>
        <mrow>
          <mrow>
            <mi mathvariant="italic">чел</mi>
            <mi>.</mi>
          </mrow>
        </mrow>
        <mo fence="true" stretchy="false">)</mo>
      </mrow>
    </mrow>
    <annotation encoding="StarMath 5.0">left lceil Q_общ times 0,12 right rceil = left lceil 12 times 0,12 right rceil =2 ( чел. )</annotation>
  </semantics>
</math>
</file>

<file path=Object 25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2</mn>
          </mrow>
        </msub>
        <mo stretchy="false">=</mo>
        <mrow>
          <msub>
            <mi>Р</mi>
            <mrow>
              <mi mathvariant="italic">сд</mi>
              <mn>2</mn>
            </mrow>
          </msub>
          <mo stretchy="false">×</mo>
          <msub>
            <mi>N</mi>
            <mn>2</mn>
          </msub>
        </mrow>
        <mo stretchy="false">=</mo>
        <mrow>
          <mfrac>
            <msub>
              <mi>t</mi>
              <mrow>
                <mi mathvariant="italic">шт</mi>
                <mn>2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2</mn>
              </mrow>
            </msub>
          </mfrac>
        </mrow>
        <mo stretchy="false">=</mo>
        <mrow>
          <mfrac>
            <mn>4,2</mn>
            <mn>60</mn>
          </mfrac>
          <mo stretchy="false">×</mo>
          <mn>37,3</mn>
          <mo stretchy="false">×</mo>
          <mn>1,11</mn>
          <mo stretchy="false">×</mo>
          <mn>2,46</mn>
          <mo stretchy="false">×</mo>
          <mfrac>
            <mn>6000</mn>
            <mn>3</mn>
          </mfrac>
        </mrow>
        <mo stretchy="false">=</mo>
        <mn>14</mn>
      </mrow>
      <mn>2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2=Р_сд2 times N_2= {t_шт2} over {60} times Т_чI times D"%" times T_к times {{N} over {Q_прин2}}={ 4,2 } over { 60 } times 37,3 times 1,11 times 2,46 times { {6000} over {3} }=14 260 ( руб. )  </annotation>
  </semantics>
</math>
</file>

<file path=Object 26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4</mn>
          </mrow>
        </msub>
        <mo stretchy="false">=</mo>
        <mrow>
          <msub>
            <mi>Р</mi>
            <mrow>
              <mi mathvariant="italic">сд</mi>
              <mn>4</mn>
            </mrow>
          </msub>
          <mo stretchy="false">×</mo>
          <msub>
            <mi>N</mi>
            <mn>4</mn>
          </msub>
        </mrow>
        <mo stretchy="false">=</mo>
        <mrow>
          <mfrac>
            <msub>
              <mi>t</mi>
              <mrow>
                <mi mathvariant="italic">шт</mi>
                <mn>4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4</mn>
              </mrow>
            </msub>
          </mfrac>
        </mrow>
        <mo stretchy="false">=</mo>
        <mrow>
          <mfrac>
            <mn>8,1</mn>
            <mn>60</mn>
          </mfrac>
          <mo stretchy="false">×</mo>
          <mn>37,3</mn>
          <mo stretchy="false">×</mo>
          <mn>1,11</mn>
          <mo stretchy="false">×</mo>
          <mn>2,23</mn>
          <mo stretchy="false">×</mo>
          <mfrac>
            <mn>6000</mn>
            <mn>6</mn>
          </mfrac>
        </mrow>
        <mo stretchy="false">=</mo>
        <mn>12</mn>
      </mrow>
      <mn>4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4=Р_сд4 times N_4= {t_шт4} over {60} times Т_чI times D"%" times T_к times {{N} over {Q_прин4}}={ 8,1 } over { 60 } times 37,3 times 1,11 times 2,23 times { {6000} over {6} }=12 460 ( руб. )  </annotation>
  </semantics>
</math>
</file>

<file path=Object 27/content.xml><?xml version="1.0" encoding="utf-8"?>
<math xmlns="http://www.w3.org/1998/Math/MathML" display="block">
  <semantics>
    <mrow>
      <mrow>
        <mi mathvariant="italic">НДФЛ</mi>
        <mo stretchy="false">=</mo>
        <mn>17</mn>
      </mrow>
      <mrow>
        <mrow>
          <mn>200</mn>
          <mo stretchy="false">×</mo>
          <mn>0,13</mn>
        </mrow>
        <mo stretchy="false">=</mo>
        <mn>223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ДФЛ=17 200 times 0,13 = 2236 ( руб. )</annotation>
  </semantics>
</math>
</file>

<file path=Object 28/content.xml><?xml version="1.0" encoding="utf-8"?>
<math xmlns="http://www.w3.org/1998/Math/MathML" display="block">
  <semantics>
    <mrow>
      <mrow>
        <msub>
          <mi mathvariant="italic">ЗП</mi>
          <mi mathvariant="italic">реал</mi>
        </msub>
        <mo stretchy="false">=</mo>
        <mn>20</mn>
      </mrow>
      <mrow>
        <mrow>
          <mn>000</mn>
          <mo stretchy="false">−</mo>
          <mn>2236</mn>
        </mrow>
        <mo stretchy="false">=</mo>
        <mn>17864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реал = 20 000 - 2236 = 17864 ( руб. )</annotation>
  </semantics>
</math>
</file>

<file path=Object 29/content.xml><?xml version="1.0" encoding="utf-8"?>
<math xmlns="http://www.w3.org/1998/Math/MathML" display="block">
  <semantics>
    <mrow>
      <mi mathvariant="italic">Стоимость</mi>
      <mn>1</mn>
      <mrow>
        <mrow>
          <mi mathvariant="italic">кВт</mi>
          <mo stretchy="false">/</mo>
          <mi>ч</mi>
        </mrow>
        <mo stretchy="false">=</mo>
        <mn>4,8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оимость 1кВт/ч=4,86 ( руб. )</annotation>
  </semantics>
</math>
</file>

<file path=Object 3/content.xml><?xml version="1.0" encoding="utf-8"?>
<math xmlns="http://www.w3.org/1998/Math/MathML" display="block">
  <semantics>
    <mrow>
      <mrow>
        <mi mathvariant="italic">НФВ</mi>
        <mo stretchy="false">=</mo>
        <mi mathvariant="italic">КФВ</mi>
      </mrow>
      <mi>–</mi>
      <mi mathvariant="italic">Пр</mi>
      <mi>–</mi>
      <mrow>
        <mi>В</mi>
        <mo stretchy="false">=</mo>
        <mn>31</mn>
      </mrow>
      <mi>–</mi>
      <mn>0</mn>
      <mi>–</mi>
      <mrow>
        <mn>9</mn>
        <mo stretchy="false">=</mo>
        <mn>22</mn>
      </mrow>
      <mrow>
        <mo fence="true" stretchy="false">(</mo>
        <mrow>
          <mi mathvariant="italic">дня</mi>
        </mrow>
        <mo fence="true" stretchy="false">)</mo>
      </mrow>
    </mrow>
    <annotation encoding="StarMath 5.0">НФВ = КФВ – Пр – В = 31 – 0 – 9 = 22 (дня)</annotation>
  </semantics>
</math>
</file>

<file path=Object 30/content.xml><?xml version="1.0" encoding="utf-8"?>
<math xmlns="http://www.w3.org/1998/Math/MathML" display="block">
  <semantics>
    <mrow>
      <mi mathvariant="italic">Суммарная</mi>
      <mi mathvariant="italic">потребляемая</mi>
      <mrow>
        <mi mathvariant="italic">электроэнергия</mi>
        <mo stretchy="false">=</mo>
        <mn>4</mn>
      </mrow>
      <mn>995,46</mn>
      <mrow>
        <mo fence="true" stretchy="false">(</mo>
        <mrow>
          <mrow>
            <mi mathvariant="italic">кВт</mi>
            <mo stretchy="false">/</mo>
            <mi>ч</mi>
          </mrow>
        </mrow>
        <mo fence="true" stretchy="false">)</mo>
      </mrow>
    </mrow>
    <annotation encoding="StarMath 5.0">Суммарная потребляемая электроэнергия=4 995,46 ( кВт/ч )</annotation>
  </semantics>
</math>
</file>

<file path=Object 31/content.xml><?xml version="1.0" encoding="utf-8"?>
<math xmlns="http://www.w3.org/1998/Math/MathML" display="block">
  <semantics>
    <mrow>
      <mi mathvariant="italic">Суммарная</mi>
      <mi mathvariant="italic">стоимость</mi>
      <mrow>
        <mi mathvariant="italic">электроэнергии</mi>
        <mo stretchy="false">=</mo>
        <mn>24</mn>
      </mrow>
      <mn>280,37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уммарная стоимость электроэнергии=24 280,37 ( руб. )</annotation>
  </semantics>
</math>
</file>

<file path=Object 32/content.xml><?xml version="1.0" encoding="utf-8"?>
<math xmlns="http://www.w3.org/1998/Math/MathML" display="block">
  <semantics>
    <mrow>
      <mrow>
        <msub>
          <mi>Р</mi>
          <mi mathvariant="italic">аренды</mi>
        </msub>
        <mo stretchy="false">=</mo>
        <mrow>
          <msub>
            <mi>Р</mi>
            <mrow>
              <mi mathvariant="italic">кв</mi>
              <mi>.</mi>
              <mi>м</mi>
            </mrow>
          </msub>
          <mo stretchy="false">×</mo>
          <msub>
            <mi>N</mi>
            <mrow>
              <mi mathvariant="italic">кв</mi>
              <mi>.</mi>
              <mi>м</mi>
            </mrow>
          </msub>
        </mrow>
        <mo stretchy="false">=</mo>
        <mrow>
          <mn>410</mn>
          <mo stretchy="false">×</mo>
          <mn>260</mn>
        </mrow>
        <mo stretchy="false">=</mo>
        <mn>106</mn>
      </mrow>
      <mn>6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аренды=Р_{кв.м} times N_{кв.м}=410 times 260 = 106 600 ( руб. )</annotation>
  </semantics>
</math>
</file>

<file path=Object 33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row>
          <msub>
            <mi>P</mi>
            <mi mathvariant="italic">оборуд</mi>
          </msub>
          <mo stretchy="false">+</mo>
          <mi mathvariant="italic">Материал</mi>
        </mrow>
      </mrow>
      <mn>.</mn>
      <mrow>
        <mi mathvariant="italic">затраты</mi>
        <mo stretchy="false">+</mo>
        <mi mathvariant="italic">Страховой</mi>
      </mrow>
      <mi mathvariant="italic">запас</mi>
      <mi mathvariant="italic">материалов</mi>
    </mrow>
    <annotation encoding="StarMath 5.0">sum кредит=P_оборуд + Материал.затраты + Страховой запас материалов</annotation>
  </semantics>
</math>
</file>

<file path=Object 34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1</mn>
          </mrow>
        </msub>
        <mo stretchy="false">=</mo>
        <mrow>
          <msub>
            <mi>P</mi>
            <mrow>
              <mi mathvariant="italic">оборуд</mi>
              <mn>1</mn>
            </mrow>
          </msub>
          <mo stretchy="false">+</mo>
          <msub>
            <mi>З</mi>
            <mrow>
              <mi mathvariant="italic">трансп</mi>
              <mn>1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1</mn>
            </mrow>
          </msub>
        </mrow>
        <mo stretchy="false">=</mo>
        <mn>12</mn>
      </mrow>
      <mrow>
        <mn>000</mn>
        <mo stretchy="false">+</mo>
        <mn>4</mn>
      </mrow>
      <mrow>
        <mrow>
          <mn>300</mn>
          <mo stretchy="false">+</mo>
          <mn>5400</mn>
        </mrow>
        <mo stretchy="false">=</mo>
        <mn>21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1=P_оборуд1 + З_трансп1 + З_{монт.налад1}=12 000 + 4 300 + 5400 = 21 700 ( руб. ) </annotation>
  </semantics>
</math>
</file>

<file path=Object 35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2</mn>
          </mrow>
        </msub>
        <mo stretchy="false">=</mo>
        <mrow>
          <msub>
            <mi>P</mi>
            <mrow>
              <mi mathvariant="italic">оборуд</mi>
              <mn>2</mn>
            </mrow>
          </msub>
          <mo stretchy="false">+</mo>
          <msub>
            <mi>З</mi>
            <mrow>
              <mi mathvariant="italic">трансп</mi>
              <mn>2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2</mn>
            </mrow>
          </msub>
        </mrow>
        <mo stretchy="false">=</mo>
        <mn>107</mn>
      </mrow>
      <mrow>
        <mrow>
          <mn>000</mn>
          <mo stretchy="false">+</mo>
          <mn>4300</mn>
          <mo stretchy="false">+</mo>
          <mn>5400</mn>
        </mrow>
        <mo stretchy="false">=</mo>
        <mn>11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2=P_оборуд2 + З_трансп2 + З_{монт.налад2} = 107 000 + 4300 + 5400 = 116 700 ( руб. )</annotation>
  </semantics>
</math>
</file>

<file path=Object 36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3</mn>
          </mrow>
        </msub>
        <mo stretchy="false">=</mo>
        <mrow>
          <msub>
            <mi>P</mi>
            <mrow>
              <mi mathvariant="italic">оборуд</mi>
              <mn>3</mn>
            </mrow>
          </msub>
          <mo stretchy="false">+</mo>
          <msub>
            <mi>З</mi>
            <mrow>
              <mi mathvariant="italic">трансп</mi>
              <mn>3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3</mn>
            </mrow>
          </msub>
        </mrow>
        <mo stretchy="false">=</mo>
        <mn>138</mn>
      </mrow>
      <mrow>
        <mrow>
          <mn>000</mn>
          <mo stretchy="false">+</mo>
          <mn>4300</mn>
          <mo stretchy="false">+</mo>
          <mn>5400</mn>
        </mrow>
        <mo stretchy="false">=</mo>
        <mn>147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3=P_оборуд3 + З_трансп3 + З_{монт.налад3} = 138 000 + 4300 + 5400 = 147 700 ( руб. )</annotation>
  </semantics>
</math>
</file>

<file path=Object 37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4</mn>
          </mrow>
        </msub>
        <mo stretchy="false">=</mo>
        <mrow>
          <msub>
            <mi>P</mi>
            <mrow>
              <mi mathvariant="italic">оборуд</mi>
              <mn>4</mn>
            </mrow>
          </msub>
          <mo stretchy="false">+</mo>
          <msub>
            <mi>З</mi>
            <mrow>
              <mi mathvariant="italic">трансп</mi>
              <mn>4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4</mn>
            </mrow>
          </msub>
        </mrow>
        <mo stretchy="false">=</mo>
        <mn>87</mn>
      </mrow>
      <mrow>
        <mrow>
          <mn>000</mn>
          <mo stretchy="false">+</mo>
          <mn>4300</mn>
          <mo stretchy="false">+</mo>
          <mn>5400</mn>
        </mrow>
        <mo stretchy="false">=</mo>
        <mn>9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4=P_оборуд4 + З_трансп4 + З_{монт.налад4} = 87 000 + 4300 + 5400 = 96 700 ( руб. )</annotation>
  </semantics>
</math>
</file>

<file path=Object 38/content.xml><?xml version="1.0" encoding="utf-8"?>
<math xmlns="http://www.w3.org/1998/Math/MathML" display="block">
  <semantics>
    <mrow>
      <mrow>
        <msub>
          <mi mathvariant="italic">ОПФ</mi>
          <mi mathvariant="italic">перв</mi>
        </msub>
        <mo stretchy="false">=</mo>
        <mrow>
          <mrow>
            <msub>
              <mi mathvariant="italic">ОПФ</mi>
              <mrow>
                <mi mathvariant="italic">перв</mi>
                <mn>1</mn>
              </mrow>
            </msub>
            <mo stretchy="false">×</mo>
            <mn>2</mn>
          </mrow>
          <mo stretchy="false">+</mo>
          <mrow>
            <msub>
              <mi mathvariant="italic">ОПФ</mi>
              <mrow>
                <mi mathvariant="italic">перв</mi>
                <mn>2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3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4</mn>
              </mrow>
            </msub>
            <mo stretchy="false">×</mo>
            <mn>6</mn>
          </mrow>
        </mrow>
        <mo stretchy="false">=</mo>
        <mn>1</mn>
      </mrow>
      <mn>416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=ОПФ_перв1 times 2 + ОПФ_перв2 times 3 + ОПФ_перв3 times 3 + ОПФ_перв4 times 6=1 416 800 ( руб. )</annotation>
  </semantics>
</math>
</file>

<file path=Object 39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i>N</mi>
          <mo stretchy="false">×</mo>
          <mi mathvariant="italic">Расход</mi>
        </mrow>
      </mrow>
      <mrow>
        <mi mathvariant="italic">материала</mi>
        <mo stretchy="false">×</mo>
        <mi mathvariant="italic">Цена</mi>
      </mrow>
      <mi mathvariant="italic">материала</mi>
    </mrow>
    <annotation encoding="StarMath 5.0">Р_м=N times Расход материала times Цена материала</annotation>
  </semantics>
</math>
</file>

<file path=Object 4/content.xml><?xml version="1.0" encoding="utf-8"?>
<math xmlns="http://www.w3.org/1998/Math/MathML" display="block">
  <semantics>
    <mrow>
      <mrow>
        <msub>
          <mi>Q</mi>
          <mrow>
            <mi mathvariant="italic">расч</mi>
            <mn>.1</mn>
          </mrow>
        </msub>
        <mo stretchy="false">=</mo>
        <mfrac>
          <mrow>
            <msub>
              <mi>t</mi>
              <mrow>
                <mi mathvariant="italic">шт</mi>
                <mn>1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2,2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1,49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1 = {t_шт1 times N } over {Ф_эфф times 60} =  {2,2 times 6000 } over {146,94 times 60} = 1,49 ( шт. )</annotation>
  </semantics>
</math>
</file>

<file path=Object 40/content.xml><?xml version="1.0" encoding="utf-8"?>
<math xmlns="http://www.w3.org/1998/Math/MathML" display="block">
  <semantics>
    <mrow>
      <mrow>
        <msub>
          <mi>Р</mi>
          <mrow>
            <mi>м</mi>
            <mn>1</mn>
          </mrow>
        </msub>
        <mo stretchy="false">=</mo>
        <mrow>
          <mn>6000</mn>
          <mo stretchy="false">×</mo>
          <mn>0,2</mn>
          <mo stretchy="false">×</mo>
          <mn>200</mn>
        </mrow>
        <mo stretchy="false">=</mo>
        <mn>24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1=6000 times 0,2 times 200=240 000 ( руб. )</annotation>
  </semantics>
</math>
</file>

<file path=Object 41/content.xml><?xml version="1.0" encoding="utf-8"?>
<math xmlns="http://www.w3.org/1998/Math/MathML" display="block">
  <semantics>
    <mrow>
      <mrow>
        <msub>
          <mi>Р</mi>
          <mrow>
            <mi>м</mi>
            <mn>2</mn>
          </mrow>
        </msub>
        <mo stretchy="false">=</mo>
        <mrow>
          <mn>6000</mn>
          <mo stretchy="false">×</mo>
          <mn>1</mn>
          <mo stretchy="false">×</mo>
          <mn>125</mn>
        </mrow>
        <mo stretchy="false">=</mo>
        <mn>75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2=6000 times 1 times 125=750 000 ( руб. )</annotation>
  </semantics>
</math>
</file>

<file path=Object 42/content.xml><?xml version="1.0" encoding="utf-8"?>
<math xmlns="http://www.w3.org/1998/Math/MathML" display="block">
  <semantics>
    <mrow>
      <mrow>
        <msub>
          <mi>Р</mi>
          <mrow>
            <mi>м</mi>
            <mn>3</mn>
          </mrow>
        </msub>
        <mo stretchy="false">=</mo>
        <mrow>
          <mn>6000</mn>
          <mo stretchy="false">×</mo>
          <mn>0,9</mn>
          <mo stretchy="false">×</mo>
          <mn>320</mn>
        </mrow>
        <mo stretchy="false">=</mo>
        <mn>1</mn>
      </mrow>
      <mn>72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3=6000 times 0,9 times 320=1 728 000 ( руб. )</annotation>
  </semantics>
</math>
</file>

<file path=Object 43/content.xml><?xml version="1.0" encoding="utf-8"?>
<math xmlns="http://www.w3.org/1998/Math/MathML" display="block">
  <semantics>
    <mrow>
      <mrow>
        <msub>
          <mi>Р</mi>
          <mrow>
            <mi>м</mi>
            <mn>4</mn>
          </mrow>
        </msub>
        <mo stretchy="false">=</mo>
        <mrow>
          <mn>6000</mn>
          <mo stretchy="false">×</mo>
          <mn>0,8</mn>
          <mo stretchy="false">×</mo>
          <mn>400</mn>
        </mrow>
        <mo stretchy="false">=</mo>
        <mn>1</mn>
      </mrow>
      <mn>920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4=6000 times 0,8 times 400=1 920 000 ( руб. )</annotation>
  </semantics>
</math>
</file>

<file path=Object 44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b>
            <mi>Р</mi>
            <msub>
              <mi>м</mi>
              <mi>i</mi>
            </msub>
          </msub>
        </mrow>
        <mo stretchy="false">=</mo>
        <mn>4</mn>
      </mrow>
      <mn>63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= sum from{i=1} to{4} Р_{м_i}=4 638 000 ( руб. )</annotation>
  </semantics>
</math>
</file>

<file path=Object 45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n>1</mn>
      </mrow>
      <mn>416</mn>
      <mrow>
        <mn>800</mn>
        <mo stretchy="false">+</mo>
        <mn>4</mn>
      </mrow>
      <mn>638</mn>
      <mrow>
        <mn>000</mn>
        <mo stretchy="false">+</mo>
        <mn>150</mn>
      </mrow>
      <mrow>
        <mn>000</mn>
        <mo stretchy="false">=</mo>
        <mn>6</mn>
      </mrow>
      <mn>204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sum кредит=1 416 800 + 4 638 000 + 150 000 = 6 204 800 ( руб. )</annotation>
  </semantics>
</math>
</file>

<file path=Object 46/content.xml><?xml version="1.0" encoding="utf-8"?>
<math xmlns="http://www.w3.org/1998/Math/MathML" display="block">
  <semantics>
    <mrow>
      <mtext>%</mtext>
      <mrow>
        <mi mathvariant="italic">кредит</mi>
        <mo stretchy="false">=</mo>
        <mfrac>
          <mrow>
            <mrow>
              <mo stretchy="false">∑</mo>
              <mi mathvariant="italic">кредит</mi>
            </mrow>
            <mo stretchy="false">×</mo>
            <mi mathvariant="normal">%</mi>
            <mo stretchy="false">×</mo>
            <mn>30</mn>
          </mrow>
          <mrow>
            <mn>360</mn>
            <mo stretchy="false">×</mo>
            <mn>100</mn>
          </mrow>
        </mfrac>
        <mo stretchy="false">=</mo>
        <mfrac>
          <mrow>
            <mn>6</mn>
            <mn>204</mn>
            <mrow>
              <mn>800</mn>
              <mo stretchy="false">×</mo>
              <mn>38</mn>
              <mo stretchy="false">×</mo>
              <mn>30</mn>
            </mrow>
          </mrow>
          <mrow>
            <mn>360</mn>
            <mo stretchy="false">×</mo>
            <mn>100</mn>
          </mrow>
        </mfrac>
        <mo stretchy="false">=</mo>
        <mn>196</mn>
      </mrow>
      <mn>485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"%"кредит = {{sum кредит times %ст times 30} over {360 times 100}}= {6 204 800 times 38 times 30} over {360 times 100}=196 485 ( руб. )</annotation>
  </semantics>
</math>
</file>

<file path=Object 47/content.xml><?xml version="1.0" encoding="utf-8"?>
<math xmlns="http://www.w3.org/1998/Math/MathML" display="block">
  <semantics>
    <mrow>
      <mi mathvariant="italic">Страховой</mi>
      <mi mathvariant="italic">запас</mi>
      <mrow>
        <mi mathvariant="italic">материалов</mi>
        <mo stretchy="false">=</mo>
        <mn>150</mn>
      </mrow>
      <mn>000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Страховой запас материалов = 150 000 ( руб. )</annotation>
  </semantics>
</math>
</file>

<file path=Object 48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1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1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0</mn>
            <mtext>%</mtext>
          </mrow>
          <mn>12</mn>
        </mfrac>
        <mo stretchy="false">=</mo>
        <mn>1,66</mn>
      </mrow>
      <mtext>%</mtext>
    </mrow>
    <annotation encoding="StarMath 5.0">Н_{аморт1/мес}={ Н_{аморт1/год} } over { 12 }={ 20"%" } over { 12 }=1,66"%" </annotation>
  </semantics>
</math>
</file>

<file path=Object 49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2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2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5</mn>
            <mtext>%</mtext>
          </mrow>
          <mn>12</mn>
        </mfrac>
        <mo stretchy="false">=</mo>
        <mn>2,08</mn>
      </mrow>
      <mtext>%</mtext>
    </mrow>
    <annotation encoding="StarMath 5.0">Н_{аморт2/мес}={ Н_{аморт2/год} } over { 12 }={ 25"%" } over { 12 }=2,08"%" </annotation>
  </semantics>
</math>
</file>

<file path=Object 5/content.xml><?xml version="1.0" encoding="utf-8"?>
<math xmlns="http://www.w3.org/1998/Math/MathML" display="block">
  <semantics>
    <mrow>
      <mrow>
        <msub>
          <mi>Q</mi>
          <mrow>
            <mi mathvariant="italic">расч</mi>
            <mn>.2</mn>
          </mrow>
        </msub>
        <mo stretchy="false">=</mo>
        <mfrac>
          <mrow>
            <msub>
              <mi>t</mi>
              <mrow>
                <mi mathvariant="italic">шт</mi>
                <mn>2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4,2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2,85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2 = {t_шт2 times N } over {Ф_эфф times 60} =  {4,2 times 6000 } over {146,94 times 60} = 2,85 ( шт. )</annotation>
  </semantics>
</math>
</file>

<file path=Object 50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3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3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0</mn>
            <mtext>%</mtext>
          </mrow>
          <mn>12</mn>
        </mfrac>
        <mo stretchy="false">=</mo>
        <mn>1,66</mn>
      </mrow>
      <mtext>%</mtext>
    </mrow>
    <annotation encoding="StarMath 5.0">Н_{аморт3/мес}={ Н_{аморт3/год} } over { 12 }={ 20"%" } over { 12 }=1,66"%" </annotation>
  </semantics>
</math>
</file>

<file path=Object 51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4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4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33,3</mn>
            <mtext>%</mtext>
          </mrow>
          <mn>12</mn>
        </mfrac>
        <mo stretchy="false">=</mo>
        <mn>2,78</mn>
      </mrow>
      <mtext>%</mtext>
    </mrow>
    <annotation encoding="StarMath 5.0">Н_{аморт4/мес}={ Н_{аморт4/год} } over { 12 }={ 33,3"%" } over { 12 }=2,78"%" </annotation>
  </semantics>
</math>
</file>

<file path=Object 52/content.xml><?xml version="1.0" encoding="utf-8"?>
<math xmlns="http://www.w3.org/1998/Math/MathML" display="block">
  <semantics>
    <mrow>
      <mrow>
        <msub>
          <mi mathvariant="italic">АО</mi>
          <mn>1</mn>
        </msub>
        <mo stretchy="false">=</mo>
        <mrow>
          <msub>
            <mi mathvariant="italic">ОПФ</mi>
            <mrow>
              <mi mathvariant="italic">перв</mi>
              <mn>1</mn>
            </mrow>
          </msub>
          <mo stretchy="false">×</mo>
          <msub>
            <mi>Н</mi>
            <mrow>
              <mi mathvariant="italic">аморт</mi>
              <mrow>
                <mn>1</mn>
                <mo stretchy="false">/</mo>
                <mi mathvariant="italic">мес</mi>
              </mrow>
            </mrow>
          </msub>
        </mrow>
        <mo stretchy="false">=</mo>
        <mn>21</mn>
      </mrow>
      <mn>700</mn>
      <mi mathvariant="italic">руб</mi>
      <mrow>
        <mn>.</mn>
        <mo stretchy="false">×</mo>
        <mn>1,66</mn>
      </mrow>
      <mrow>
        <mtext>%</mtext>
        <mo stretchy="false">=</mo>
        <mn>251,72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1=ОПФ_перв1 times Н_{аморт1/мес}=21 700руб. times 1,66"%"=251,72 ( руб. )</annotation>
  </semantics>
</math>
</file>

<file path=Object 53/content.xml><?xml version="1.0" encoding="utf-8"?>
<math xmlns="http://www.w3.org/1998/Math/MathML" display="block">
  <semantics>
    <mrow>
      <mrow>
        <msub>
          <mi mathvariant="italic">АО</mi>
          <mn>2</mn>
        </msub>
        <mo stretchy="false">=</mo>
        <mrow>
          <msub>
            <mi mathvariant="italic">ОПФ</mi>
            <mrow>
              <mi mathvariant="italic">перв</mi>
              <mn>2</mn>
            </mrow>
          </msub>
          <mo stretchy="false">×</mo>
          <msub>
            <mi>Н</mi>
            <mrow>
              <mi mathvariant="italic">аморт</mi>
              <mrow>
                <mn>2</mn>
                <mo stretchy="false">/</mo>
                <mi mathvariant="italic">мес</mi>
              </mrow>
            </mrow>
          </msub>
        </mrow>
        <mo stretchy="false">=</mo>
        <mn>116</mn>
      </mrow>
      <mn>000</mn>
      <mi mathvariant="italic">руб</mi>
      <mrow>
        <mn>.</mn>
        <mo stretchy="false">×</mo>
        <mn>2,08</mn>
      </mrow>
      <mrow>
        <mtext>%</mtext>
        <mo stretchy="false">=</mo>
        <mn>2</mn>
      </mrow>
      <mn>427,3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2=ОПФ_перв2 times Н_{аморт2/мес}=116 000руб. times 2,08"%"=2 427,36 ( руб. )</annotation>
  </semantics>
</math>
</file>

<file path=Object 54/content.xml><?xml version="1.0" encoding="utf-8"?>
<math xmlns="http://www.w3.org/1998/Math/MathML" display="block">
  <semantics>
    <mrow>
      <mrow>
        <msub>
          <mi mathvariant="italic">АО</mi>
          <mn>3</mn>
        </msub>
        <mo stretchy="false">=</mo>
        <mrow>
          <msub>
            <mi mathvariant="italic">ОПФ</mi>
            <mrow>
              <mi mathvariant="italic">перв</mi>
              <mn>3</mn>
            </mrow>
          </msub>
          <mo stretchy="false">×</mo>
          <msub>
            <mi>Н</mi>
            <mrow>
              <mi mathvariant="italic">аморт</mi>
              <mrow>
                <mn>3</mn>
                <mo stretchy="false">/</mo>
                <mi mathvariant="italic">мес</mi>
              </mrow>
            </mrow>
          </msub>
        </mrow>
        <mo stretchy="false">=</mo>
        <mn>117</mn>
      </mrow>
      <mn>700</mn>
      <mi mathvariant="italic">руб</mi>
      <mrow>
        <mn>.</mn>
        <mo stretchy="false">×</mo>
        <mn>1,66</mn>
      </mrow>
      <mrow>
        <mtext>%</mtext>
        <mo stretchy="false">=</mo>
        <mn>2</mn>
      </mrow>
      <mn>451,8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3=ОПФ_перв3 times Н_{аморт3/мес}=117 700руб. times 1,66"%"=2 451,82 ( руб. )</annotation>
  </semantics>
</math>
</file>

<file path=Object 55/content.xml><?xml version="1.0" encoding="utf-8"?>
<math xmlns="http://www.w3.org/1998/Math/MathML" display="block">
  <semantics>
    <mrow>
      <mrow>
        <msub>
          <mi mathvariant="italic">АО</mi>
          <mn>4</mn>
        </msub>
        <mo stretchy="false">=</mo>
        <mrow>
          <msub>
            <mi mathvariant="italic">ОПФ</mi>
            <mrow>
              <mi mathvariant="italic">перв</mi>
              <mn>4</mn>
            </mrow>
          </msub>
          <mo stretchy="false">×</mo>
          <msub>
            <mi>Н</mi>
            <mrow>
              <mi mathvariant="italic">аморт</mi>
              <mrow>
                <mn>4</mn>
                <mo stretchy="false">/</mo>
                <mi mathvariant="italic">мес</mi>
              </mrow>
            </mrow>
          </msub>
        </mrow>
        <mo stretchy="false">=</mo>
        <mn>96</mn>
      </mrow>
      <mn>700</mn>
      <mi mathvariant="italic">руб</mi>
      <mrow>
        <mn>.</mn>
        <mo stretchy="false">×</mo>
        <mn>2,78</mn>
      </mrow>
      <mrow>
        <mtext>%</mtext>
        <mo stretchy="false">=</mo>
        <mn>2</mn>
      </mrow>
      <mn>688,2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4=ОПФ_перв4 times Н_{аморт4/мес}=96 700руб. times 2,78"%"=2 688,26 ( руб. )</annotation>
  </semantics>
</math>
</file>

<file path=Object 56/content.xml><?xml version="1.0" encoding="utf-8"?>
<math xmlns="http://www.w3.org/1998/Math/MathML" display="block">
  <semantics>
    <mrow>
      <mrow>
        <msub>
          <mi>Т</mi>
          <mrow>
            <mi mathvariant="italic">аморт</mi>
            <mn>4</mn>
          </mrow>
        </msub>
        <mo stretchy="false">=</mo>
        <mrow>
          <mfrac>
            <mn>1</mn>
            <msub>
              <mi>Т</mi>
              <mrow>
                <mi>н</mi>
                <mn>4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3</mn>
          </mfrac>
          <mo stretchy="false">×</mo>
          <mn>100</mn>
        </mrow>
      </mrow>
      <mrow>
        <mtext>%</mtext>
        <mo stretchy="false">=</mo>
        <mn>33,3</mn>
      </mrow>
      <mtext>%</mtext>
    </mrow>
    <annotation encoding="StarMath 5.0">Т_аморт4={ 1 } over { Т_н4 } times 100"%"={ 1 } over { 3 } times 100"%"=33,3"%" </annotation>
  </semantics>
</math>
</file>

<file path=Object 57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1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1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5</mn>
          </mfrac>
          <mo stretchy="false">×</mo>
          <mn>100</mn>
        </mrow>
      </mrow>
      <mrow>
        <mtext>%</mtext>
        <mo stretchy="false">=</mo>
        <mn>20</mn>
      </mrow>
      <mtext>%</mtext>
    </mrow>
    <annotation encoding="StarMath 5.0">Н_{аморт1/год}={ 1 } over { Т_н1 } times 100"%"={ 1 } over { 5 } times 100"%"=20"%" </annotation>
  </semantics>
</math>
</file>

<file path=Object 58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2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2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4</mn>
          </mfrac>
          <mo stretchy="false">×</mo>
          <mn>100</mn>
        </mrow>
      </mrow>
      <mrow>
        <mtext>%</mtext>
        <mo stretchy="false">=</mo>
        <mn>25</mn>
      </mrow>
      <mtext>%</mtext>
    </mrow>
    <annotation encoding="StarMath 5.0">Н_{аморт2/год}={ 1 } over { Т_н2 } times 100"%"={ 1 } over { 4 } times 100"%"=25"%" </annotation>
  </semantics>
</math>
</file>

<file path=Object 59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3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3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5</mn>
          </mfrac>
          <mo stretchy="false">×</mo>
          <mn>100</mn>
        </mrow>
      </mrow>
      <mrow>
        <mtext>%</mtext>
        <mo stretchy="false">=</mo>
        <mn>20</mn>
      </mrow>
      <mtext>%</mtext>
    </mrow>
    <annotation encoding="StarMath 5.0">Н_{аморт3/год}={ 1 } over { Т_н3 } times 100"%"={ 1 } over { 5 } times 100"%"=20"%" </annotation>
  </semantics>
</math>
</file>

<file path=Object 6/content.xml><?xml version="1.0" encoding="utf-8"?>
<math xmlns="http://www.w3.org/1998/Math/MathML" display="block">
  <semantics>
    <mrow>
      <mo stretchy="false">∑</mo>
      <mrow/>
    </mrow>
    <annotation encoding="StarMath 5.0">sum { }</annotation>
  </semantics>
</math>
</file>

<file path=Object 60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1</mn>
          </msub>
        </mrow>
        <mo stretchy="false">=</mo>
        <mrow>
          <msub>
            <mi mathvariant="italic">АО</mi>
            <mn>1</mn>
          </msub>
          <mo stretchy="false">×</mo>
          <msub>
            <mi>Q</mi>
            <mrow>
              <mi mathvariant="italic">прин</mi>
              <mn>1</mn>
            </mrow>
          </msub>
        </mrow>
        <mo stretchy="false">=</mo>
        <mrow>
          <mn>360,22</mn>
          <mo stretchy="false">×</mo>
          <mn>2</mn>
        </mrow>
        <mo stretchy="false">=</mo>
        <mn>720,44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1=АО_1 times Q_прин1=360,22 times 2=720,44 ( руб. )</annotation>
  </semantics>
</math>
</file>

<file path=Object 61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2</mn>
          </msub>
        </mrow>
        <mo stretchy="false">=</mo>
        <mrow>
          <msub>
            <mi mathvariant="italic">АО</mi>
            <mn>2</mn>
          </msub>
          <mo stretchy="false">×</mo>
          <msub>
            <mi>Q</mi>
            <mrow>
              <mi mathvariant="italic">прин</mi>
              <mn>2</mn>
            </mrow>
          </msub>
        </mrow>
        <mo stretchy="false">=</mo>
        <mn>2</mn>
      </mrow>
      <mrow>
        <mrow>
          <mn>427,36</mn>
          <mo stretchy="false">×</mo>
          <mn>3</mn>
        </mrow>
        <mo stretchy="false">=</mo>
        <mn>2</mn>
      </mrow>
      <mn>363,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2=АО_2 times Q_прин2=2 427,36 times 3=2 363,2 ( руб. )</annotation>
  </semantics>
</math>
</file>

<file path=Object 62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3</mn>
          </msub>
        </mrow>
        <mo stretchy="false">=</mo>
        <mrow>
          <msub>
            <mi mathvariant="italic">АО</mi>
            <mn>3</mn>
          </msub>
          <mo stretchy="false">×</mo>
          <msub>
            <mi>Q</mi>
            <mrow>
              <mi mathvariant="italic">прин</mi>
              <mn>3</mn>
            </mrow>
          </msub>
        </mrow>
        <mo stretchy="false">=</mo>
        <mn>2</mn>
      </mrow>
      <mrow>
        <mrow>
          <mn>451,82</mn>
          <mo stretchy="false">×</mo>
          <mn>3</mn>
        </mrow>
        <mo stretchy="false">=</mo>
        <mn>5</mn>
      </mrow>
      <mn>826,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3=АО_3 times Q_прин3=2 451,82 times 3=5 826,6 ( руб. )</annotation>
  </semantics>
</math>
</file>

<file path=Object 63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4</mn>
          </msub>
        </mrow>
        <mo stretchy="false">=</mo>
        <mrow>
          <msub>
            <mi mathvariant="italic">АО</mi>
            <mn>4</mn>
          </msub>
          <mo stretchy="false">×</mo>
          <msub>
            <mi>Q</mi>
            <mrow>
              <mi mathvariant="italic">прин</mi>
              <mn>4</mn>
            </mrow>
          </msub>
        </mrow>
        <mo stretchy="false">=</mo>
        <mn>2</mn>
      </mrow>
      <mrow>
        <mrow>
          <mn>688,26</mn>
          <mo stretchy="false">×</mo>
          <mn>6</mn>
        </mrow>
        <mo stretchy="false">=</mo>
        <mn>16</mn>
      </mrow>
      <mn>129,5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4=АО_4 times Q_прин4=2 688,26 times 6=16 129,56 ( руб. )</annotation>
  </semantics>
</math>
</file>

<file path=Object 64/content.xml><?xml version="1.0" encoding="utf-8"?>
<math xmlns="http://www.w3.org/1998/Math/MathML" display="block">
  <semantics>
    <mrow>
      <mrow>
        <mrow>
          <mo stretchy="false">∑</mo>
          <mi mathvariant="italic">АО</mi>
        </mrow>
        <mo stretchy="false">=</mo>
        <mrow>
          <mrow>
            <mo stretchy="false">∑</mo>
            <msub>
              <mi mathvariant="italic">АО</mi>
              <mn>1</mn>
            </msub>
          </mrow>
          <mo stretchy="false">+</mo>
          <mrow>
            <mo stretchy="false">∑</mo>
            <msub>
              <mi mathvariant="italic">АО</mi>
              <mn>2</mn>
            </msub>
          </mrow>
          <mo stretchy="false">+</mo>
          <mrow>
            <mo stretchy="false">∑</mo>
            <msub>
              <mi mathvariant="italic">АО</mi>
              <mn>3</mn>
            </msub>
          </mrow>
          <mo stretchy="false">+</mo>
          <mrow>
            <mo stretchy="false">∑</mo>
            <msub>
              <mi mathvariant="italic">АО</mi>
              <mn>4</mn>
            </msub>
          </mrow>
        </mrow>
        <mo stretchy="false">=</mo>
        <mrow>
          <mn>503,44</mn>
          <mo stretchy="false">+</mo>
          <mn>7</mn>
        </mrow>
      </mrow>
      <mrow>
        <mn>089,6</mn>
        <mo stretchy="false">+</mo>
        <mn>5</mn>
      </mrow>
      <mrow>
        <mn>826,6</mn>
        <mo stretchy="false">+</mo>
        <mn>16</mn>
      </mrow>
      <mrow>
        <mn>129,56</mn>
        <mo stretchy="false">=</mo>
        <mn>29</mn>
      </mrow>
      <mn>766,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=sum АО_1+sum АО_2+sum АО_3+sum АО_4=503,44+7 089,6+5 826,6+16 129,56=29 766,2 ( руб. )</annotation>
  </semantics>
</math>
</file>

<file path=Object 65/content.xml><?xml version="1.0" encoding="utf-8"?>
<math xmlns="http://www.w3.org/1998/Math/MathML" display="block">
  <semantics>
    <mrow>
      <mrow>
        <msub>
          <mrow>
            <mi>С</mi>
            <mo stretchy="false">/</mo>
            <mi>С</mi>
          </mrow>
          <mi>i</mi>
        </msub>
        <mo stretchy="false">=</mo>
        <mfrac>
          <mrow>
            <mi mathvariant="italic">Полные</mi>
            <mi mathvariant="italic">затраты</mi>
          </mrow>
          <mi>N</mi>
        </mfrac>
        <mo stretchy="false">=</mo>
        <mfrac>
          <mrow>
            <mn>5</mn>
            <mn>266</mn>
            <mn>844,31</mn>
          </mrow>
          <mn>6000</mn>
        </mfrac>
        <mo stretchy="false">=</mo>
        <mn>877,81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{С/С}_i = { Полные затраты } over { N }={5 266 844,31} over { 6000 }=877,81( руб. )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ub>
                <mi mathvariant="italic">НДС</mi>
                <mi mathvariant="italic">оплач</mi>
              </msub>
              <mo stretchy="false">=</mo>
              <mrow>
                <mfrac>
                  <mrow>
                    <mi mathvariant="italic">МЗ</mi>
                    <mo stretchy="false">+</mo>
                    <mrow>
                      <mi mathvariant="italic">Эл</mi>
                      <mo stretchy="false">/</mo>
                      <mi mathvariant="italic">энергия</mi>
                    </mrow>
                    <mo stretchy="false">+</mo>
                    <mi mathvariant="italic">Реклама</mi>
                    <mo stretchy="false">+</mo>
                    <mi mathvariant="italic">Аренда</mi>
                  </mrow>
                  <mrow>
                    <mn>100</mn>
                    <mtext>%</mtext>
                  </mrow>
                </mfrac>
                <mo stretchy="false">×</mo>
                <mn>18</mn>
              </mrow>
            </mrow>
            <mrow>
              <mtext>%</mtext>
              <mo stretchy="false">=</mo>
              <mrow/>
            </mrow>
          </mrow>
        </mtd>
      </mtr>
      <mtr>
        <mtd>
          <mrow>
            <mrow/>
            <mrow>
              <mrow>
                <mfrac>
                  <mrow>
                    <mn>4</mn>
                    <mn>638</mn>
                    <mrow>
                      <mn>000</mn>
                      <mo stretchy="false">+</mo>
                      <mn>24</mn>
                    </mrow>
                    <mrow>
                      <mn>280,37</mn>
                      <mo stretchy="false">+</mo>
                      <mn>10</mn>
                    </mrow>
                    <mrow>
                      <mn>880</mn>
                      <mo stretchy="false">+</mo>
                      <mn>106</mn>
                    </mrow>
                    <mn>600</mn>
                  </mrow>
                  <mn>1</mn>
                </mfrac>
                <mo stretchy="false">×</mo>
                <mn>0,18</mn>
              </mrow>
              <mo stretchy="false">=</mo>
              <mn>860</mn>
            </mrow>
            <mn>356,8</mn>
            <mrow>
              <mo fence="true" stretchy="false">(</mo>
              <mrow>
                <mrow>
                  <mi mathvariant="italic">руб</mi>
                  <mi>.</mi>
                </mrow>
              </mrow>
              <mo fence="true" stretchy="false">)</mo>
            </mrow>
          </mrow>
        </mtd>
      </mtr>
    </mtable>
    <annotation encoding="StarMath 5.0">НДС_оплач={ МЗ + Эл/энергия + Реклама + Аренда } over { 100"%" } times 18 "%" = {}newline{}{ 4 638 000 + 24 280,37 + 10 880 + 106 600 } over { 1 } times 0,18 = 860 356,8 ( руб. )</annotation>
  </semantics>
</math>
</file>

<file path=Object 67/content.xml><?xml version="1.0" encoding="utf-8"?>
<math xmlns="http://www.w3.org/1998/Math/MathML" display="block">
  <semantics>
    <mrow>
      <mrow>
        <msub>
          <mi mathvariant="italic">НДС</mi>
          <mi mathvariant="italic">получ</mi>
        </msub>
        <mo stretchy="false">=</mo>
        <mrow>
          <mrow>
            <mo fence="true" stretchy="false">(</mo>
            <mrow>
              <mrow>
                <mrow>
                  <mi>с</mi>
                  <mo stretchy="false">/</mo>
                  <msub>
                    <mi>с</mi>
                    <mi>i</mi>
                  </msub>
                </mrow>
                <mo stretchy="false">+</mo>
                <msub>
                  <mi mathvariant="italic">Пр</mi>
                  <mi>i</mi>
                </msub>
              </mrow>
            </mrow>
            <mo fence="true" stretchy="false">)</mo>
          </mrow>
          <mo stretchy="false">×</mo>
          <mn>18</mn>
        </mrow>
      </mrow>
      <mrow>
        <mrow>
          <mtext>%</mtext>
          <mo stretchy="false">×</mo>
          <mi>N</mi>
        </mrow>
        <mo stretchy="false">=</mo>
        <mrow>
          <mn>1079,71</mn>
          <mo stretchy="false">×</mo>
          <mn>0,18</mn>
          <mo stretchy="false">×</mo>
          <mn>6000</mn>
        </mrow>
        <mo stretchy="false">=</mo>
        <mn>1</mn>
      </mrow>
      <mn>166</mn>
      <mn>086,8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НДС_получ=( с/с_i + Пр_i ) times 18"%"  times N = 1079,71 times 0,18 times 6000=1 166 086,8 ( руб. )</annotation>
  </semantics>
</math>
</file>

<file path=Object 68/content.xml><?xml version="1.0" encoding="utf-8"?>
<math xmlns="http://www.w3.org/1998/Math/MathML" display="block">
  <semantics>
    <mrow>
      <mi mathvariant="italic">Пенсионный</mi>
      <mi mathvariant="italic">фонд</mi>
      <mrow>
        <mrow>
          <mo fence="true" stretchy="false">(</mo>
          <mrow>
            <mrow>
              <mn>22</mn>
              <mtext>%</mtext>
            </mrow>
          </mrow>
          <mo fence="true" stretchy="false">)</mo>
        </mrow>
        <mo stretchy="false">=</mo>
        <mn>200</mn>
      </mrow>
      <mrow>
        <mrow>
          <mn>332,37</mn>
          <mo stretchy="false">×</mo>
          <mn>0,22</mn>
        </mrow>
        <mo stretchy="false">=</mo>
        <mn>44</mn>
      </mrow>
      <mn>073,1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Пенсионный фонд (22 "%")=200 332,37 times 0,22 = 44 073,12 ( руб. )</annotation>
  </semantics>
</math>
</file>

<file path=Object 69/content.xml><?xml version="1.0" encoding="utf-8"?>
<math xmlns="http://www.w3.org/1998/Math/MathML" display="block">
  <semantics>
    <mrow>
      <mrow>
        <msub>
          <mi mathvariant="italic">НДС</mi>
          <mi mathvariant="italic">бюджет</mi>
        </msub>
        <mo stretchy="false">=</mo>
        <mrow>
          <msub>
            <mi mathvariant="italic">НДС</mi>
            <mi mathvariant="italic">получ</mi>
          </msub>
          <mo stretchy="false">−</mo>
          <msub>
            <mi mathvariant="italic">НДС</mi>
            <mi mathvariant="italic">оплач</mi>
          </msub>
        </mrow>
        <mo stretchy="false">=</mo>
        <mn>1</mn>
      </mrow>
      <mn>166</mn>
      <mrow>
        <mn>086,8</mn>
        <mo stretchy="false">−</mo>
        <mn>860</mn>
      </mrow>
      <mrow>
        <mn>356,8</mn>
        <mo stretchy="false">=</mo>
        <mn>305</mn>
      </mrow>
      <mn>730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НДС_бюджет= НДС_получ - НДС_оплач = 1 166 086,8 - 860 356,8 = 305 730 ( руб. )</annotation>
  </semantics>
</math>
</file>

<file path=Object 7/content.xml><?xml version="1.0" encoding="utf-8"?>
<math xmlns="http://www.w3.org/1998/Math/MathML" display="block">
  <semantics>
    <mrow>
      <mrow>
        <msub>
          <mi>Q</mi>
          <mrow>
            <mi mathvariant="italic">расч</mi>
            <mn>.3</mn>
          </mrow>
        </msub>
        <mo stretchy="false">=</mo>
        <mfrac>
          <mrow>
            <msub>
              <mi>t</mi>
              <mrow>
                <mi mathvariant="italic">шт</mi>
                <mn>3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4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2,72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3 = {t_шт3 times N } over {Ф_эфф times 60} =  {4 times 6000 } over {146,94 times 60} = 2,72 ( шт. )</annotation>
  </semantics>
</math>
</file>

<file path=Object 70/content.xml><?xml version="1.0" encoding="utf-8"?>
<math xmlns="http://www.w3.org/1998/Math/MathML" display="block">
  <semantics>
    <mrow>
      <mi mathvariant="italic">Мед</mi>
      <mn>.</mn>
      <mi mathvariant="italic">страх</mi>
      <mrow>
        <mrow>
          <mo fence="true" stretchy="false">(</mo>
          <mrow>
            <mrow>
              <mn>5,1</mn>
              <mtext>%</mtext>
            </mrow>
          </mrow>
          <mo fence="true" stretchy="false">)</mo>
        </mrow>
        <mo stretchy="false">=</mo>
        <mn>200</mn>
      </mrow>
      <mrow>
        <mrow>
          <mn>332,37</mn>
          <mo stretchy="false">×</mo>
          <mn>0,051</mn>
        </mrow>
        <mo stretchy="false">=</mo>
        <mn>10</mn>
      </mrow>
      <mn>216,95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Мед. страх (5,1 "%") = 200 332,37 times 0,051 = 10 216,95 ( руб. )</annotation>
  </semantics>
</math>
</file>

<file path=Object 71/content.xml><?xml version="1.0" encoding="utf-8"?>
<math xmlns="http://www.w3.org/1998/Math/MathML" display="block">
  <semantics>
    <mrow>
      <mo stretchy="false">∑</mo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{ ( руб. ) }</annotation>
  </semantics>
</math>
</file>

<file path=Object 72/content.xml><?xml version="1.0" encoding="utf-8"?>
<math xmlns="http://www.w3.org/1998/Math/MathML" display="block">
  <semantics>
    <mrow>
      <mi mathvariant="italic">ФСС</mi>
      <mrow>
        <mrow>
          <mo fence="true" stretchy="false">(</mo>
          <mrow>
            <mrow>
              <mn>2,9</mn>
              <mtext>%</mtext>
            </mrow>
          </mrow>
          <mo fence="true" stretchy="false">)</mo>
        </mrow>
        <mo stretchy="false">=</mo>
        <mn>200</mn>
      </mrow>
      <mrow>
        <mrow>
          <mn>332,37</mn>
          <mo stretchy="false">×</mo>
          <mn>0,029</mn>
        </mrow>
        <mo stretchy="false">=</mo>
        <mn>5</mn>
      </mrow>
      <mn>809,64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ФСС (2,9 "%") = 200 332,37 times 0,029 = 5 809,64 ( руб. )</annotation>
  </semantics>
</math>
</file>

<file path=Object 73/content.xml><?xml version="1.0" encoding="utf-8"?>
<math xmlns="http://www.w3.org/1998/Math/MathML" display="block">
  <semantics>
    <mrow>
      <mi mathvariant="italic">Выручка</mi>
      <mrow>
        <mrow>
          <mo fence="true" stretchy="false">(</mo>
          <mrow>
            <mrow>
              <mi>с</mi>
              <mi mathvariant="italic">НДС</mi>
            </mrow>
          </mrow>
          <mo fence="true" stretchy="false">)</mo>
        </mrow>
        <mo stretchy="false">=</mo>
        <msub>
          <mi>Ц</mi>
          <mi>i</mi>
        </msub>
      </mrow>
      <mrow>
        <mrow>
          <mrow>
            <mo fence="true" stretchy="false">(</mo>
            <mrow>
              <mrow>
                <mi>с</mi>
                <mi mathvariant="italic">НДС</mi>
              </mrow>
            </mrow>
            <mo fence="true" stretchy="false">)</mo>
          </mrow>
          <mo stretchy="false">×</mo>
          <mi>N</mi>
        </mrow>
        <mo stretchy="false">=</mo>
        <mrow>
          <mn>1274,06</mn>
          <mo stretchy="false">×</mo>
          <mn>6000</mn>
        </mrow>
        <mo stretchy="false">=</mo>
        <mn>7</mn>
      </mrow>
      <mn>644</mn>
      <mn>346,8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Выручка(с НДС) = Ц_i(с НДС) times N = 1274,06 times 6000 = 7 644 346,8 ( руб. )</annotation>
  </semantics>
</math>
</file>

<file path=Object 74/content.xml><?xml version="1.0" encoding="utf-8"?>
<math xmlns="http://www.w3.org/1998/Math/MathML" display="block">
  <semantics>
    <mrow>
      <mi mathvariant="italic">Травм</mi>
      <mrow>
        <mrow>
          <mo fence="true" stretchy="false">(</mo>
          <mrow>
            <mrow>
              <mn>0,2</mn>
              <mtext>%</mtext>
            </mrow>
          </mrow>
          <mo fence="true" stretchy="false">)</mo>
        </mrow>
        <mo stretchy="false">=</mo>
        <mn>206</mn>
      </mrow>
      <mrow>
        <mrow>
          <mn>297,37</mn>
          <mo stretchy="false">×</mo>
          <mn>0,002</mn>
        </mrow>
        <mo stretchy="false">=</mo>
        <mn>400,66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Травм  (0,2 "%") =206 297,37 times 0,002 = 400,66 ( руб. )</annotation>
  </semantics>
</math>
</file>

<file path=Object 75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=</mo>
        <mrow>
          <mrow>
            <mi>С</mi>
            <mo stretchy="false">/</mo>
            <msub>
              <mi>C</mi>
              <mi>i</mi>
            </msub>
          </mrow>
          <mo stretchy="false">+</mo>
          <msub>
            <mi mathvariant="italic">пр</mi>
            <mi>i</mi>
          </msub>
        </mrow>
      </mrow>
    </mrow>
    <annotation encoding="StarMath 5.0">Ц_i(без НДС)=С/C_i+пр_i </annotation>
  </semantics>
</math>
</file>

<file path=Object 76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Ц</mi>
            <mi>i</mi>
          </msub>
          <mo stretchy="false">−</mo>
          <mrow>
            <mi>c</mi>
            <mo stretchy="false">/</mo>
            <msub>
              <mi>c</mi>
              <mi>i</mi>
            </msub>
          </mrow>
        </mrow>
        <mrow>
          <mi>c</mi>
          <mo stretchy="false">/</mo>
          <msub>
            <mi>c</mi>
            <mi>i</mi>
          </msub>
        </mrow>
      </mfrac>
    </mrow>
    <annotation encoding="StarMath 5.0">R_i={ Ц_i - c/c_i } over { c/c_i }</annotation>
  </semantics>
</math>
</file>

<file path=Object 77/content.xml><?xml version="1.0" encoding="utf-8"?>
<math xmlns="http://www.w3.org/1998/Math/MathML" display="block">
  <semantics>
    <mrow>
      <mrow>
        <msub>
          <mi>Ц</mi>
          <mi>i</mi>
        </msub>
        <mo stretchy="false">=</mo>
        <mrow>
          <mrow>
            <msub>
              <mi>R</mi>
              <mi>i</mi>
            </msub>
            <mo stretchy="false">×</mo>
            <mi>c</mi>
            <mo stretchy="false">/</mo>
            <msub>
              <mi>c</mi>
              <mi>i</mi>
            </msub>
          </mrow>
          <mo stretchy="false">+</mo>
          <mrow>
            <mi>c</mi>
            <mo stretchy="false">/</mo>
            <msub>
              <mi>c</mi>
              <mi>i</mi>
            </msub>
          </mrow>
        </mrow>
        <mo stretchy="false">=</mo>
        <mrow>
          <mrow>
            <mn>0,23</mn>
            <mo stretchy="false">×</mo>
            <mn>877,81</mn>
          </mrow>
          <mo stretchy="false">+</mo>
          <mn>877,81</mn>
        </mrow>
        <mo stretchy="false">=</mo>
        <mn>1079,71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_i= R_i times c/c_i  + c/c_i=0,23 times 877,81 + 877,81= 1079,71 ( руб. )</annotation>
  </semantics>
</math>
</file>

<file path=Object 78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=</mo>
        <msub>
          <mi>Ц</mi>
          <mi>i</mi>
        </msub>
        <mo stretchy="false">=</mo>
        <mn>1</mn>
      </mrow>
      <mn>079,7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_i(без НДС)= Ц_i= 1 079,71 ( руб. )</annotation>
  </semantics>
</math>
</file>

<file path=Object 79/content.xml><?xml version="1.0" encoding="utf-8"?>
<math xmlns="http://www.w3.org/1998/Math/MathML" display="block">
  <semantics>
    <mrow>
      <mi mathvariant="italic">Страховые</mi>
      <mrow>
        <mi mathvariant="italic">взносы</mi>
        <mo stretchy="false">=</mo>
        <mn>44</mn>
      </mrow>
      <mrow>
        <mn>073,12</mn>
        <mo stretchy="false">+</mo>
        <mn>10</mn>
      </mrow>
      <mrow>
        <mn>216,95</mn>
        <mo stretchy="false">+</mo>
        <mn>5</mn>
      </mrow>
      <mrow>
        <mrow>
          <mn>809,64</mn>
          <mo stretchy="false">+</mo>
          <mn>400,66</mn>
        </mrow>
        <mo stretchy="false">=</mo>
        <mn>60</mn>
      </mrow>
      <mn>500,37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Страховые взносы =44 073,12 + 10 216,95 + 5 809,64 + 400,66 = 60 500,37 ( руб. )</annotation>
  </semantics>
</math>
</file>

<file path=Object 8/content.xml><?xml version="1.0" encoding="utf-8"?>
<math xmlns="http://www.w3.org/1998/Math/MathML" display="block">
  <semantics>
    <mrow>
      <mrow>
        <msub>
          <mi>Q</mi>
          <mrow>
            <mi mathvariant="italic">расч</mi>
            <mn>.4</mn>
          </mrow>
        </msub>
        <mo stretchy="false">=</mo>
        <mfrac>
          <mrow>
            <msub>
              <mi>t</mi>
              <mrow>
                <mi mathvariant="italic">шт</mi>
                <mn>4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8,1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5,51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4 = {t_шт4 times N } over {Ф_эфф times 60} =  {8,1 times 6000 } over {146,94 times 60} = 5,51 ( шт. )</annotation>
  </semantics>
</math>
</file>

<file path=Object 80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>c</mi>
              <mi mathvariant="italic">НДС</mi>
            </mrow>
          </mrow>
          <mo fence="true" stretchy="false">)</mo>
        </mrow>
        <mo stretchy="false">=</mo>
        <msub>
          <mi>Ц</mi>
          <mi>i</mi>
        </msub>
      </mrow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×</mo>
        <mn>118</mn>
      </mrow>
      <mrow>
        <mtext>%</mtext>
        <mo stretchy="false">=</mo>
        <mn>1</mn>
      </mrow>
      <mrow>
        <mrow>
          <mn>079,71</mn>
          <mo stretchy="false">×</mo>
          <mn>1,18</mn>
        </mrow>
        <mo stretchy="false">=</mo>
        <mn>1</mn>
      </mrow>
      <mn>274,0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_i(c НДС)= Ц_i(без НДС) times 118"%" = 1 079,71 times 1,18 =  1 274,06 ( руб. )</annotation>
  </semantics>
</math>
</file>

<file path=Object 81/content.xml><?xml version="1.0" encoding="utf-8"?>
<math xmlns="http://www.w3.org/1998/Math/MathML" display="block">
  <semantics>
    <mrow>
      <mrow>
        <mi mathvariant="italic">ДО</mi>
        <mo stretchy="false">=</mo>
        <mi mathvariant="italic">Выручка</mi>
      </mrow>
      <mrow>
        <mrow>
          <mrow>
            <mo fence="true" stretchy="false">(</mo>
            <mrow>
              <mrow>
                <mi>с</mi>
                <mi mathvariant="italic">НДС</mi>
              </mrow>
            </mrow>
            <mo fence="true" stretchy="false">)</mo>
          </mrow>
          <mo stretchy="false">−</mo>
          <msub>
            <mi mathvariant="italic">НДС</mi>
            <mi mathvariant="italic">бюджет</mi>
          </msub>
        </mrow>
        <mo stretchy="false">=</mo>
        <mn>7</mn>
      </mrow>
      <mn>644</mn>
      <mrow>
        <mn>346,8</mn>
        <mo stretchy="false">−</mo>
        <mn>305</mn>
      </mrow>
      <mrow>
        <mn>730</mn>
        <mo stretchy="false">=</mo>
        <mn>7</mn>
      </mrow>
      <mn>338</mn>
      <mn>616,8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ДО = Выручка(с НДС) - НДС_бюджет = 7 644 346,8 - 305 730 = 7 338 616,8 ( руб. )</annotation>
  </semantics>
</math>
</file>

<file path=Object 82/content.xml><?xml version="1.0" encoding="utf-8"?>
<math xmlns="http://www.w3.org/1998/Math/MathML" display="block">
  <semantics>
    <mrow>
      <mrow>
        <mi mathvariant="italic">ВП</mi>
        <mo stretchy="false">=</mo>
        <mrow>
          <mi mathvariant="italic">ДО</mi>
          <mo stretchy="false">−</mo>
          <mi mathvariant="italic">ОИ</mi>
          <mo stretchy="false">−</mo>
          <mi mathvariant="italic">СВ</mi>
        </mrow>
        <mo stretchy="false">=</mo>
        <mn>7</mn>
      </mrow>
      <mn>388</mn>
      <mrow>
        <mn>616,8</mn>
        <mo stretchy="false">−</mo>
        <mn>5</mn>
      </mrow>
      <mn>266</mn>
      <mrow>
        <mn>844,31</mn>
        <mo stretchy="false">−</mo>
        <mn>60</mn>
      </mrow>
      <mrow>
        <mn>500,37</mn>
        <mo stretchy="false">=</mo>
        <mn>2</mn>
      </mrow>
      <mn>011</mn>
      <mn>272,12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ВП = ДО - ОИ - СВ= 7 388 616,8 - 5 266 844,31 - 60 500,37 = 2 011 272,12 ( руб. )</annotation>
  </semantics>
</math>
</file>

<file path=Object 83/content.xml><?xml version="1.0" encoding="utf-8"?>
<math xmlns="http://www.w3.org/1998/Math/MathML" display="block">
  <semantics>
    <mrow>
      <mi mathvariant="italic">Налог</mi>
      <mi mathvariant="italic">на</mi>
      <mi mathvariant="italic">прибыль</mi>
      <mrow>
        <mrow>
          <mo fence="true" stretchy="false">(</mo>
          <mrow>
            <mrow>
              <mn>20</mn>
              <mtext>%</mtext>
            </mrow>
          </mrow>
          <mo fence="true" stretchy="false">)</mo>
        </mrow>
        <mo stretchy="false">=</mo>
        <mrow>
          <mi mathvariant="italic">ВП</mi>
          <mo stretchy="false">×</mo>
          <mn>20</mn>
        </mrow>
      </mrow>
      <mrow>
        <mtext>%</mtext>
        <mo stretchy="false">=</mo>
        <mn>2</mn>
      </mrow>
      <mn>011</mn>
      <mrow>
        <mrow>
          <mn>272,12</mn>
          <mo stretchy="false">×</mo>
          <mn>0,2</mn>
        </mrow>
        <mo stretchy="false">=</mo>
        <mn>402</mn>
      </mrow>
      <mn>254,12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алог на прибыль (20"%")=ВП times 20"%" = 2 011 272,12 times 0,2 = 402 254,12 ( руб. )</annotation>
  </semantics>
</math>
</file>

<file path=Object 84/content.xml><?xml version="1.0" encoding="utf-8"?>
<math xmlns="http://www.w3.org/1998/Math/MathML" display="block">
  <semantics>
    <mrow>
      <mrow>
        <msub>
          <mi>R</mi>
          <mi mathvariant="italic">произв</mi>
        </msub>
        <mo stretchy="false">=</mo>
        <mrow>
          <mfrac>
            <mrow>
              <mi mathvariant="italic">Чистая</mi>
              <mi mathvariant="italic">прибыль</mi>
            </mrow>
            <mrow>
              <mi mathvariant="italic">Общие</mi>
              <mi mathvariant="italic">издержки</mi>
            </mrow>
          </mfrac>
          <mo stretchy="false">×</mo>
          <mn>100</mn>
        </mrow>
      </mrow>
      <mrow>
        <mtext>%</mtext>
        <mo stretchy="false">=</mo>
        <mrow>
          <mfrac>
            <mrow>
              <mn>1</mn>
              <mn>609</mn>
              <mn>017,7</mn>
            </mrow>
            <mrow>
              <mn>5</mn>
              <mn>266</mn>
              <mn>844,31</mn>
            </mrow>
          </mfrac>
          <mo stretchy="false">×</mo>
          <mn>100</mn>
        </mrow>
      </mrow>
      <mrow>
        <mtext>%</mtext>
        <mo stretchy="false">=</mo>
        <mn>31</mn>
      </mrow>
      <mtext>%</mtext>
    </mrow>
    <annotation encoding="StarMath 5.0">R_произв = { Чистая прибыль } over { Общие издержки } times 100"%"= { 1 609 017,7 } over { 5 266 844,31 } times 100"%" = 31"%"</annotation>
  </semantics>
</math>
</file>

<file path=Object 85/content.xml><?xml version="1.0" encoding="utf-8"?>
<math xmlns="http://www.w3.org/1998/Math/MathML" display="block">
  <semantics>
    <mrow>
      <mrow>
        <mi mathvariant="italic">ЧП</mi>
        <mo stretchy="false">=</mo>
        <mrow>
          <mi mathvariant="italic">ВП</mi>
          <mo stretchy="false">−</mo>
          <mi mathvariant="italic">Налог</mi>
        </mrow>
      </mrow>
      <mi mathvariant="italic">на</mi>
      <mi mathvariant="italic">прибыль</mi>
      <mrow>
        <mrow>
          <mo fence="true" stretchy="false">(</mo>
          <mrow>
            <mrow>
              <mn>20</mn>
              <mtext>%</mtext>
            </mrow>
          </mrow>
          <mo fence="true" stretchy="false">)</mo>
        </mrow>
        <mo stretchy="false">=</mo>
        <mn>2</mn>
      </mrow>
      <mn>011</mn>
      <mrow>
        <mn>272,12</mn>
        <mo stretchy="false">−</mo>
        <mn>402</mn>
      </mrow>
      <mrow>
        <mn>254,424</mn>
        <mo stretchy="false">=</mo>
        <mn>1</mn>
      </mrow>
      <mn>609</mn>
      <mn>017,7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ЧП=ВП - Налог на прибыль ( 20"%" ) = 2 011 272,12 - 402 254,424 = 1 609 017,7 ( руб. )</annotation>
  </semantics>
</math>
</file>

<file path=Object 86/content.xml><?xml version="1.0" encoding="utf-8"?>
<math xmlns="http://www.w3.org/1998/Math/MathML" display="block">
  <semantics>
    <mrow>
      <mrow>
        <msub>
          <mi>R</mi>
          <mi mathvariant="italic">продi</mi>
        </msub>
        <mo stretchy="false">=</mo>
        <mrow>
          <mfrac>
            <mrow>
              <msub>
                <mi>Ц</mi>
                <mi>i</mi>
              </msub>
              <mrow>
                <mrow>
                  <mo fence="true" stretchy="false">(</mo>
                  <mrow>
                    <mrow>
                      <mi>с</mi>
                      <mi mathvariant="italic">НДС</mi>
                    </mrow>
                  </mrow>
                  <mo fence="true" stretchy="false">)</mo>
                </mrow>
                <mo stretchy="false">−</mo>
                <mrow>
                  <mi>с</mi>
                  <mo stretchy="false">/</mo>
                  <msub>
                    <mi>c</mi>
                    <mi>i</mi>
                  </msub>
                </mrow>
              </mrow>
            </mrow>
            <mrow>
              <msub>
                <mi>Ц</mi>
                <mi>i</mi>
              </msub>
              <mrow>
                <mo fence="true" stretchy="false">(</mo>
                <mrow>
                  <mrow>
                    <mi>с</mi>
                    <mi mathvariant="italic">НДС</mi>
                  </mrow>
                </mrow>
                <mo fence="true" stretchy="false">)</mo>
              </mrow>
            </mrow>
          </mfrac>
          <mo stretchy="false">×</mo>
          <mn>100</mn>
        </mrow>
      </mrow>
      <mrow>
        <mtext>%</mtext>
        <mo stretchy="false">=</mo>
        <mrow>
          <mfrac>
            <mrow>
              <mn>1</mn>
              <mrow>
                <mn>274,71</mn>
                <mo stretchy="false">−</mo>
                <mn>877,81</mn>
              </mrow>
            </mrow>
            <mrow>
              <mn>1</mn>
              <mn>274,71</mn>
            </mrow>
          </mfrac>
          <mo stretchy="false">×</mo>
          <mn>100</mn>
        </mrow>
      </mrow>
      <mrow>
        <mtext>%</mtext>
        <mo stretchy="false">=</mo>
        <mn>31</mn>
      </mrow>
      <mtext>%</mtext>
    </mrow>
    <annotation encoding="StarMath 5.0">R_продi = { Ц_i(с НДС) - с/c_i } over { Ц_i(с НДС) } times 100"%"= { 1 274,71 - 877,81 } over { 1 274,71 } times 100"%" = 31"%"</annotation>
  </semantics>
</math>
</file>

<file path=Object 87/content.xml><?xml version="1.0" encoding="utf-8"?>
<math xmlns="http://www.w3.org/1998/Math/MathML" display="block">
  <semantics>
    <mrow>
      <mrow>
        <msub>
          <mi>R</mi>
          <mi mathvariant="italic">общ</mi>
        </msub>
        <mo stretchy="false">=</mo>
        <mrow>
          <mfrac>
            <mrow>
              <mi mathvariant="italic">Чистая</mi>
              <mi mathvariant="italic">прибыль</mi>
            </mrow>
            <mrow>
              <mrow>
                <mi mathvariant="italic">ОПФ</mi>
                <mo stretchy="false">+</mo>
                <mi mathvariant="italic">Оборотные</mi>
              </mrow>
              <mi mathvariant="italic">средства</mi>
            </mrow>
          </mfrac>
          <mo stretchy="false">×</mo>
          <mn>100</mn>
        </mrow>
      </mrow>
      <mtext>%</mtext>
    </mrow>
    <annotation encoding="StarMath 5.0">R_общ = { Чистая прибыль } over { ОПФ + Оборотные средства } times 100"%"</annotation>
  </semantics>
</math>
</file>

<file path=Object 88/content.xml><?xml version="1.0" encoding="utf-8"?>
<math xmlns="http://www.w3.org/1998/Math/MathML" display="block">
  <semantics>
    <mrow>
      <msub>
        <mi>k</mi>
        <mi mathvariant="italic">МД</mi>
      </msub>
      <mo stretchy="false">=</mo>
      <mfrac>
        <mi mathvariant="italic">МД</mi>
        <mi>В</mi>
      </mfrac>
      <mo stretchy="false">=</mo>
      <mfrac>
        <mrow>
          <mn>2</mn>
          <mn>271</mn>
          <mn>233,69</mn>
        </mrow>
        <mrow>
          <mn>7</mn>
          <mn>644</mn>
          <mn>346,8</mn>
        </mrow>
      </mfrac>
      <mo stretchy="false">=</mo>
      <mn>0,356</mn>
    </mrow>
    <annotation encoding="StarMath 5.0">k_МД = { МД } over { В } = { 2 271 233,69 } over { 7 644 346,8 } = 0,356</annotation>
  </semantics>
</math>
</file>

<file path=Object 89/content.xml><?xml version="1.0" encoding="utf-8"?>
<math xmlns="http://www.w3.org/1998/Math/MathML" display="block">
  <semantics>
    <mrow>
      <mrow>
        <mi mathvariant="italic">МД</mi>
        <mo stretchy="false">=</mo>
        <mrow>
          <mi>В</mi>
          <mo stretchy="false">−</mo>
          <mi mathvariant="italic">VC</mi>
        </mrow>
        <mo stretchy="false">=</mo>
        <mn>7</mn>
      </mrow>
      <mn>644</mn>
      <mrow>
        <mn>346,8</mn>
        <mo stretchy="false">+</mo>
        <mn>4</mn>
      </mrow>
      <mn>923</mn>
      <mrow>
        <mn>113,11</mn>
        <mo stretchy="false">=</mo>
        <mn>2</mn>
      </mrow>
      <mn>271</mn>
      <mn>233,69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МД=В-VC=7 644 346,8 + 4 923 113,11 = 2 271 233,69 ( руб. )</annotation>
  </semantics>
</math>
</file>

<file path=Object 9/content.xml><?xml version="1.0" encoding="utf-8"?>
<math xmlns="http://www.w3.org/1998/Math/MathML" display="block">
  <semantics>
    <mrow>
      <mrow>
        <msub>
          <mi>Q</mi>
          <mrow>
            <mi mathvariant="italic">прин</mi>
            <mn>.1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1</mn>
              </mrow>
            </msub>
          </mrow>
          <mo fence="true" stretchy="false">⌉</mo>
        </mrow>
        <mo stretchy="false">=</mo>
        <mn>2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1 = lceil Q_расч.1 rceil = 2 ( шт. )</annotation>
  </semantics>
</math>
</file>

<file path=Object 90/content.xml><?xml version="1.0" encoding="utf-8"?>
<math xmlns="http://www.w3.org/1998/Math/MathML" display="block">
  <semantics>
    <mrow>
      <mrow>
        <msub>
          <mi>В</mi>
          <mi mathvariant="italic">порог</mi>
        </msub>
        <mo stretchy="false">=</mo>
        <mfrac>
          <mi mathvariant="italic">FC</mi>
          <msub>
            <mi>k</mi>
            <mi mathvariant="italic">МД</mi>
          </msub>
        </mfrac>
        <mo stretchy="false">=</mo>
        <mfrac>
          <mrow>
            <mn>343</mn>
            <mn>731,2</mn>
          </mrow>
          <mn>0,356</mn>
        </mfrac>
        <mo stretchy="false">=</mo>
        <mn>965</mn>
      </mrow>
      <mn>537,08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В_порог = { FC } over { k_МД } = { 343 731,2 } over { 0,356 } = 965 537,08 ( руб. )</annotation>
  </semantics>
</math>
</file>

<file path=Object 91/content.xml><?xml version="1.0" encoding="utf-8"?>
<math xmlns="http://www.w3.org/1998/Math/MathML" display="block">
  <semantics>
    <mrow>
      <mrow>
        <mi mathvariant="italic">ТБ</mi>
        <mo stretchy="false">=</mo>
        <mfrac>
          <msub>
            <mi>В</mi>
            <mi mathvariant="italic">порог</mi>
          </msub>
          <mrow>
            <msub>
              <mi>Ц</mi>
              <mi>i</mi>
            </msub>
            <mrow>
              <mo fence="true" stretchy="false">(</mo>
              <mrow>
                <mrow>
                  <mi mathvariant="italic">без</mi>
                  <mi mathvariant="italic">НДС</mi>
                </mrow>
              </mrow>
              <mo fence="true" stretchy="false">)</mo>
            </mrow>
          </mrow>
        </mfrac>
        <mo stretchy="false">=</mo>
        <mfrac>
          <mrow>
            <mn>965</mn>
            <mn>537,08</mn>
          </mrow>
          <mn>1079,71</mn>
        </mfrac>
        <mo stretchy="false">=</mo>
        <mn>895</mn>
      </mrow>
      <mrow>
        <mo fence="true" stretchy="false">(</mo>
        <mrow>
          <mrow>
            <mi mathvariant="italic">шт</mi>
            <mi>.</mi>
          </mrow>
        </mrow>
        <mo fence="true" stretchy="false">)</mo>
      </mrow>
    </mrow>
    <annotation encoding="StarMath 5.0">ТБ = { В_порог } over { Ц_i (без НДС) } = { 965 537,08 } over { 1079,71 } = 895 ( шт. )</annotation>
  </semantics>
</math>
</file>

<file path=Object 92/content.xml><?xml version="1.0" encoding="utf-8"?>
<math xmlns="http://www.w3.org/1998/Math/MathML" display="block">
  <semantics>
    <mrow>
      <mrow>
        <msub>
          <mi mathvariant="italic">Цi</mi>
          <mi mathvariant="italic">безубыт</mi>
        </msub>
        <mo stretchy="false">=</mo>
        <mfrac>
          <msub>
            <mi>В</mi>
            <mi mathvariant="italic">порог</mi>
          </msub>
          <mi>N</mi>
        </mfrac>
        <mo stretchy="false">=</mo>
        <mfrac>
          <mrow>
            <mn>965</mn>
            <mn>537,08</mn>
          </mrow>
          <mn>6000</mn>
        </mfrac>
        <mo stretchy="false">=</mo>
        <mn>160,92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Цi_безубыт = { В_порог } over { N } = { 965 537,08 } over { 6000 } = 160,92 ( руб. )</annotation>
  </semantics>
</math>
</file>

<file path=Object 93/content.xml><?xml version="1.0" encoding="utf-8"?>
<math xmlns="http://www.w3.org/1998/Math/MathML" display="block">
  <semantics>
    <mrow>
      <mrow>
        <mi mathvariant="italic">ЗФП</mi>
        <mo stretchy="false">=</mo>
        <mrow>
          <mfrac>
            <mrow>
              <msub>
                <mi>В</mi>
                <mi mathvariant="italic">факт</mi>
              </msub>
              <mo stretchy="false">−</mo>
              <msub>
                <mi>В</mi>
                <mi mathvariant="italic">порог</mi>
              </msub>
            </mrow>
            <msub>
              <mi>В</mi>
              <mi mathvariant="italic">факт</mi>
            </msub>
          </mfrac>
          <mo stretchy="false">×</mo>
          <mn>100</mn>
        </mrow>
      </mrow>
      <mrow>
        <mtext>%</mtext>
        <mo stretchy="false">=</mo>
        <mrow>
          <mfrac>
            <mrow>
              <mn>7</mn>
              <mn>644</mn>
              <mrow>
                <mn>346,8</mn>
                <mo stretchy="false">−</mo>
                <mn>965</mn>
              </mrow>
              <mn>537,08</mn>
            </mrow>
            <mrow>
              <mn>7</mn>
              <mn>644</mn>
              <mn>346,8</mn>
            </mrow>
          </mfrac>
          <mo stretchy="false">×</mo>
          <mn>100</mn>
        </mrow>
      </mrow>
      <mrow>
        <mtext>%</mtext>
        <mo stretchy="false">=</mo>
        <mn>87,3</mn>
      </mrow>
      <mtext>%</mtext>
    </mrow>
    <annotation encoding="StarMath 5.0">ЗФП = { В_факт - В_порог } over { В_факт } times 100"%" = { 7 644 346,8 - 965 537,08 } over { 7 644 346,8 } times 100 "%" = 87,3 "%"</annotation>
  </semantics>
</math>
</file>

<file path=Object 9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Ultrafine_20_Dotted_20__28_var_29_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draw:stroke-dash="Ultrafine_20_Dashe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dash" draw:stroke-dash="Fine_20_Dashed" svg:stroke-color="#000000" draw:textarea-horizontal-align="center" draw:textarea-vertical-align="middle"/>
    </style:style>
    <style:style style:name="gr2" style:family="graphic">
      <style:graphic-properties svg:stroke-color="#000000" draw:fill-color="#000000"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0.38cm"/>
    </style:style>
    <style:style style:name="gr4" style:family="graphic">
      <style:graphic-properties draw:stroke="none" svg:stroke-color="#000000" draw:fill="none" draw:fill-color="#ffffff" fo:min-height="0.92cm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5.998cm" svg:height="8.999cm" xlink:href="." xlink:type="simple" chart:class="chart:line" chart:style-name="ch1">
        <chart:legend chart:legend-position="end" svg:x="12.8cm" svg:y="3.435cm" style:legend-expansion="high" chart:style-name="ch2"/>
        <chart:plot-area chart:style-name="ch3" chart:data-source-has-labels="both" svg:x="0.319cm" svg:y="0.179cm" svg:width="12.162cm" svg:height="8.641cm">
          <chartooo:coordinate-region svg:x="1.992cm" svg:y="0.383cm" svg:width="10.081cm" svg:height="7.781cm"/>
          <chart:axis chart:dimension="x" chart:name="primary-x" chart:style-name="ch4" chartooo:axis-type="auto">
            <chartooo:date-scale/>
            <chart:categories table:cell-range-address="local-table.$A$2:.$A$3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local-table.$B$2:.$B$3" chart:label-cell-address="local-table.$B$1" chart:class="chart:line">
            <chart:data-point chart:repeated="2"/>
          </chart:series>
          <chart:series chart:style-name="ch8" chart:values-cell-range-address="local-table.$C$2:.$C$3" chart:label-cell-address="local-table.$C$1" chart:class="chart:line">
            <chart:data-point chart:repeated="2"/>
          </chart:series>
          <chart:series chart:style-name="ch9" chart:values-cell-range-address="local-table.$D$2:.$D$3" chart:label-cell-address="local-table.$D$1" chart:class="chart:line">
            <chart:data-point chart:repeated="2"/>
          </chart:series>
          <chart:series chart:style-name="ch10" chart:values-cell-range-address="local-table.$E$2:.$E$3" chart:label-cell-address="local-table.$E$1" chart:class="chart:line">
            <chart:data-point chart:repeated="2"/>
          </chart:series>
          <chart:wall chart:style-name="ch11"/>
          <chart:floor chart:style-name="ch12"/>
        </chart:plot-area>
        <draw:line draw:style-name="gr1" draw:text-style-name="P1" svg:x1="3.272cm" svg:y1="7.337cm" svg:x2="3.272cm" svg:y2="8.144cm">
          <text:p/>
        </draw:line>
        <draw:line draw:style-name="gr1" draw:text-style-name="P1" svg:x1="3.272cm" svg:y1="7.324cm" svg:x2="2cm" svg:y2="7.324cm">
          <text:p/>
        </draw:line>
        <draw:ellipse draw:style-name="gr2" draw:text-style-name="P1" svg:width="0.061cm" svg:height="0.066cm" svg:x="3.246cm" svg:y="7.303cm">
          <text:p/>
        </draw:ellipse>
        <draw:frame draw:style-name="gr3" svg:width="1.006cm" svg:height="0.509cm" svg:x="2.905cm" svg:y="6.815cm">
          <draw:text-box>
            <text:p>ТБ</text:p>
          </draw:text-box>
        </draw:frame>
        <draw:frame draw:style-name="gr4" svg:width="1.48cm" svg:height="0.92cm" svg:x="12.238cm" svg:y="7.953cm">
          <draw:text-box>
            <text:p>N, шт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C</text:p>
              </table:table-cell>
              <table:table-cell office:value-type="string">
                <text:p>FC</text:p>
              </table:table-cell>
              <table:table-cell office:value-type="string">
                <text:p>TC=VC+F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343731.2">
                <text:p>343731.2</text:p>
              </table:table-cell>
              <table:table-cell office:value-type="float" office:value="0">
                <text:p>0</text:p>
              </table:table-cell>
              <table:table-cell office:value-type="float" office:value="343731.2">
                <text:p>34373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343731.2">
                <text:p>343731.2</text:p>
              </table:table-cell>
              <table:table-cell office:value-type="float" office:value="4923113.11">
                <text:p>4923113.11</text:p>
              </table:table-cell>
              <table:table-cell office:value-type="float" office:value="5266844.31">
                <text:p>5266844.31</text:p>
              </table:table-cell>
              <table:table-cell office:value-type="float" office:value="7644346.8">
                <text:p>7644346.8</text:p>
              </table:table-cell>
            </table:table-row>
          </table:table-rows>
        </table:table>
      </chart:chart>
    </office:chart>
  </office:body>
</office:document-content>
</file>

<file path=Object 9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